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meta.xml"/>
  <manifest:file-entry manifest:media-type="text/xml" manifest:full-path="styles.xml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office:scripts/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OrgSection" style:family="section">
      <style:section-properties style:editable="true">
        <style:columns fo:column-count="1" fo:column-gap="0cm"/>
      </style:section-properties>
    </style:style>
    <style:style style:name="OrgTwoColumnSection" style:family="section">
      <style:section-properties style:editable="true">
        <style:columns fo:column-count="2" fo:column-gap="0cm">
          <style:column style:rel-width="1*" fo:start-indent="0cm" fo:end-indent="0cm"/>
          <style:column style:rel-width="1*" fo:start-indent="0cm" fo:end-indent="0cm"/>
        </style:columns>
      </style:section-properties>
    </style:style>
    <style:style style:name="OrgThreeColumnSection" style:family="section">
      <style:section-properties style:editable="true">
        <style:columns fo:column-count="3" fo:column-gap="0cm">
          <style:column style:rel-width="1*" fo:start-indent="0cm" fo:end-indent="0cm"/>
          <style:column style:rel-width="1*" fo:start-indent="0cm" fo:end-indent="0cm"/>
          <style:column style:rel-width="1*" fo:start-indent="0cm" fo:end-indent="0cm"/>
        </style:columns>
      </style:section-properties>
    </style:style>
    <style:style style:name="OrgTwoColumnSection-1-2" style:family="section">
      <style:section-properties style:editable="true">
        <style:columns fo:column-count="2">
          <style:column style:rel-width="1*" fo:start-indent="0cm" fo:end-indent="0cm"/>
          <style:column style:rel-width="2*" fo:start-indent="0cm" fo:end-indent="0cm"/>
        </style:columns>
      </style:section-properties>
    </style:style>
    <style:style style:name="OrgTwoColumnSection-2-1" style:family="section">
      <style:section-properties style:editable="true">
        <style:columns fo:column-count="2">
          <style:column style:rel-width="2*" fo:start-indent="0cm" fo:end-indent="0cm"/>
          <style:column style:rel-width="1*" fo:start-indent="0cm" fo:end-indent="0cm"/>
        </style:columns>
      </style:section-properties>
    </style:style>
    <style:style style:name="OrgIndexSection" style:family="section">
      <style:section-properties style:editable="true">
        <style:columns fo:column-count="1" fo:column-gap="0cm"/>
        <style:background-image/>
      </style:section-properties>
    </style:style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style:style style:name="OrgCSLBibBody" style:family="section">
      <style:section-properties style:editable="true">
        <style:columns fo:column-count="1" fo:column-gap="0cm"/>
      </style:section-properties>
    </style:style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ableRow" style:family="table-row">
      <style:table-row-properties fo:keep-together="always"/>
    </style:style>
    <style:style style:name="OrgEquationTable" style:family="table" style:parent-style-name="OrgTable">
      <style:table-properties fo:margin-top="0cm" fo:margin-bottom="0.20cm" table:align="center" style:rel-width="96.00%"/>
    </style:style>
    <style:style style:name="OrgEquationTableColumn1" style:family="table-column" style:parent-style-name="OrgTableColumn">
      <style:table-column-properties style:rel-column-width="888*"/>
    </style:style>
    <style:style style:name="OrgEquationTableColumn2" style:family="table-column" style:parent-style-name="OrgTableColumn">
      <style:table-column-properties style:rel-column-width="111*"/>
    </style:style>
    <style:style style:name="Custom" style:family="table">
      <style:table-properties style:rel-width="96%" fo:margin-top="0cm" fo:margin-bottom="0.20cm" table:align="center"/>
    </style:style>
    <style:style style:name="CustomColumn" style:family="table-column">
      <style:table-column-properties style:rel-column-width="1*"/>
    </style:style>
    <style:style style:name="CustomRow" style:family="table-row">
      <style:table-row-properties fo:keep-together="always"/>
    </style:style>
    <style:style style:name="OrgConnector" style:family="graphic">
      <style:graphic-properties draw:stroke="solid" svg:stroke-width="0.0cm" svg:stroke-color="#000000" draw:marker-start="" draw:marker-start-width="0.519cm" draw:marker-start-center="false" draw:marker-end="Arrowheads_20_2" draw:marker-end-width="0.617cm" draw:marker-end-center="false" draw:fill="none" draw:fill-color="#729fcf" draw:textarea-horizontal-align="justify" draw:textarea-vertical-align="middle" fo:padding-top="0.231cm" fo:padding-bottom="0.231cm" fo:padding-left="0.356cm" fo:padding-right="0.356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OrgTableCell" style:family="table-cell">
      <style:table-cell-properties fo:border-bottom="none" fo:border-left="none" fo:border-right="none" fo:border-top="none" fo:padding="0.159cm"/>
    </style:style>
    <style:style style:name="OrgTableCellR" style:family="table-cell">
      <style:table-cell-properties fo:border-bottom="none" fo:border-left="none" fo:border-right="0.002cm solid #000000" fo:border-top="none" fo:padding="0.159cm"/>
    </style:style>
    <style:style style:name="OrgTableCellL" style:family="table-cell">
      <style:table-cell-properties fo:border-bottom="none" fo:border-left="0.002cm solid #000000" fo:border-right="none" fo:border-top="none" fo:padding="0.159cm"/>
    </style:style>
    <style:style style:name="OrgTableCellLR" style:family="table-cell">
      <style:table-cell-properties fo:border-bottom="none" fo:border-left="0.002cm solid #000000" fo:border-right="0.002cm solid #000000" fo:border-top="none" fo:padding="0.159cm"/>
    </style:style>
    <style:style style:name="OrgTableCellB" style:family="table-cell">
      <style:table-cell-properties fo:border-bottom="0.002cm solid #000000" fo:border-left="none" fo:border-right="none" fo:border-top="none" fo:padding="0.159cm"/>
    </style:style>
    <style:style style:name="OrgTableCellBR" style:family="table-cell">
      <style:table-cell-properties fo:border-bottom="0.002cm solid #000000" fo:border-left="none" fo:border-right="0.002cm solid #000000" fo:border-top="none" fo:padding="0.159cm"/>
    </style:style>
    <style:style style:name="OrgTableCellBL" style:family="table-cell">
      <style:table-cell-properties fo:border-bottom="0.002cm solid #000000" fo:border-left="0.002cm solid #000000" fo:border-right="none" fo:border-top="none" fo:padding="0.159cm"/>
    </style:style>
    <style:style style:name="OrgTable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CellT" style:family="table-cell">
      <style:table-cell-properties fo:border-bottom="none" fo:border-left="none" fo:border-right="none" fo:border-top="0.002cm solid #000000" fo:padding="0.159cm"/>
    </style:style>
    <style:style style:name="OrgTableCellTR" style:family="table-cell">
      <style:table-cell-properties fo:border-bottom="none" fo:border-left="none" fo:border-right="0.002cm solid #000000" fo:border-top="0.002cm solid #000000" fo:padding="0.159cm"/>
    </style:style>
    <style:style style:name="OrgTableCellTL" style:family="table-cell">
      <style:table-cell-properties fo:border-bottom="none" fo:border-left="0.002cm solid #000000" fo:border-right="none" fo:border-top="0.002cm solid #000000" fo:padding="0.159cm"/>
    </style:style>
    <style:style style:name="OrgTable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CellTB" style:family="table-cell">
      <style:table-cell-properties fo:border-bottom="0.002cm solid #000000" fo:border-left="none" fo:border-right="none" fo:border-top="0.002cm solid #000000" fo:padding="0.159cm"/>
    </style:style>
    <style:style style:name="OrgTable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CellTop" style:family="table-cell">
      <style:table-cell-properties fo:border-bottom="none" fo:border-left="none" fo:border-right="none" fo:border-top="none" fo:padding="0.159cm" style:vertical-align="top"/>
    </style:style>
    <style:style style:name="OrgTable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CellMiddle" style:family="table-cell">
      <style:table-cell-properties fo:border-bottom="none" fo:border-left="none" fo:border-right="none" fo:border-top="none" fo:padding="0.159cm" style:vertical-align="middle"/>
    </style:style>
    <style:style style:name="OrgTable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CellBottom" style:family="table-cell">
      <style:table-cell-properties fo:border-bottom="none" fo:border-left="none" fo:border-right="none" fo:border-top="none" fo:padding="0.159cm" style:vertical-align="bottom"/>
    </style:style>
    <style:style style:name="OrgTable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CellOrgDate" style:parent-style-name="OrgTableCell" style:family="table-cell" style:data-style-name="OrgDate"/>
    <style:style style:name="OrgTableCellOrgDateAndTime" style:parent-style-name="OrgTableCell" style:family="table-cell" style:data-style-name="OrgDateAndTime"/>
    <style:style style:name="OrgTableCellROrgDate" style:parent-style-name="OrgTableCellR" style:family="table-cell" style:data-style-name="OrgDate"/>
    <style:style style:name="OrgTableCellROrgDateAndTime" style:parent-style-name="OrgTableCellR" style:family="table-cell" style:data-style-name="OrgDateAndTime"/>
    <style:style style:name="OrgTableCellLOrgDate" style:parent-style-name="OrgTableCellL" style:family="table-cell" style:data-style-name="OrgDate"/>
    <style:style style:name="OrgTableCellLOrgDateAndTime" style:parent-style-name="OrgTableCellL" style:family="table-cell" style:data-style-name="OrgDateAndTime"/>
    <style:style style:name="OrgTableCellLROrgDate" style:parent-style-name="OrgTableCellLR" style:family="table-cell" style:data-style-name="OrgDate"/>
    <style:style style:name="OrgTableCellLROrgDateAndTime" style:parent-style-name="OrgTableCellLR" style:family="table-cell" style:data-style-name="OrgDateAndTime"/>
    <style:style style:name="OrgTableCellBOrgDate" style:parent-style-name="OrgTableCellB" style:family="table-cell" style:data-style-name="OrgDate"/>
    <style:style style:name="OrgTableCellBOrgDateAndTime" style:parent-style-name="OrgTableCellB" style:family="table-cell" style:data-style-name="OrgDateAndTime"/>
    <style:style style:name="OrgTableCellBROrgDate" style:parent-style-name="OrgTableCellBR" style:family="table-cell" style:data-style-name="OrgDate"/>
    <style:style style:name="OrgTableCellBROrgDateAndTime" style:parent-style-name="OrgTableCellBR" style:family="table-cell" style:data-style-name="OrgDateAndTime"/>
    <style:style style:name="OrgTableCellBLOrgDate" style:parent-style-name="OrgTableCellBL" style:family="table-cell" style:data-style-name="OrgDate"/>
    <style:style style:name="OrgTableCellBLOrgDateAndTime" style:parent-style-name="OrgTableCellBL" style:family="table-cell" style:data-style-name="OrgDateAndTime"/>
    <style:style style:name="OrgTableCellBLROrgDate" style:parent-style-name="OrgTableCellBLR" style:family="table-cell" style:data-style-name="OrgDate"/>
    <style:style style:name="OrgTableCellBLROrgDateAndTime" style:parent-style-name="OrgTableCellBLR" style:family="table-cell" style:data-style-name="OrgDateAndTime"/>
    <style:style style:name="OrgTableCellTOrgDate" style:parent-style-name="OrgTableCellT" style:family="table-cell" style:data-style-name="OrgDate"/>
    <style:style style:name="OrgTableCellTOrgDateAndTime" style:parent-style-name="OrgTableCellT" style:family="table-cell" style:data-style-name="OrgDateAndTime"/>
    <style:style style:name="OrgTableCellTROrgDate" style:parent-style-name="OrgTableCellTR" style:family="table-cell" style:data-style-name="OrgDate"/>
    <style:style style:name="OrgTableCellTROrgDateAndTime" style:parent-style-name="OrgTableCellTR" style:family="table-cell" style:data-style-name="OrgDateAndTime"/>
    <style:style style:name="OrgTableCellTLOrgDate" style:parent-style-name="OrgTableCellTL" style:family="table-cell" style:data-style-name="OrgDate"/>
    <style:style style:name="OrgTableCellTLOrgDateAndTime" style:parent-style-name="OrgTableCellTL" style:family="table-cell" style:data-style-name="OrgDateAndTime"/>
    <style:style style:name="OrgTableCellTLROrgDate" style:parent-style-name="OrgTableCellTLR" style:family="table-cell" style:data-style-name="OrgDate"/>
    <style:style style:name="OrgTableCellTLROrgDateAndTime" style:parent-style-name="OrgTableCellTLR" style:family="table-cell" style:data-style-name="OrgDateAndTime"/>
    <style:style style:name="OrgTableCellTBOrgDate" style:parent-style-name="OrgTableCellTB" style:family="table-cell" style:data-style-name="OrgDate"/>
    <style:style style:name="OrgTableCellTBOrgDateAndTime" style:parent-style-name="OrgTableCellTB" style:family="table-cell" style:data-style-name="OrgDateAndTime"/>
    <style:style style:name="OrgTableCellTBROrgDate" style:parent-style-name="OrgTableCellTBR" style:family="table-cell" style:data-style-name="OrgDate"/>
    <style:style style:name="OrgTableCellTBROrgDateAndTime" style:parent-style-name="OrgTableCellTBR" style:family="table-cell" style:data-style-name="OrgDateAndTime"/>
    <style:style style:name="OrgTableCellTBLOrgDate" style:parent-style-name="OrgTableCellTBL" style:family="table-cell" style:data-style-name="OrgDate"/>
    <style:style style:name="OrgTableCellTBLOrgDateAndTime" style:parent-style-name="OrgTableCellTBL" style:family="table-cell" style:data-style-name="OrgDateAndTime"/>
    <style:style style:name="OrgTableCellTBLROrgDate" style:parent-style-name="OrgTableCellTBLR" style:family="table-cell" style:data-style-name="OrgDate"/>
    <style:style style:name="OrgTableCellTBLROrgDateAndTime" style:parent-style-name="OrgTableCellTBLR" style:family="table-cell" style:data-style-name="OrgDateAndTime"/>
    <style:style style:name="OrgTableCellTopOrgDate" style:parent-style-name="OrgTableCellTop" style:family="table-cell" style:data-style-name="OrgDate"/>
    <style:style style:name="OrgTableCellTopOrgDateAndTime" style:parent-style-name="OrgTableCellTop" style:family="table-cell" style:data-style-name="OrgDateAndTime"/>
    <style:style style:name="OrgTableCellTopROrgDate" style:parent-style-name="OrgTableCellTopR" style:family="table-cell" style:data-style-name="OrgDate"/>
    <style:style style:name="OrgTableCellTopROrgDateAndTime" style:parent-style-name="OrgTableCellTopR" style:family="table-cell" style:data-style-name="OrgDateAndTime"/>
    <style:style style:name="OrgTableCellTopLOrgDate" style:parent-style-name="OrgTableCellTopL" style:family="table-cell" style:data-style-name="OrgDate"/>
    <style:style style:name="OrgTableCellTopLOrgDateAndTime" style:parent-style-name="OrgTableCellTopL" style:family="table-cell" style:data-style-name="OrgDateAndTime"/>
    <style:style style:name="OrgTableCellTopLROrgDate" style:parent-style-name="OrgTableCellTopLR" style:family="table-cell" style:data-style-name="OrgDate"/>
    <style:style style:name="OrgTableCellTopLROrgDateAndTime" style:parent-style-name="OrgTableCellTopLR" style:family="table-cell" style:data-style-name="OrgDateAndTime"/>
    <style:style style:name="OrgTableCellTopBOrgDate" style:parent-style-name="OrgTableCellTopB" style:family="table-cell" style:data-style-name="OrgDate"/>
    <style:style style:name="OrgTableCellTopBOrgDateAndTime" style:parent-style-name="OrgTableCellTopB" style:family="table-cell" style:data-style-name="OrgDateAndTime"/>
    <style:style style:name="OrgTableCellTopBROrgDate" style:parent-style-name="OrgTableCellTopBR" style:family="table-cell" style:data-style-name="OrgDate"/>
    <style:style style:name="OrgTableCellTopBROrgDateAndTime" style:parent-style-name="OrgTableCellTopBR" style:family="table-cell" style:data-style-name="OrgDateAndTime"/>
    <style:style style:name="OrgTableCellTopBLOrgDate" style:parent-style-name="OrgTableCellTopBL" style:family="table-cell" style:data-style-name="OrgDate"/>
    <style:style style:name="OrgTableCellTopBLOrgDateAndTime" style:parent-style-name="OrgTableCellTopBL" style:family="table-cell" style:data-style-name="OrgDateAndTime"/>
    <style:style style:name="OrgTableCellTopBLROrgDate" style:parent-style-name="OrgTableCellTopBLR" style:family="table-cell" style:data-style-name="OrgDate"/>
    <style:style style:name="OrgTableCellTopBLROrgDateAndTime" style:parent-style-name="OrgTableCellTopBLR" style:family="table-cell" style:data-style-name="OrgDateAndTime"/>
    <style:style style:name="OrgTableCellTopTOrgDate" style:parent-style-name="OrgTableCellTopT" style:family="table-cell" style:data-style-name="OrgDate"/>
    <style:style style:name="OrgTableCellTopTOrgDateAndTime" style:parent-style-name="OrgTableCellTopT" style:family="table-cell" style:data-style-name="OrgDateAndTime"/>
    <style:style style:name="OrgTableCellTopTROrgDate" style:parent-style-name="OrgTableCellTopTR" style:family="table-cell" style:data-style-name="OrgDate"/>
    <style:style style:name="OrgTableCellTopTROrgDateAndTime" style:parent-style-name="OrgTableCellTopTR" style:family="table-cell" style:data-style-name="OrgDateAndTime"/>
    <style:style style:name="OrgTableCellTopTLOrgDate" style:parent-style-name="OrgTableCellTopTL" style:family="table-cell" style:data-style-name="OrgDate"/>
    <style:style style:name="OrgTableCellTopTLOrgDateAndTime" style:parent-style-name="OrgTableCellTopTL" style:family="table-cell" style:data-style-name="OrgDateAndTime"/>
    <style:style style:name="OrgTableCellTopTLROrgDate" style:parent-style-name="OrgTableCellTopTLR" style:family="table-cell" style:data-style-name="OrgDate"/>
    <style:style style:name="OrgTableCellTopTLROrgDateAndTime" style:parent-style-name="OrgTableCellTopTLR" style:family="table-cell" style:data-style-name="OrgDateAndTime"/>
    <style:style style:name="OrgTableCellTopTBOrgDate" style:parent-style-name="OrgTableCellTopTB" style:family="table-cell" style:data-style-name="OrgDate"/>
    <style:style style:name="OrgTableCellTopTBOrgDateAndTime" style:parent-style-name="OrgTableCellTopTB" style:family="table-cell" style:data-style-name="OrgDateAndTime"/>
    <style:style style:name="OrgTableCellTopTBROrgDate" style:parent-style-name="OrgTableCellTopTBR" style:family="table-cell" style:data-style-name="OrgDate"/>
    <style:style style:name="OrgTableCellTopTBROrgDateAndTime" style:parent-style-name="OrgTableCellTopTBR" style:family="table-cell" style:data-style-name="OrgDateAndTime"/>
    <style:style style:name="OrgTableCellTopTBLOrgDate" style:parent-style-name="OrgTableCellTopTBL" style:family="table-cell" style:data-style-name="OrgDate"/>
    <style:style style:name="OrgTableCellTopTBLOrgDateAndTime" style:parent-style-name="OrgTableCellTopTBL" style:family="table-cell" style:data-style-name="OrgDateAndTime"/>
    <style:style style:name="OrgTableCellTopTBLROrgDate" style:parent-style-name="OrgTableCellTopTBLR" style:family="table-cell" style:data-style-name="OrgDate"/>
    <style:style style:name="OrgTableCellTopTBLROrgDateAndTime" style:parent-style-name="OrgTableCellTopTBLR" style:family="table-cell" style:data-style-name="OrgDateAndTime"/>
    <style:style style:name="OrgTableCellMiddleOrgDate" style:parent-style-name="OrgTableCellMiddle" style:family="table-cell" style:data-style-name="OrgDate"/>
    <style:style style:name="OrgTableCellMiddleOrgDateAndTime" style:parent-style-name="OrgTableCellMiddle" style:family="table-cell" style:data-style-name="OrgDateAndTime"/>
    <style:style style:name="OrgTableCellMiddleROrgDate" style:parent-style-name="OrgTableCellMiddleR" style:family="table-cell" style:data-style-name="OrgDate"/>
    <style:style style:name="OrgTableCellMiddleROrgDateAndTime" style:parent-style-name="OrgTableCellMiddleR" style:family="table-cell" style:data-style-name="OrgDateAndTime"/>
    <style:style style:name="OrgTableCellMiddleLOrgDate" style:parent-style-name="OrgTableCellMiddleL" style:family="table-cell" style:data-style-name="OrgDate"/>
    <style:style style:name="OrgTableCellMiddleLOrgDateAndTime" style:parent-style-name="OrgTableCellMiddleL" style:family="table-cell" style:data-style-name="OrgDateAndTime"/>
    <style:style style:name="OrgTableCellMiddleLROrgDate" style:parent-style-name="OrgTableCellMiddleLR" style:family="table-cell" style:data-style-name="OrgDate"/>
    <style:style style:name="OrgTableCellMiddleLROrgDateAndTime" style:parent-style-name="OrgTableCellMiddleLR" style:family="table-cell" style:data-style-name="OrgDateAndTime"/>
    <style:style style:name="OrgTableCellMiddleBOrgDate" style:parent-style-name="OrgTableCellMiddleB" style:family="table-cell" style:data-style-name="OrgDate"/>
    <style:style style:name="OrgTableCellMiddleBOrgDateAndTime" style:parent-style-name="OrgTableCellMiddleB" style:family="table-cell" style:data-style-name="OrgDateAndTime"/>
    <style:style style:name="OrgTableCellMiddleBROrgDate" style:parent-style-name="OrgTableCellMiddleBR" style:family="table-cell" style:data-style-name="OrgDate"/>
    <style:style style:name="OrgTableCellMiddleBROrgDateAndTime" style:parent-style-name="OrgTableCellMiddleBR" style:family="table-cell" style:data-style-name="OrgDateAndTime"/>
    <style:style style:name="OrgTableCellMiddleBLOrgDate" style:parent-style-name="OrgTableCellMiddleBL" style:family="table-cell" style:data-style-name="OrgDate"/>
    <style:style style:name="OrgTableCellMiddleBLOrgDateAndTime" style:parent-style-name="OrgTableCellMiddleBL" style:family="table-cell" style:data-style-name="OrgDateAndTime"/>
    <style:style style:name="OrgTableCellMiddleBLROrgDate" style:parent-style-name="OrgTableCellMiddleBLR" style:family="table-cell" style:data-style-name="OrgDate"/>
    <style:style style:name="OrgTableCellMiddleBLROrgDateAndTime" style:parent-style-name="OrgTableCellMiddleBLR" style:family="table-cell" style:data-style-name="OrgDateAndTime"/>
    <style:style style:name="OrgTableCellMiddleTOrgDate" style:parent-style-name="OrgTableCellMiddleT" style:family="table-cell" style:data-style-name="OrgDate"/>
    <style:style style:name="OrgTableCellMiddleTOrgDateAndTime" style:parent-style-name="OrgTableCellMiddleT" style:family="table-cell" style:data-style-name="OrgDateAndTime"/>
    <style:style style:name="OrgTableCellMiddleTROrgDate" style:parent-style-name="OrgTableCellMiddleTR" style:family="table-cell" style:data-style-name="OrgDate"/>
    <style:style style:name="OrgTableCellMiddleTROrgDateAndTime" style:parent-style-name="OrgTableCellMiddleTR" style:family="table-cell" style:data-style-name="OrgDateAndTime"/>
    <style:style style:name="OrgTableCellMiddleTLOrgDate" style:parent-style-name="OrgTableCellMiddleTL" style:family="table-cell" style:data-style-name="OrgDate"/>
    <style:style style:name="OrgTableCellMiddleTLOrgDateAndTime" style:parent-style-name="OrgTableCellMiddleTL" style:family="table-cell" style:data-style-name="OrgDateAndTime"/>
    <style:style style:name="OrgTableCellMiddleTLROrgDate" style:parent-style-name="OrgTableCellMiddleTLR" style:family="table-cell" style:data-style-name="OrgDate"/>
    <style:style style:name="OrgTableCellMiddleTLROrgDateAndTime" style:parent-style-name="OrgTableCellMiddleTLR" style:family="table-cell" style:data-style-name="OrgDateAndTime"/>
    <style:style style:name="OrgTableCellMiddleTBOrgDate" style:parent-style-name="OrgTableCellMiddleTB" style:family="table-cell" style:data-style-name="OrgDate"/>
    <style:style style:name="OrgTableCellMiddleTBOrgDateAndTime" style:parent-style-name="OrgTableCellMiddleTB" style:family="table-cell" style:data-style-name="OrgDateAndTime"/>
    <style:style style:name="OrgTableCellMiddleTBROrgDate" style:parent-style-name="OrgTableCellMiddleTBR" style:family="table-cell" style:data-style-name="OrgDate"/>
    <style:style style:name="OrgTableCellMiddleTBROrgDateAndTime" style:parent-style-name="OrgTableCellMiddleTBR" style:family="table-cell" style:data-style-name="OrgDateAndTime"/>
    <style:style style:name="OrgTableCellMiddleTBLOrgDate" style:parent-style-name="OrgTableCellMiddleTBL" style:family="table-cell" style:data-style-name="OrgDate"/>
    <style:style style:name="OrgTableCellMiddleTBLOrgDateAndTime" style:parent-style-name="OrgTableCellMiddleTBL" style:family="table-cell" style:data-style-name="OrgDateAndTime"/>
    <style:style style:name="OrgTableCellMiddleTBLROrgDate" style:parent-style-name="OrgTableCellMiddleTBLR" style:family="table-cell" style:data-style-name="OrgDate"/>
    <style:style style:name="OrgTableCellMiddleTBLROrgDateAndTime" style:parent-style-name="OrgTableCellMiddleTBLR" style:family="table-cell" style:data-style-name="OrgDateAndTime"/>
    <style:style style:name="OrgTableCellBottomOrgDate" style:parent-style-name="OrgTableCellBottom" style:family="table-cell" style:data-style-name="OrgDate"/>
    <style:style style:name="OrgTableCellBottomOrgDateAndTime" style:parent-style-name="OrgTableCellBottom" style:family="table-cell" style:data-style-name="OrgDateAndTime"/>
    <style:style style:name="OrgTableCellBottomROrgDate" style:parent-style-name="OrgTableCellBottomR" style:family="table-cell" style:data-style-name="OrgDate"/>
    <style:style style:name="OrgTableCellBottomROrgDateAndTime" style:parent-style-name="OrgTableCellBottomR" style:family="table-cell" style:data-style-name="OrgDateAndTime"/>
    <style:style style:name="OrgTableCellBottomLOrgDate" style:parent-style-name="OrgTableCellBottomL" style:family="table-cell" style:data-style-name="OrgDate"/>
    <style:style style:name="OrgTableCellBottomLOrgDateAndTime" style:parent-style-name="OrgTableCellBottomL" style:family="table-cell" style:data-style-name="OrgDateAndTime"/>
    <style:style style:name="OrgTableCellBottomLROrgDate" style:parent-style-name="OrgTableCellBottomLR" style:family="table-cell" style:data-style-name="OrgDate"/>
    <style:style style:name="OrgTableCellBottomLROrgDateAndTime" style:parent-style-name="OrgTableCellBottomLR" style:family="table-cell" style:data-style-name="OrgDateAndTime"/>
    <style:style style:name="OrgTableCellBottomBOrgDate" style:parent-style-name="OrgTableCellBottomB" style:family="table-cell" style:data-style-name="OrgDate"/>
    <style:style style:name="OrgTableCellBottomBOrgDateAndTime" style:parent-style-name="OrgTableCellBottomB" style:family="table-cell" style:data-style-name="OrgDateAndTime"/>
    <style:style style:name="OrgTableCellBottomBROrgDate" style:parent-style-name="OrgTableCellBottomBR" style:family="table-cell" style:data-style-name="OrgDate"/>
    <style:style style:name="OrgTableCellBottomBROrgDateAndTime" style:parent-style-name="OrgTableCellBottomBR" style:family="table-cell" style:data-style-name="OrgDateAndTime"/>
    <style:style style:name="OrgTableCellBottomBLOrgDate" style:parent-style-name="OrgTableCellBottomBL" style:family="table-cell" style:data-style-name="OrgDate"/>
    <style:style style:name="OrgTableCellBottomBLOrgDateAndTime" style:parent-style-name="OrgTableCellBottomBL" style:family="table-cell" style:data-style-name="OrgDateAndTime"/>
    <style:style style:name="OrgTableCellBottomBLROrgDate" style:parent-style-name="OrgTableCellBottomBLR" style:family="table-cell" style:data-style-name="OrgDate"/>
    <style:style style:name="OrgTableCellBottomBLROrgDateAndTime" style:parent-style-name="OrgTableCellBottomBLR" style:family="table-cell" style:data-style-name="OrgDateAndTime"/>
    <style:style style:name="OrgTableCellBottomTOrgDate" style:parent-style-name="OrgTableCellBottomT" style:family="table-cell" style:data-style-name="OrgDate"/>
    <style:style style:name="OrgTableCellBottomTOrgDateAndTime" style:parent-style-name="OrgTableCellBottomT" style:family="table-cell" style:data-style-name="OrgDateAndTime"/>
    <style:style style:name="OrgTableCellBottomTROrgDate" style:parent-style-name="OrgTableCellBottomTR" style:family="table-cell" style:data-style-name="OrgDate"/>
    <style:style style:name="OrgTableCellBottomTROrgDateAndTime" style:parent-style-name="OrgTableCellBottomTR" style:family="table-cell" style:data-style-name="OrgDateAndTime"/>
    <style:style style:name="OrgTableCellBottomTLOrgDate" style:parent-style-name="OrgTableCellBottomTL" style:family="table-cell" style:data-style-name="OrgDate"/>
    <style:style style:name="OrgTableCellBottomTLOrgDateAndTime" style:parent-style-name="OrgTableCellBottomTL" style:family="table-cell" style:data-style-name="OrgDateAndTime"/>
    <style:style style:name="OrgTableCellBottomTLROrgDate" style:parent-style-name="OrgTableCellBottomTLR" style:family="table-cell" style:data-style-name="OrgDate"/>
    <style:style style:name="OrgTableCellBottomTLROrgDateAndTime" style:parent-style-name="OrgTableCellBottomTLR" style:family="table-cell" style:data-style-name="OrgDateAndTime"/>
    <style:style style:name="OrgTableCellBottomTBOrgDate" style:parent-style-name="OrgTableCellBottomTB" style:family="table-cell" style:data-style-name="OrgDate"/>
    <style:style style:name="OrgTableCellBottomTBOrgDateAndTime" style:parent-style-name="OrgTableCellBottomTB" style:family="table-cell" style:data-style-name="OrgDateAndTime"/>
    <style:style style:name="OrgTableCellBottomTBROrgDate" style:parent-style-name="OrgTableCellBottomTBR" style:family="table-cell" style:data-style-name="OrgDate"/>
    <style:style style:name="OrgTableCellBottomTBROrgDateAndTime" style:parent-style-name="OrgTableCellBottomTBR" style:family="table-cell" style:data-style-name="OrgDateAndTime"/>
    <style:style style:name="OrgTableCellBottomTBLOrgDate" style:parent-style-name="OrgTableCellBottomTBL" style:family="table-cell" style:data-style-name="OrgDate"/>
    <style:style style:name="OrgTableCellBottomTBLOrgDateAndTime" style:parent-style-name="OrgTableCellBottomTBL" style:family="table-cell" style:data-style-name="OrgDateAndTime"/>
    <style:style style:name="OrgTableCellBottomTBLROrgDate" style:parent-style-name="OrgTableCellBottomTBLR" style:family="table-cell" style:data-style-name="OrgDate"/>
    <style:style style:name="OrgTableCellBottomTBLROrgDateAndTime" style:parent-style-name="OrgTableCellBottomTBLR" style:family="table-cell" style:data-style-name="OrgDateAndTime"/>
    <style:style style:name="OrgTableFirstColumnCell" style:family="table-cell">
      <style:table-cell-properties fo:border-bottom="none" fo:border-left="none" fo:border-right="none" fo:border-top="none" fo:padding="0.159cm"/>
    </style:style>
    <style:style style:name="OrgTableFirstColumnCellR" style:family="table-cell">
      <style:table-cell-properties fo:border-bottom="none" fo:border-left="none" fo:border-right="0.002cm solid #000000" fo:border-top="none" fo:padding="0.159cm"/>
    </style:style>
    <style:style style:name="OrgTableFirstColumnCellL" style:family="table-cell">
      <style:table-cell-properties fo:border-bottom="none" fo:border-left="0.002cm solid #000000" fo:border-right="none" fo:border-top="none" fo:padding="0.159cm"/>
    </style:style>
    <style:style style:name="OrgTableFirstColumnCellLR" style:family="table-cell">
      <style:table-cell-properties fo:border-bottom="none" fo:border-left="0.002cm solid #000000" fo:border-right="0.002cm solid #000000" fo:border-top="none" fo:padding="0.159cm"/>
    </style:style>
    <style:style style:name="OrgTableFirstColumnCellB" style:family="table-cell">
      <style:table-cell-properties fo:border-bottom="0.002cm solid #000000" fo:border-left="none" fo:border-right="none" fo:border-top="none" fo:padding="0.159cm"/>
    </style:style>
    <style:style style:name="OrgTableFirstColumnCellBR" style:family="table-cell">
      <style:table-cell-properties fo:border-bottom="0.002cm solid #000000" fo:border-left="none" fo:border-right="0.002cm solid #000000" fo:border-top="none" fo:padding="0.159cm"/>
    </style:style>
    <style:style style:name="OrgTableFirstColumnCellBL" style:family="table-cell">
      <style:table-cell-properties fo:border-bottom="0.002cm solid #000000" fo:border-left="0.002cm solid #000000" fo:border-right="none" fo:border-top="none" fo:padding="0.159cm"/>
    </style:style>
    <style:style style:name="OrgTableFirstColumn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FirstColumnCellT" style:family="table-cell">
      <style:table-cell-properties fo:border-bottom="none" fo:border-left="none" fo:border-right="none" fo:border-top="0.002cm solid #000000" fo:padding="0.159cm"/>
    </style:style>
    <style:style style:name="OrgTableFirstColumnCellTR" style:family="table-cell">
      <style:table-cell-properties fo:border-bottom="none" fo:border-left="none" fo:border-right="0.002cm solid #000000" fo:border-top="0.002cm solid #000000" fo:padding="0.159cm"/>
    </style:style>
    <style:style style:name="OrgTableFirstColumnCellTL" style:family="table-cell">
      <style:table-cell-properties fo:border-bottom="none" fo:border-left="0.002cm solid #000000" fo:border-right="none" fo:border-top="0.002cm solid #000000" fo:padding="0.159cm"/>
    </style:style>
    <style:style style:name="OrgTableFirstColumn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FirstColumnCellTB" style:family="table-cell">
      <style:table-cell-properties fo:border-bottom="0.002cm solid #000000" fo:border-left="none" fo:border-right="none" fo:border-top="0.002cm solid #000000" fo:padding="0.159cm"/>
    </style:style>
    <style:style style:name="OrgTableFirstColumn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FirstColumn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FirstColumn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FirstColumnCellTop" style:family="table-cell">
      <style:table-cell-properties fo:border-bottom="none" fo:border-left="none" fo:border-right="none" fo:border-top="none" fo:padding="0.159cm" style:vertical-align="top"/>
    </style:style>
    <style:style style:name="OrgTableFirstColumn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FirstColumn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FirstColumn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FirstColumn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FirstColumn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FirstColumn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FirstColumn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FirstColumn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FirstColumn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FirstColumn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FirstColumn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FirstColumn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FirstColumn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FirstColumn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FirstColumn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FirstColumnCellMiddle" style:family="table-cell">
      <style:table-cell-properties fo:border-bottom="none" fo:border-left="none" fo:border-right="none" fo:border-top="none" fo:padding="0.159cm" style:vertical-align="middle"/>
    </style:style>
    <style:style style:name="OrgTableFirstColumn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FirstColumn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FirstColumn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FirstColumn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FirstColumn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FirstColumn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FirstColumn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FirstColumn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FirstColumn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FirstColumn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FirstColumn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FirstColumn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FirstColumn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FirstColumn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FirstColumn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FirstColumnCellBottom" style:family="table-cell">
      <style:table-cell-properties fo:border-bottom="none" fo:border-left="none" fo:border-right="none" fo:border-top="none" fo:padding="0.159cm" style:vertical-align="bottom"/>
    </style:style>
    <style:style style:name="OrgTableFirstColumn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FirstColumn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FirstColumn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FirstColumn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FirstColumn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FirstColumn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FirstColumn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FirstColumn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FirstColumn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FirstColumn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FirstColumn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FirstColumn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FirstColumn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FirstColumn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FirstColumn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FirstColumnCellOrgDate" style:parent-style-name="OrgTableFirstColumnCell" style:family="table-cell" style:data-style-name="OrgDate"/>
    <style:style style:name="OrgTableFirstColumnCellOrgDateAndTime" style:parent-style-name="OrgTableFirstColumnCell" style:family="table-cell" style:data-style-name="OrgDateAndTime"/>
    <style:style style:name="OrgTableFirstColumnCellROrgDate" style:parent-style-name="OrgTableFirstColumnCellR" style:family="table-cell" style:data-style-name="OrgDate"/>
    <style:style style:name="OrgTableFirstColumnCellROrgDateAndTime" style:parent-style-name="OrgTableFirstColumnCellR" style:family="table-cell" style:data-style-name="OrgDateAndTime"/>
    <style:style style:name="OrgTableFirstColumnCellLOrgDate" style:parent-style-name="OrgTableFirstColumnCellL" style:family="table-cell" style:data-style-name="OrgDate"/>
    <style:style style:name="OrgTableFirstColumnCellLOrgDateAndTime" style:parent-style-name="OrgTableFirstColumnCellL" style:family="table-cell" style:data-style-name="OrgDateAndTime"/>
    <style:style style:name="OrgTableFirstColumnCellLROrgDate" style:parent-style-name="OrgTableFirstColumnCellLR" style:family="table-cell" style:data-style-name="OrgDate"/>
    <style:style style:name="OrgTableFirstColumnCellLROrgDateAndTime" style:parent-style-name="OrgTableFirstColumnCellLR" style:family="table-cell" style:data-style-name="OrgDateAndTime"/>
    <style:style style:name="OrgTableFirstColumnCellBOrgDate" style:parent-style-name="OrgTableFirstColumnCellB" style:family="table-cell" style:data-style-name="OrgDate"/>
    <style:style style:name="OrgTableFirstColumnCellBOrgDateAndTime" style:parent-style-name="OrgTableFirstColumnCellB" style:family="table-cell" style:data-style-name="OrgDateAndTime"/>
    <style:style style:name="OrgTableFirstColumnCellBROrgDate" style:parent-style-name="OrgTableFirstColumnCellBR" style:family="table-cell" style:data-style-name="OrgDate"/>
    <style:style style:name="OrgTableFirstColumnCellBROrgDateAndTime" style:parent-style-name="OrgTableFirstColumnCellBR" style:family="table-cell" style:data-style-name="OrgDateAndTime"/>
    <style:style style:name="OrgTableFirstColumnCellBLOrgDate" style:parent-style-name="OrgTableFirstColumnCellBL" style:family="table-cell" style:data-style-name="OrgDate"/>
    <style:style style:name="OrgTableFirstColumnCellBLOrgDateAndTime" style:parent-style-name="OrgTableFirstColumnCellBL" style:family="table-cell" style:data-style-name="OrgDateAndTime"/>
    <style:style style:name="OrgTableFirstColumnCellBLROrgDate" style:parent-style-name="OrgTableFirstColumnCellBLR" style:family="table-cell" style:data-style-name="OrgDate"/>
    <style:style style:name="OrgTableFirstColumnCellBLROrgDateAndTime" style:parent-style-name="OrgTableFirstColumnCellBLR" style:family="table-cell" style:data-style-name="OrgDateAndTime"/>
    <style:style style:name="OrgTableFirstColumnCellTOrgDate" style:parent-style-name="OrgTableFirstColumnCellT" style:family="table-cell" style:data-style-name="OrgDate"/>
    <style:style style:name="OrgTableFirstColumnCellTOrgDateAndTime" style:parent-style-name="OrgTableFirstColumnCellT" style:family="table-cell" style:data-style-name="OrgDateAndTime"/>
    <style:style style:name="OrgTableFirstColumnCellTROrgDate" style:parent-style-name="OrgTableFirstColumnCellTR" style:family="table-cell" style:data-style-name="OrgDate"/>
    <style:style style:name="OrgTableFirstColumnCellTROrgDateAndTime" style:parent-style-name="OrgTableFirstColumnCellTR" style:family="table-cell" style:data-style-name="OrgDateAndTime"/>
    <style:style style:name="OrgTableFirstColumnCellTLOrgDate" style:parent-style-name="OrgTableFirstColumnCellTL" style:family="table-cell" style:data-style-name="OrgDate"/>
    <style:style style:name="OrgTableFirstColumnCellTLOrgDateAndTime" style:parent-style-name="OrgTableFirstColumnCellTL" style:family="table-cell" style:data-style-name="OrgDateAndTime"/>
    <style:style style:name="OrgTableFirstColumnCellTLROrgDate" style:parent-style-name="OrgTableFirstColumnCellTLR" style:family="table-cell" style:data-style-name="OrgDate"/>
    <style:style style:name="OrgTableFirstColumnCellTLROrgDateAndTime" style:parent-style-name="OrgTableFirstColumnCellTLR" style:family="table-cell" style:data-style-name="OrgDateAndTime"/>
    <style:style style:name="OrgTableFirstColumnCellTBOrgDate" style:parent-style-name="OrgTableFirstColumnCellTB" style:family="table-cell" style:data-style-name="OrgDate"/>
    <style:style style:name="OrgTableFirstColumnCellTBOrgDateAndTime" style:parent-style-name="OrgTableFirstColumnCellTB" style:family="table-cell" style:data-style-name="OrgDateAndTime"/>
    <style:style style:name="OrgTableFirstColumnCellTBROrgDate" style:parent-style-name="OrgTableFirstColumnCellTBR" style:family="table-cell" style:data-style-name="OrgDate"/>
    <style:style style:name="OrgTableFirstColumnCellTBROrgDateAndTime" style:parent-style-name="OrgTableFirstColumnCellTBR" style:family="table-cell" style:data-style-name="OrgDateAndTime"/>
    <style:style style:name="OrgTableFirstColumnCellTBLOrgDate" style:parent-style-name="OrgTableFirstColumnCellTBL" style:family="table-cell" style:data-style-name="OrgDate"/>
    <style:style style:name="OrgTableFirstColumnCellTBLOrgDateAndTime" style:parent-style-name="OrgTableFirstColumnCellTBL" style:family="table-cell" style:data-style-name="OrgDateAndTime"/>
    <style:style style:name="OrgTableFirstColumnCellTBLROrgDate" style:parent-style-name="OrgTableFirstColumnCellTBLR" style:family="table-cell" style:data-style-name="OrgDate"/>
    <style:style style:name="OrgTableFirstColumnCellTBLROrgDateAndTime" style:parent-style-name="OrgTableFirstColumnCellTBLR" style:family="table-cell" style:data-style-name="OrgDateAndTime"/>
    <style:style style:name="OrgTableFirstColumnCellTopOrgDate" style:parent-style-name="OrgTableFirstColumnCellTop" style:family="table-cell" style:data-style-name="OrgDate"/>
    <style:style style:name="OrgTableFirstColumnCellTopOrgDateAndTime" style:parent-style-name="OrgTableFirstColumnCellTop" style:family="table-cell" style:data-style-name="OrgDateAndTime"/>
    <style:style style:name="OrgTableFirstColumnCellTopROrgDate" style:parent-style-name="OrgTableFirstColumnCellTopR" style:family="table-cell" style:data-style-name="OrgDate"/>
    <style:style style:name="OrgTableFirstColumnCellTopROrgDateAndTime" style:parent-style-name="OrgTableFirstColumnCellTopR" style:family="table-cell" style:data-style-name="OrgDateAndTime"/>
    <style:style style:name="OrgTableFirstColumnCellTopLOrgDate" style:parent-style-name="OrgTableFirstColumnCellTopL" style:family="table-cell" style:data-style-name="OrgDate"/>
    <style:style style:name="OrgTableFirstColumnCellTopLOrgDateAndTime" style:parent-style-name="OrgTableFirstColumnCellTopL" style:family="table-cell" style:data-style-name="OrgDateAndTime"/>
    <style:style style:name="OrgTableFirstColumnCellTopLROrgDate" style:parent-style-name="OrgTableFirstColumnCellTopLR" style:family="table-cell" style:data-style-name="OrgDate"/>
    <style:style style:name="OrgTableFirstColumnCellTopLROrgDateAndTime" style:parent-style-name="OrgTableFirstColumnCellTopLR" style:family="table-cell" style:data-style-name="OrgDateAndTime"/>
    <style:style style:name="OrgTableFirstColumnCellTopBOrgDate" style:parent-style-name="OrgTableFirstColumnCellTopB" style:family="table-cell" style:data-style-name="OrgDate"/>
    <style:style style:name="OrgTableFirstColumnCellTopBOrgDateAndTime" style:parent-style-name="OrgTableFirstColumnCellTopB" style:family="table-cell" style:data-style-name="OrgDateAndTime"/>
    <style:style style:name="OrgTableFirstColumnCellTopBROrgDate" style:parent-style-name="OrgTableFirstColumnCellTopBR" style:family="table-cell" style:data-style-name="OrgDate"/>
    <style:style style:name="OrgTableFirstColumnCellTopBROrgDateAndTime" style:parent-style-name="OrgTableFirstColumnCellTopBR" style:family="table-cell" style:data-style-name="OrgDateAndTime"/>
    <style:style style:name="OrgTableFirstColumnCellTopBLOrgDate" style:parent-style-name="OrgTableFirstColumnCellTopBL" style:family="table-cell" style:data-style-name="OrgDate"/>
    <style:style style:name="OrgTableFirstColumnCellTopBLOrgDateAndTime" style:parent-style-name="OrgTableFirstColumnCellTopBL" style:family="table-cell" style:data-style-name="OrgDateAndTime"/>
    <style:style style:name="OrgTableFirstColumnCellTopBLROrgDate" style:parent-style-name="OrgTableFirstColumnCellTopBLR" style:family="table-cell" style:data-style-name="OrgDate"/>
    <style:style style:name="OrgTableFirstColumnCellTopBLROrgDateAndTime" style:parent-style-name="OrgTableFirstColumnCellTopBLR" style:family="table-cell" style:data-style-name="OrgDateAndTime"/>
    <style:style style:name="OrgTableFirstColumnCellTopTOrgDate" style:parent-style-name="OrgTableFirstColumnCellTopT" style:family="table-cell" style:data-style-name="OrgDate"/>
    <style:style style:name="OrgTableFirstColumnCellTopTOrgDateAndTime" style:parent-style-name="OrgTableFirstColumnCellTopT" style:family="table-cell" style:data-style-name="OrgDateAndTime"/>
    <style:style style:name="OrgTableFirstColumnCellTopTROrgDate" style:parent-style-name="OrgTableFirstColumnCellTopTR" style:family="table-cell" style:data-style-name="OrgDate"/>
    <style:style style:name="OrgTableFirstColumnCellTopTROrgDateAndTime" style:parent-style-name="OrgTableFirstColumnCellTopTR" style:family="table-cell" style:data-style-name="OrgDateAndTime"/>
    <style:style style:name="OrgTableFirstColumnCellTopTLOrgDate" style:parent-style-name="OrgTableFirstColumnCellTopTL" style:family="table-cell" style:data-style-name="OrgDate"/>
    <style:style style:name="OrgTableFirstColumnCellTopTLOrgDateAndTime" style:parent-style-name="OrgTableFirstColumnCellTopTL" style:family="table-cell" style:data-style-name="OrgDateAndTime"/>
    <style:style style:name="OrgTableFirstColumnCellTopTLROrgDate" style:parent-style-name="OrgTableFirstColumnCellTopTLR" style:family="table-cell" style:data-style-name="OrgDate"/>
    <style:style style:name="OrgTableFirstColumnCellTopTLROrgDateAndTime" style:parent-style-name="OrgTableFirstColumnCellTopTLR" style:family="table-cell" style:data-style-name="OrgDateAndTime"/>
    <style:style style:name="OrgTableFirstColumnCellTopTBOrgDate" style:parent-style-name="OrgTableFirstColumnCellTopTB" style:family="table-cell" style:data-style-name="OrgDate"/>
    <style:style style:name="OrgTableFirstColumnCellTopTBOrgDateAndTime" style:parent-style-name="OrgTableFirstColumnCellTopTB" style:family="table-cell" style:data-style-name="OrgDateAndTime"/>
    <style:style style:name="OrgTableFirstColumnCellTopTBROrgDate" style:parent-style-name="OrgTableFirstColumnCellTopTBR" style:family="table-cell" style:data-style-name="OrgDate"/>
    <style:style style:name="OrgTableFirstColumnCellTopTBROrgDateAndTime" style:parent-style-name="OrgTableFirstColumnCellTopTBR" style:family="table-cell" style:data-style-name="OrgDateAndTime"/>
    <style:style style:name="OrgTableFirstColumnCellTopTBLOrgDate" style:parent-style-name="OrgTableFirstColumnCellTopTBL" style:family="table-cell" style:data-style-name="OrgDate"/>
    <style:style style:name="OrgTableFirstColumnCellTopTBLOrgDateAndTime" style:parent-style-name="OrgTableFirstColumnCellTopTBL" style:family="table-cell" style:data-style-name="OrgDateAndTime"/>
    <style:style style:name="OrgTableFirstColumnCellTopTBLROrgDate" style:parent-style-name="OrgTableFirstColumnCellTopTBLR" style:family="table-cell" style:data-style-name="OrgDate"/>
    <style:style style:name="OrgTableFirstColumnCellTopTBLROrgDateAndTime" style:parent-style-name="OrgTableFirstColumnCellTopTBLR" style:family="table-cell" style:data-style-name="OrgDateAndTime"/>
    <style:style style:name="OrgTableFirstColumnCellMiddleOrgDate" style:parent-style-name="OrgTableFirstColumnCellMiddle" style:family="table-cell" style:data-style-name="OrgDate"/>
    <style:style style:name="OrgTableFirstColumnCellMiddleOrgDateAndTime" style:parent-style-name="OrgTableFirstColumnCellMiddle" style:family="table-cell" style:data-style-name="OrgDateAndTime"/>
    <style:style style:name="OrgTableFirstColumnCellMiddleROrgDate" style:parent-style-name="OrgTableFirstColumnCellMiddleR" style:family="table-cell" style:data-style-name="OrgDate"/>
    <style:style style:name="OrgTableFirstColumnCellMiddleROrgDateAndTime" style:parent-style-name="OrgTableFirstColumnCellMiddleR" style:family="table-cell" style:data-style-name="OrgDateAndTime"/>
    <style:style style:name="OrgTableFirstColumnCellMiddleLOrgDate" style:parent-style-name="OrgTableFirstColumnCellMiddleL" style:family="table-cell" style:data-style-name="OrgDate"/>
    <style:style style:name="OrgTableFirstColumnCellMiddleLOrgDateAndTime" style:parent-style-name="OrgTableFirstColumnCellMiddleL" style:family="table-cell" style:data-style-name="OrgDateAndTime"/>
    <style:style style:name="OrgTableFirstColumnCellMiddleLROrgDate" style:parent-style-name="OrgTableFirstColumnCellMiddleLR" style:family="table-cell" style:data-style-name="OrgDate"/>
    <style:style style:name="OrgTableFirstColumnCellMiddleLROrgDateAndTime" style:parent-style-name="OrgTableFirstColumnCellMiddleLR" style:family="table-cell" style:data-style-name="OrgDateAndTime"/>
    <style:style style:name="OrgTableFirstColumnCellMiddleBOrgDate" style:parent-style-name="OrgTableFirstColumnCellMiddleB" style:family="table-cell" style:data-style-name="OrgDate"/>
    <style:style style:name="OrgTableFirstColumnCellMiddleBOrgDateAndTime" style:parent-style-name="OrgTableFirstColumnCellMiddleB" style:family="table-cell" style:data-style-name="OrgDateAndTime"/>
    <style:style style:name="OrgTableFirstColumnCellMiddleBROrgDate" style:parent-style-name="OrgTableFirstColumnCellMiddleBR" style:family="table-cell" style:data-style-name="OrgDate"/>
    <style:style style:name="OrgTableFirstColumnCellMiddleBROrgDateAndTime" style:parent-style-name="OrgTableFirstColumnCellMiddleBR" style:family="table-cell" style:data-style-name="OrgDateAndTime"/>
    <style:style style:name="OrgTableFirstColumnCellMiddleBLOrgDate" style:parent-style-name="OrgTableFirstColumnCellMiddleBL" style:family="table-cell" style:data-style-name="OrgDate"/>
    <style:style style:name="OrgTableFirstColumnCellMiddleBLOrgDateAndTime" style:parent-style-name="OrgTableFirstColumnCellMiddleBL" style:family="table-cell" style:data-style-name="OrgDateAndTime"/>
    <style:style style:name="OrgTableFirstColumnCellMiddleBLROrgDate" style:parent-style-name="OrgTableFirstColumnCellMiddleBLR" style:family="table-cell" style:data-style-name="OrgDate"/>
    <style:style style:name="OrgTableFirstColumnCellMiddleBLROrgDateAndTime" style:parent-style-name="OrgTableFirstColumnCellMiddleBLR" style:family="table-cell" style:data-style-name="OrgDateAndTime"/>
    <style:style style:name="OrgTableFirstColumnCellMiddleTOrgDate" style:parent-style-name="OrgTableFirstColumnCellMiddleT" style:family="table-cell" style:data-style-name="OrgDate"/>
    <style:style style:name="OrgTableFirstColumnCellMiddleTOrgDateAndTime" style:parent-style-name="OrgTableFirstColumnCellMiddleT" style:family="table-cell" style:data-style-name="OrgDateAndTime"/>
    <style:style style:name="OrgTableFirstColumnCellMiddleTROrgDate" style:parent-style-name="OrgTableFirstColumnCellMiddleTR" style:family="table-cell" style:data-style-name="OrgDate"/>
    <style:style style:name="OrgTableFirstColumnCellMiddleTROrgDateAndTime" style:parent-style-name="OrgTableFirstColumnCellMiddleTR" style:family="table-cell" style:data-style-name="OrgDateAndTime"/>
    <style:style style:name="OrgTableFirstColumnCellMiddleTLOrgDate" style:parent-style-name="OrgTableFirstColumnCellMiddleTL" style:family="table-cell" style:data-style-name="OrgDate"/>
    <style:style style:name="OrgTableFirstColumnCellMiddleTLOrgDateAndTime" style:parent-style-name="OrgTableFirstColumnCellMiddleTL" style:family="table-cell" style:data-style-name="OrgDateAndTime"/>
    <style:style style:name="OrgTableFirstColumnCellMiddleTLROrgDate" style:parent-style-name="OrgTableFirstColumnCellMiddleTLR" style:family="table-cell" style:data-style-name="OrgDate"/>
    <style:style style:name="OrgTableFirstColumnCellMiddleTLROrgDateAndTime" style:parent-style-name="OrgTableFirstColumnCellMiddleTLR" style:family="table-cell" style:data-style-name="OrgDateAndTime"/>
    <style:style style:name="OrgTableFirstColumnCellMiddleTBOrgDate" style:parent-style-name="OrgTableFirstColumnCellMiddleTB" style:family="table-cell" style:data-style-name="OrgDate"/>
    <style:style style:name="OrgTableFirstColumnCellMiddleTBOrgDateAndTime" style:parent-style-name="OrgTableFirstColumnCellMiddleTB" style:family="table-cell" style:data-style-name="OrgDateAndTime"/>
    <style:style style:name="OrgTableFirstColumnCellMiddleTBROrgDate" style:parent-style-name="OrgTableFirstColumnCellMiddleTBR" style:family="table-cell" style:data-style-name="OrgDate"/>
    <style:style style:name="OrgTableFirstColumnCellMiddleTBROrgDateAndTime" style:parent-style-name="OrgTableFirstColumnCellMiddleTBR" style:family="table-cell" style:data-style-name="OrgDateAndTime"/>
    <style:style style:name="OrgTableFirstColumnCellMiddleTBLOrgDate" style:parent-style-name="OrgTableFirstColumnCellMiddleTBL" style:family="table-cell" style:data-style-name="OrgDate"/>
    <style:style style:name="OrgTableFirstColumnCellMiddleTBLOrgDateAndTime" style:parent-style-name="OrgTableFirstColumnCellMiddleTBL" style:family="table-cell" style:data-style-name="OrgDateAndTime"/>
    <style:style style:name="OrgTableFirstColumnCellMiddleTBLROrgDate" style:parent-style-name="OrgTableFirstColumnCellMiddleTBLR" style:family="table-cell" style:data-style-name="OrgDate"/>
    <style:style style:name="OrgTableFirstColumnCellMiddleTBLROrgDateAndTime" style:parent-style-name="OrgTableFirstColumnCellMiddleTBLR" style:family="table-cell" style:data-style-name="OrgDateAndTime"/>
    <style:style style:name="OrgTableFirstColumnCellBottomOrgDate" style:parent-style-name="OrgTableFirstColumnCellBottom" style:family="table-cell" style:data-style-name="OrgDate"/>
    <style:style style:name="OrgTableFirstColumnCellBottomOrgDateAndTime" style:parent-style-name="OrgTableFirstColumnCellBottom" style:family="table-cell" style:data-style-name="OrgDateAndTime"/>
    <style:style style:name="OrgTableFirstColumnCellBottomROrgDate" style:parent-style-name="OrgTableFirstColumnCellBottomR" style:family="table-cell" style:data-style-name="OrgDate"/>
    <style:style style:name="OrgTableFirstColumnCellBottomROrgDateAndTime" style:parent-style-name="OrgTableFirstColumnCellBottomR" style:family="table-cell" style:data-style-name="OrgDateAndTime"/>
    <style:style style:name="OrgTableFirstColumnCellBottomLOrgDate" style:parent-style-name="OrgTableFirstColumnCellBottomL" style:family="table-cell" style:data-style-name="OrgDate"/>
    <style:style style:name="OrgTableFirstColumnCellBottomLOrgDateAndTime" style:parent-style-name="OrgTableFirstColumnCellBottomL" style:family="table-cell" style:data-style-name="OrgDateAndTime"/>
    <style:style style:name="OrgTableFirstColumnCellBottomLROrgDate" style:parent-style-name="OrgTableFirstColumnCellBottomLR" style:family="table-cell" style:data-style-name="OrgDate"/>
    <style:style style:name="OrgTableFirstColumnCellBottomLROrgDateAndTime" style:parent-style-name="OrgTableFirstColumnCellBottomLR" style:family="table-cell" style:data-style-name="OrgDateAndTime"/>
    <style:style style:name="OrgTableFirstColumnCellBottomBOrgDate" style:parent-style-name="OrgTableFirstColumnCellBottomB" style:family="table-cell" style:data-style-name="OrgDate"/>
    <style:style style:name="OrgTableFirstColumnCellBottomBOrgDateAndTime" style:parent-style-name="OrgTableFirstColumnCellBottomB" style:family="table-cell" style:data-style-name="OrgDateAndTime"/>
    <style:style style:name="OrgTableFirstColumnCellBottomBROrgDate" style:parent-style-name="OrgTableFirstColumnCellBottomBR" style:family="table-cell" style:data-style-name="OrgDate"/>
    <style:style style:name="OrgTableFirstColumnCellBottomBROrgDateAndTime" style:parent-style-name="OrgTableFirstColumnCellBottomBR" style:family="table-cell" style:data-style-name="OrgDateAndTime"/>
    <style:style style:name="OrgTableFirstColumnCellBottomBLOrgDate" style:parent-style-name="OrgTableFirstColumnCellBottomBL" style:family="table-cell" style:data-style-name="OrgDate"/>
    <style:style style:name="OrgTableFirstColumnCellBottomBLOrgDateAndTime" style:parent-style-name="OrgTableFirstColumnCellBottomBL" style:family="table-cell" style:data-style-name="OrgDateAndTime"/>
    <style:style style:name="OrgTableFirstColumnCellBottomBLROrgDate" style:parent-style-name="OrgTableFirstColumnCellBottomBLR" style:family="table-cell" style:data-style-name="OrgDate"/>
    <style:style style:name="OrgTableFirstColumnCellBottomBLROrgDateAndTime" style:parent-style-name="OrgTableFirstColumnCellBottomBLR" style:family="table-cell" style:data-style-name="OrgDateAndTime"/>
    <style:style style:name="OrgTableFirstColumnCellBottomTOrgDate" style:parent-style-name="OrgTableFirstColumnCellBottomT" style:family="table-cell" style:data-style-name="OrgDate"/>
    <style:style style:name="OrgTableFirstColumnCellBottomTOrgDateAndTime" style:parent-style-name="OrgTableFirstColumnCellBottomT" style:family="table-cell" style:data-style-name="OrgDateAndTime"/>
    <style:style style:name="OrgTableFirstColumnCellBottomTROrgDate" style:parent-style-name="OrgTableFirstColumnCellBottomTR" style:family="table-cell" style:data-style-name="OrgDate"/>
    <style:style style:name="OrgTableFirstColumnCellBottomTROrgDateAndTime" style:parent-style-name="OrgTableFirstColumnCellBottomTR" style:family="table-cell" style:data-style-name="OrgDateAndTime"/>
    <style:style style:name="OrgTableFirstColumnCellBottomTLOrgDate" style:parent-style-name="OrgTableFirstColumnCellBottomTL" style:family="table-cell" style:data-style-name="OrgDate"/>
    <style:style style:name="OrgTableFirstColumnCellBottomTLOrgDateAndTime" style:parent-style-name="OrgTableFirstColumnCellBottomTL" style:family="table-cell" style:data-style-name="OrgDateAndTime"/>
    <style:style style:name="OrgTableFirstColumnCellBottomTLROrgDate" style:parent-style-name="OrgTableFirstColumnCellBottomTLR" style:family="table-cell" style:data-style-name="OrgDate"/>
    <style:style style:name="OrgTableFirstColumnCellBottomTLROrgDateAndTime" style:parent-style-name="OrgTableFirstColumnCellBottomTLR" style:family="table-cell" style:data-style-name="OrgDateAndTime"/>
    <style:style style:name="OrgTableFirstColumnCellBottomTBOrgDate" style:parent-style-name="OrgTableFirstColumnCellBottomTB" style:family="table-cell" style:data-style-name="OrgDate"/>
    <style:style style:name="OrgTableFirstColumnCellBottomTBOrgDateAndTime" style:parent-style-name="OrgTableFirstColumnCellBottomTB" style:family="table-cell" style:data-style-name="OrgDateAndTime"/>
    <style:style style:name="OrgTableFirstColumnCellBottomTBROrgDate" style:parent-style-name="OrgTableFirstColumnCellBottomTBR" style:family="table-cell" style:data-style-name="OrgDate"/>
    <style:style style:name="OrgTableFirstColumnCellBottomTBROrgDateAndTime" style:parent-style-name="OrgTableFirstColumnCellBottomTBR" style:family="table-cell" style:data-style-name="OrgDateAndTime"/>
    <style:style style:name="OrgTableFirstColumnCellBottomTBLOrgDate" style:parent-style-name="OrgTableFirstColumnCellBottomTBL" style:family="table-cell" style:data-style-name="OrgDate"/>
    <style:style style:name="OrgTableFirstColumnCellBottomTBLOrgDateAndTime" style:parent-style-name="OrgTableFirstColumnCellBottomTBL" style:family="table-cell" style:data-style-name="OrgDateAndTime"/>
    <style:style style:name="OrgTableFirstColumnCellBottomTBLROrgDate" style:parent-style-name="OrgTableFirstColumnCellBottomTBLR" style:family="table-cell" style:data-style-name="OrgDate"/>
    <style:style style:name="OrgTableFirstColumnCellBottomTBLROrgDateAndTime" style:parent-style-name="OrgTableFirstColumnCellBottomTBLR" style:family="table-cell" style:data-style-name="OrgDateAndTime"/>
    <style:style style:name="OrgTableLastColumnCell" style:family="table-cell">
      <style:table-cell-properties fo:border-bottom="none" fo:border-left="none" fo:border-right="none" fo:border-top="none" fo:padding="0.159cm"/>
    </style:style>
    <style:style style:name="OrgTableLastColumnCellR" style:family="table-cell">
      <style:table-cell-properties fo:border-bottom="none" fo:border-left="none" fo:border-right="0.002cm solid #000000" fo:border-top="none" fo:padding="0.159cm"/>
    </style:style>
    <style:style style:name="OrgTableLastColumnCellL" style:family="table-cell">
      <style:table-cell-properties fo:border-bottom="none" fo:border-left="0.002cm solid #000000" fo:border-right="none" fo:border-top="none" fo:padding="0.159cm"/>
    </style:style>
    <style:style style:name="OrgTableLastColumnCellLR" style:family="table-cell">
      <style:table-cell-properties fo:border-bottom="none" fo:border-left="0.002cm solid #000000" fo:border-right="0.002cm solid #000000" fo:border-top="none" fo:padding="0.159cm"/>
    </style:style>
    <style:style style:name="OrgTableLastColumnCellB" style:family="table-cell">
      <style:table-cell-properties fo:border-bottom="0.002cm solid #000000" fo:border-left="none" fo:border-right="none" fo:border-top="none" fo:padding="0.159cm"/>
    </style:style>
    <style:style style:name="OrgTableLastColumnCellBR" style:family="table-cell">
      <style:table-cell-properties fo:border-bottom="0.002cm solid #000000" fo:border-left="none" fo:border-right="0.002cm solid #000000" fo:border-top="none" fo:padding="0.159cm"/>
    </style:style>
    <style:style style:name="OrgTableLastColumnCellBL" style:family="table-cell">
      <style:table-cell-properties fo:border-bottom="0.002cm solid #000000" fo:border-left="0.002cm solid #000000" fo:border-right="none" fo:border-top="none" fo:padding="0.159cm"/>
    </style:style>
    <style:style style:name="OrgTableLastColumn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LastColumnCellT" style:family="table-cell">
      <style:table-cell-properties fo:border-bottom="none" fo:border-left="none" fo:border-right="none" fo:border-top="0.002cm solid #000000" fo:padding="0.159cm"/>
    </style:style>
    <style:style style:name="OrgTableLastColumnCellTR" style:family="table-cell">
      <style:table-cell-properties fo:border-bottom="none" fo:border-left="none" fo:border-right="0.002cm solid #000000" fo:border-top="0.002cm solid #000000" fo:padding="0.159cm"/>
    </style:style>
    <style:style style:name="OrgTableLastColumnCellTL" style:family="table-cell">
      <style:table-cell-properties fo:border-bottom="none" fo:border-left="0.002cm solid #000000" fo:border-right="none" fo:border-top="0.002cm solid #000000" fo:padding="0.159cm"/>
    </style:style>
    <style:style style:name="OrgTableLastColumn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LastColumnCellTB" style:family="table-cell">
      <style:table-cell-properties fo:border-bottom="0.002cm solid #000000" fo:border-left="none" fo:border-right="none" fo:border-top="0.002cm solid #000000" fo:padding="0.159cm"/>
    </style:style>
    <style:style style:name="OrgTableLastColumn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LastColumn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LastColumn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LastColumnCellTop" style:family="table-cell">
      <style:table-cell-properties fo:border-bottom="none" fo:border-left="none" fo:border-right="none" fo:border-top="none" fo:padding="0.159cm" style:vertical-align="top"/>
    </style:style>
    <style:style style:name="OrgTableLastColumn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LastColumn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LastColumn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LastColumn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LastColumn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LastColumn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LastColumn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LastColumn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LastColumn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LastColumn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LastColumn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LastColumn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LastColumn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LastColumn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LastColumn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LastColumnCellMiddle" style:family="table-cell">
      <style:table-cell-properties fo:border-bottom="none" fo:border-left="none" fo:border-right="none" fo:border-top="none" fo:padding="0.159cm" style:vertical-align="middle"/>
    </style:style>
    <style:style style:name="OrgTableLastColumn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LastColumn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LastColumn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LastColumn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LastColumn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LastColumn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LastColumn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LastColumn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LastColumn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LastColumn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LastColumn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LastColumn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LastColumn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LastColumn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LastColumn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LastColumnCellBottom" style:family="table-cell">
      <style:table-cell-properties fo:border-bottom="none" fo:border-left="none" fo:border-right="none" fo:border-top="none" fo:padding="0.159cm" style:vertical-align="bottom"/>
    </style:style>
    <style:style style:name="OrgTableLastColumn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LastColumn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LastColumn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LastColumn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LastColumn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LastColumn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LastColumn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LastColumn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LastColumn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LastColumn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LastColumn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LastColumn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LastColumn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LastColumn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LastColumn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LastColumnCellOrgDate" style:parent-style-name="OrgTableLastColumnCell" style:family="table-cell" style:data-style-name="OrgDate"/>
    <style:style style:name="OrgTableLastColumnCellOrgDateAndTime" style:parent-style-name="OrgTableLastColumnCell" style:family="table-cell" style:data-style-name="OrgDateAndTime"/>
    <style:style style:name="OrgTableLastColumnCellROrgDate" style:parent-style-name="OrgTableLastColumnCellR" style:family="table-cell" style:data-style-name="OrgDate"/>
    <style:style style:name="OrgTableLastColumnCellROrgDateAndTime" style:parent-style-name="OrgTableLastColumnCellR" style:family="table-cell" style:data-style-name="OrgDateAndTime"/>
    <style:style style:name="OrgTableLastColumnCellLOrgDate" style:parent-style-name="OrgTableLastColumnCellL" style:family="table-cell" style:data-style-name="OrgDate"/>
    <style:style style:name="OrgTableLastColumnCellLOrgDateAndTime" style:parent-style-name="OrgTableLastColumnCellL" style:family="table-cell" style:data-style-name="OrgDateAndTime"/>
    <style:style style:name="OrgTableLastColumnCellLROrgDate" style:parent-style-name="OrgTableLastColumnCellLR" style:family="table-cell" style:data-style-name="OrgDate"/>
    <style:style style:name="OrgTableLastColumnCellLROrgDateAndTime" style:parent-style-name="OrgTableLastColumnCellLR" style:family="table-cell" style:data-style-name="OrgDateAndTime"/>
    <style:style style:name="OrgTableLastColumnCellBOrgDate" style:parent-style-name="OrgTableLastColumnCellB" style:family="table-cell" style:data-style-name="OrgDate"/>
    <style:style style:name="OrgTableLastColumnCellBOrgDateAndTime" style:parent-style-name="OrgTableLastColumnCellB" style:family="table-cell" style:data-style-name="OrgDateAndTime"/>
    <style:style style:name="OrgTableLastColumnCellBROrgDate" style:parent-style-name="OrgTableLastColumnCellBR" style:family="table-cell" style:data-style-name="OrgDate"/>
    <style:style style:name="OrgTableLastColumnCellBROrgDateAndTime" style:parent-style-name="OrgTableLastColumnCellBR" style:family="table-cell" style:data-style-name="OrgDateAndTime"/>
    <style:style style:name="OrgTableLastColumnCellBLOrgDate" style:parent-style-name="OrgTableLastColumnCellBL" style:family="table-cell" style:data-style-name="OrgDate"/>
    <style:style style:name="OrgTableLastColumnCellBLOrgDateAndTime" style:parent-style-name="OrgTableLastColumnCellBL" style:family="table-cell" style:data-style-name="OrgDateAndTime"/>
    <style:style style:name="OrgTableLastColumnCellBLROrgDate" style:parent-style-name="OrgTableLastColumnCellBLR" style:family="table-cell" style:data-style-name="OrgDate"/>
    <style:style style:name="OrgTableLastColumnCellBLROrgDateAndTime" style:parent-style-name="OrgTableLastColumnCellBLR" style:family="table-cell" style:data-style-name="OrgDateAndTime"/>
    <style:style style:name="OrgTableLastColumnCellTOrgDate" style:parent-style-name="OrgTableLastColumnCellT" style:family="table-cell" style:data-style-name="OrgDate"/>
    <style:style style:name="OrgTableLastColumnCellTOrgDateAndTime" style:parent-style-name="OrgTableLastColumnCellT" style:family="table-cell" style:data-style-name="OrgDateAndTime"/>
    <style:style style:name="OrgTableLastColumnCellTROrgDate" style:parent-style-name="OrgTableLastColumnCellTR" style:family="table-cell" style:data-style-name="OrgDate"/>
    <style:style style:name="OrgTableLastColumnCellTROrgDateAndTime" style:parent-style-name="OrgTableLastColumnCellTR" style:family="table-cell" style:data-style-name="OrgDateAndTime"/>
    <style:style style:name="OrgTableLastColumnCellTLOrgDate" style:parent-style-name="OrgTableLastColumnCellTL" style:family="table-cell" style:data-style-name="OrgDate"/>
    <style:style style:name="OrgTableLastColumnCellTLOrgDateAndTime" style:parent-style-name="OrgTableLastColumnCellTL" style:family="table-cell" style:data-style-name="OrgDateAndTime"/>
    <style:style style:name="OrgTableLastColumnCellTLROrgDate" style:parent-style-name="OrgTableLastColumnCellTLR" style:family="table-cell" style:data-style-name="OrgDate"/>
    <style:style style:name="OrgTableLastColumnCellTLROrgDateAndTime" style:parent-style-name="OrgTableLastColumnCellTLR" style:family="table-cell" style:data-style-name="OrgDateAndTime"/>
    <style:style style:name="OrgTableLastColumnCellTBOrgDate" style:parent-style-name="OrgTableLastColumnCellTB" style:family="table-cell" style:data-style-name="OrgDate"/>
    <style:style style:name="OrgTableLastColumnCellTBOrgDateAndTime" style:parent-style-name="OrgTableLastColumnCellTB" style:family="table-cell" style:data-style-name="OrgDateAndTime"/>
    <style:style style:name="OrgTableLastColumnCellTBROrgDate" style:parent-style-name="OrgTableLastColumnCellTBR" style:family="table-cell" style:data-style-name="OrgDate"/>
    <style:style style:name="OrgTableLastColumnCellTBROrgDateAndTime" style:parent-style-name="OrgTableLastColumnCellTBR" style:family="table-cell" style:data-style-name="OrgDateAndTime"/>
    <style:style style:name="OrgTableLastColumnCellTBLOrgDate" style:parent-style-name="OrgTableLastColumnCellTBL" style:family="table-cell" style:data-style-name="OrgDate"/>
    <style:style style:name="OrgTableLastColumnCellTBLOrgDateAndTime" style:parent-style-name="OrgTableLastColumnCellTBL" style:family="table-cell" style:data-style-name="OrgDateAndTime"/>
    <style:style style:name="OrgTableLastColumnCellTBLROrgDate" style:parent-style-name="OrgTableLastColumnCellTBLR" style:family="table-cell" style:data-style-name="OrgDate"/>
    <style:style style:name="OrgTableLastColumnCellTBLROrgDateAndTime" style:parent-style-name="OrgTableLastColumnCellTBLR" style:family="table-cell" style:data-style-name="OrgDateAndTime"/>
    <style:style style:name="OrgTableLastColumnCellTopOrgDate" style:parent-style-name="OrgTableLastColumnCellTop" style:family="table-cell" style:data-style-name="OrgDate"/>
    <style:style style:name="OrgTableLastColumnCellTopOrgDateAndTime" style:parent-style-name="OrgTableLastColumnCellTop" style:family="table-cell" style:data-style-name="OrgDateAndTime"/>
    <style:style style:name="OrgTableLastColumnCellTopROrgDate" style:parent-style-name="OrgTableLastColumnCellTopR" style:family="table-cell" style:data-style-name="OrgDate"/>
    <style:style style:name="OrgTableLastColumnCellTopROrgDateAndTime" style:parent-style-name="OrgTableLastColumnCellTopR" style:family="table-cell" style:data-style-name="OrgDateAndTime"/>
    <style:style style:name="OrgTableLastColumnCellTopLOrgDate" style:parent-style-name="OrgTableLastColumnCellTopL" style:family="table-cell" style:data-style-name="OrgDate"/>
    <style:style style:name="OrgTableLastColumnCellTopLOrgDateAndTime" style:parent-style-name="OrgTableLastColumnCellTopL" style:family="table-cell" style:data-style-name="OrgDateAndTime"/>
    <style:style style:name="OrgTableLastColumnCellTopLROrgDate" style:parent-style-name="OrgTableLastColumnCellTopLR" style:family="table-cell" style:data-style-name="OrgDate"/>
    <style:style style:name="OrgTableLastColumnCellTopLROrgDateAndTime" style:parent-style-name="OrgTableLastColumnCellTopLR" style:family="table-cell" style:data-style-name="OrgDateAndTime"/>
    <style:style style:name="OrgTableLastColumnCellTopBOrgDate" style:parent-style-name="OrgTableLastColumnCellTopB" style:family="table-cell" style:data-style-name="OrgDate"/>
    <style:style style:name="OrgTableLastColumnCellTopBOrgDateAndTime" style:parent-style-name="OrgTableLastColumnCellTopB" style:family="table-cell" style:data-style-name="OrgDateAndTime"/>
    <style:style style:name="OrgTableLastColumnCellTopBROrgDate" style:parent-style-name="OrgTableLastColumnCellTopBR" style:family="table-cell" style:data-style-name="OrgDate"/>
    <style:style style:name="OrgTableLastColumnCellTopBROrgDateAndTime" style:parent-style-name="OrgTableLastColumnCellTopBR" style:family="table-cell" style:data-style-name="OrgDateAndTime"/>
    <style:style style:name="OrgTableLastColumnCellTopBLOrgDate" style:parent-style-name="OrgTableLastColumnCellTopBL" style:family="table-cell" style:data-style-name="OrgDate"/>
    <style:style style:name="OrgTableLastColumnCellTopBLOrgDateAndTime" style:parent-style-name="OrgTableLastColumnCellTopBL" style:family="table-cell" style:data-style-name="OrgDateAndTime"/>
    <style:style style:name="OrgTableLastColumnCellTopBLROrgDate" style:parent-style-name="OrgTableLastColumnCellTopBLR" style:family="table-cell" style:data-style-name="OrgDate"/>
    <style:style style:name="OrgTableLastColumnCellTopBLROrgDateAndTime" style:parent-style-name="OrgTableLastColumnCellTopBLR" style:family="table-cell" style:data-style-name="OrgDateAndTime"/>
    <style:style style:name="OrgTableLastColumnCellTopTOrgDate" style:parent-style-name="OrgTableLastColumnCellTopT" style:family="table-cell" style:data-style-name="OrgDate"/>
    <style:style style:name="OrgTableLastColumnCellTopTOrgDateAndTime" style:parent-style-name="OrgTableLastColumnCellTopT" style:family="table-cell" style:data-style-name="OrgDateAndTime"/>
    <style:style style:name="OrgTableLastColumnCellTopTROrgDate" style:parent-style-name="OrgTableLastColumnCellTopTR" style:family="table-cell" style:data-style-name="OrgDate"/>
    <style:style style:name="OrgTableLastColumnCellTopTROrgDateAndTime" style:parent-style-name="OrgTableLastColumnCellTopTR" style:family="table-cell" style:data-style-name="OrgDateAndTime"/>
    <style:style style:name="OrgTableLastColumnCellTopTLOrgDate" style:parent-style-name="OrgTableLastColumnCellTopTL" style:family="table-cell" style:data-style-name="OrgDate"/>
    <style:style style:name="OrgTableLastColumnCellTopTLOrgDateAndTime" style:parent-style-name="OrgTableLastColumnCellTopTL" style:family="table-cell" style:data-style-name="OrgDateAndTime"/>
    <style:style style:name="OrgTableLastColumnCellTopTLROrgDate" style:parent-style-name="OrgTableLastColumnCellTopTLR" style:family="table-cell" style:data-style-name="OrgDate"/>
    <style:style style:name="OrgTableLastColumnCellTopTLROrgDateAndTime" style:parent-style-name="OrgTableLastColumnCellTopTLR" style:family="table-cell" style:data-style-name="OrgDateAndTime"/>
    <style:style style:name="OrgTableLastColumnCellTopTBOrgDate" style:parent-style-name="OrgTableLastColumnCellTopTB" style:family="table-cell" style:data-style-name="OrgDate"/>
    <style:style style:name="OrgTableLastColumnCellTopTBOrgDateAndTime" style:parent-style-name="OrgTableLastColumnCellTopTB" style:family="table-cell" style:data-style-name="OrgDateAndTime"/>
    <style:style style:name="OrgTableLastColumnCellTopTBROrgDate" style:parent-style-name="OrgTableLastColumnCellTopTBR" style:family="table-cell" style:data-style-name="OrgDate"/>
    <style:style style:name="OrgTableLastColumnCellTopTBROrgDateAndTime" style:parent-style-name="OrgTableLastColumnCellTopTBR" style:family="table-cell" style:data-style-name="OrgDateAndTime"/>
    <style:style style:name="OrgTableLastColumnCellTopTBLOrgDate" style:parent-style-name="OrgTableLastColumnCellTopTBL" style:family="table-cell" style:data-style-name="OrgDate"/>
    <style:style style:name="OrgTableLastColumnCellTopTBLOrgDateAndTime" style:parent-style-name="OrgTableLastColumnCellTopTBL" style:family="table-cell" style:data-style-name="OrgDateAndTime"/>
    <style:style style:name="OrgTableLastColumnCellTopTBLROrgDate" style:parent-style-name="OrgTableLastColumnCellTopTBLR" style:family="table-cell" style:data-style-name="OrgDate"/>
    <style:style style:name="OrgTableLastColumnCellTopTBLROrgDateAndTime" style:parent-style-name="OrgTableLastColumnCellTopTBLR" style:family="table-cell" style:data-style-name="OrgDateAndTime"/>
    <style:style style:name="OrgTableLastColumnCellMiddleOrgDate" style:parent-style-name="OrgTableLastColumnCellMiddle" style:family="table-cell" style:data-style-name="OrgDate"/>
    <style:style style:name="OrgTableLastColumnCellMiddleOrgDateAndTime" style:parent-style-name="OrgTableLastColumnCellMiddle" style:family="table-cell" style:data-style-name="OrgDateAndTime"/>
    <style:style style:name="OrgTableLastColumnCellMiddleROrgDate" style:parent-style-name="OrgTableLastColumnCellMiddleR" style:family="table-cell" style:data-style-name="OrgDate"/>
    <style:style style:name="OrgTableLastColumnCellMiddleROrgDateAndTime" style:parent-style-name="OrgTableLastColumnCellMiddleR" style:family="table-cell" style:data-style-name="OrgDateAndTime"/>
    <style:style style:name="OrgTableLastColumnCellMiddleLOrgDate" style:parent-style-name="OrgTableLastColumnCellMiddleL" style:family="table-cell" style:data-style-name="OrgDate"/>
    <style:style style:name="OrgTableLastColumnCellMiddleLOrgDateAndTime" style:parent-style-name="OrgTableLastColumnCellMiddleL" style:family="table-cell" style:data-style-name="OrgDateAndTime"/>
    <style:style style:name="OrgTableLastColumnCellMiddleLROrgDate" style:parent-style-name="OrgTableLastColumnCellMiddleLR" style:family="table-cell" style:data-style-name="OrgDate"/>
    <style:style style:name="OrgTableLastColumnCellMiddleLROrgDateAndTime" style:parent-style-name="OrgTableLastColumnCellMiddleLR" style:family="table-cell" style:data-style-name="OrgDateAndTime"/>
    <style:style style:name="OrgTableLastColumnCellMiddleBOrgDate" style:parent-style-name="OrgTableLastColumnCellMiddleB" style:family="table-cell" style:data-style-name="OrgDate"/>
    <style:style style:name="OrgTableLastColumnCellMiddleBOrgDateAndTime" style:parent-style-name="OrgTableLastColumnCellMiddleB" style:family="table-cell" style:data-style-name="OrgDateAndTime"/>
    <style:style style:name="OrgTableLastColumnCellMiddleBROrgDate" style:parent-style-name="OrgTableLastColumnCellMiddleBR" style:family="table-cell" style:data-style-name="OrgDate"/>
    <style:style style:name="OrgTableLastColumnCellMiddleBROrgDateAndTime" style:parent-style-name="OrgTableLastColumnCellMiddleBR" style:family="table-cell" style:data-style-name="OrgDateAndTime"/>
    <style:style style:name="OrgTableLastColumnCellMiddleBLOrgDate" style:parent-style-name="OrgTableLastColumnCellMiddleBL" style:family="table-cell" style:data-style-name="OrgDate"/>
    <style:style style:name="OrgTableLastColumnCellMiddleBLOrgDateAndTime" style:parent-style-name="OrgTableLastColumnCellMiddleBL" style:family="table-cell" style:data-style-name="OrgDateAndTime"/>
    <style:style style:name="OrgTableLastColumnCellMiddleBLROrgDate" style:parent-style-name="OrgTableLastColumnCellMiddleBLR" style:family="table-cell" style:data-style-name="OrgDate"/>
    <style:style style:name="OrgTableLastColumnCellMiddleBLROrgDateAndTime" style:parent-style-name="OrgTableLastColumnCellMiddleBLR" style:family="table-cell" style:data-style-name="OrgDateAndTime"/>
    <style:style style:name="OrgTableLastColumnCellMiddleTOrgDate" style:parent-style-name="OrgTableLastColumnCellMiddleT" style:family="table-cell" style:data-style-name="OrgDate"/>
    <style:style style:name="OrgTableLastColumnCellMiddleTOrgDateAndTime" style:parent-style-name="OrgTableLastColumnCellMiddleT" style:family="table-cell" style:data-style-name="OrgDateAndTime"/>
    <style:style style:name="OrgTableLastColumnCellMiddleTROrgDate" style:parent-style-name="OrgTableLastColumnCellMiddleTR" style:family="table-cell" style:data-style-name="OrgDate"/>
    <style:style style:name="OrgTableLastColumnCellMiddleTROrgDateAndTime" style:parent-style-name="OrgTableLastColumnCellMiddleTR" style:family="table-cell" style:data-style-name="OrgDateAndTime"/>
    <style:style style:name="OrgTableLastColumnCellMiddleTLOrgDate" style:parent-style-name="OrgTableLastColumnCellMiddleTL" style:family="table-cell" style:data-style-name="OrgDate"/>
    <style:style style:name="OrgTableLastColumnCellMiddleTLOrgDateAndTime" style:parent-style-name="OrgTableLastColumnCellMiddleTL" style:family="table-cell" style:data-style-name="OrgDateAndTime"/>
    <style:style style:name="OrgTableLastColumnCellMiddleTLROrgDate" style:parent-style-name="OrgTableLastColumnCellMiddleTLR" style:family="table-cell" style:data-style-name="OrgDate"/>
    <style:style style:name="OrgTableLastColumnCellMiddleTLROrgDateAndTime" style:parent-style-name="OrgTableLastColumnCellMiddleTLR" style:family="table-cell" style:data-style-name="OrgDateAndTime"/>
    <style:style style:name="OrgTableLastColumnCellMiddleTBOrgDate" style:parent-style-name="OrgTableLastColumnCellMiddleTB" style:family="table-cell" style:data-style-name="OrgDate"/>
    <style:style style:name="OrgTableLastColumnCellMiddleTBOrgDateAndTime" style:parent-style-name="OrgTableLastColumnCellMiddleTB" style:family="table-cell" style:data-style-name="OrgDateAndTime"/>
    <style:style style:name="OrgTableLastColumnCellMiddleTBROrgDate" style:parent-style-name="OrgTableLastColumnCellMiddleTBR" style:family="table-cell" style:data-style-name="OrgDate"/>
    <style:style style:name="OrgTableLastColumnCellMiddleTBROrgDateAndTime" style:parent-style-name="OrgTableLastColumnCellMiddleTBR" style:family="table-cell" style:data-style-name="OrgDateAndTime"/>
    <style:style style:name="OrgTableLastColumnCellMiddleTBLOrgDate" style:parent-style-name="OrgTableLastColumnCellMiddleTBL" style:family="table-cell" style:data-style-name="OrgDate"/>
    <style:style style:name="OrgTableLastColumnCellMiddleTBLOrgDateAndTime" style:parent-style-name="OrgTableLastColumnCellMiddleTBL" style:family="table-cell" style:data-style-name="OrgDateAndTime"/>
    <style:style style:name="OrgTableLastColumnCellMiddleTBLROrgDate" style:parent-style-name="OrgTableLastColumnCellMiddleTBLR" style:family="table-cell" style:data-style-name="OrgDate"/>
    <style:style style:name="OrgTableLastColumnCellMiddleTBLROrgDateAndTime" style:parent-style-name="OrgTableLastColumnCellMiddleTBLR" style:family="table-cell" style:data-style-name="OrgDateAndTime"/>
    <style:style style:name="OrgTableLastColumnCellBottomOrgDate" style:parent-style-name="OrgTableLastColumnCellBottom" style:family="table-cell" style:data-style-name="OrgDate"/>
    <style:style style:name="OrgTableLastColumnCellBottomOrgDateAndTime" style:parent-style-name="OrgTableLastColumnCellBottom" style:family="table-cell" style:data-style-name="OrgDateAndTime"/>
    <style:style style:name="OrgTableLastColumnCellBottomROrgDate" style:parent-style-name="OrgTableLastColumnCellBottomR" style:family="table-cell" style:data-style-name="OrgDate"/>
    <style:style style:name="OrgTableLastColumnCellBottomROrgDateAndTime" style:parent-style-name="OrgTableLastColumnCellBottomR" style:family="table-cell" style:data-style-name="OrgDateAndTime"/>
    <style:style style:name="OrgTableLastColumnCellBottomLOrgDate" style:parent-style-name="OrgTableLastColumnCellBottomL" style:family="table-cell" style:data-style-name="OrgDate"/>
    <style:style style:name="OrgTableLastColumnCellBottomLOrgDateAndTime" style:parent-style-name="OrgTableLastColumnCellBottomL" style:family="table-cell" style:data-style-name="OrgDateAndTime"/>
    <style:style style:name="OrgTableLastColumnCellBottomLROrgDate" style:parent-style-name="OrgTableLastColumnCellBottomLR" style:family="table-cell" style:data-style-name="OrgDate"/>
    <style:style style:name="OrgTableLastColumnCellBottomLROrgDateAndTime" style:parent-style-name="OrgTableLastColumnCellBottomLR" style:family="table-cell" style:data-style-name="OrgDateAndTime"/>
    <style:style style:name="OrgTableLastColumnCellBottomBOrgDate" style:parent-style-name="OrgTableLastColumnCellBottomB" style:family="table-cell" style:data-style-name="OrgDate"/>
    <style:style style:name="OrgTableLastColumnCellBottomBOrgDateAndTime" style:parent-style-name="OrgTableLastColumnCellBottomB" style:family="table-cell" style:data-style-name="OrgDateAndTime"/>
    <style:style style:name="OrgTableLastColumnCellBottomBROrgDate" style:parent-style-name="OrgTableLastColumnCellBottomBR" style:family="table-cell" style:data-style-name="OrgDate"/>
    <style:style style:name="OrgTableLastColumnCellBottomBROrgDateAndTime" style:parent-style-name="OrgTableLastColumnCellBottomBR" style:family="table-cell" style:data-style-name="OrgDateAndTime"/>
    <style:style style:name="OrgTableLastColumnCellBottomBLOrgDate" style:parent-style-name="OrgTableLastColumnCellBottomBL" style:family="table-cell" style:data-style-name="OrgDate"/>
    <style:style style:name="OrgTableLastColumnCellBottomBLOrgDateAndTime" style:parent-style-name="OrgTableLastColumnCellBottomBL" style:family="table-cell" style:data-style-name="OrgDateAndTime"/>
    <style:style style:name="OrgTableLastColumnCellBottomBLROrgDate" style:parent-style-name="OrgTableLastColumnCellBottomBLR" style:family="table-cell" style:data-style-name="OrgDate"/>
    <style:style style:name="OrgTableLastColumnCellBottomBLROrgDateAndTime" style:parent-style-name="OrgTableLastColumnCellBottomBLR" style:family="table-cell" style:data-style-name="OrgDateAndTime"/>
    <style:style style:name="OrgTableLastColumnCellBottomTOrgDate" style:parent-style-name="OrgTableLastColumnCellBottomT" style:family="table-cell" style:data-style-name="OrgDate"/>
    <style:style style:name="OrgTableLastColumnCellBottomTOrgDateAndTime" style:parent-style-name="OrgTableLastColumnCellBottomT" style:family="table-cell" style:data-style-name="OrgDateAndTime"/>
    <style:style style:name="OrgTableLastColumnCellBottomTROrgDate" style:parent-style-name="OrgTableLastColumnCellBottomTR" style:family="table-cell" style:data-style-name="OrgDate"/>
    <style:style style:name="OrgTableLastColumnCellBottomTROrgDateAndTime" style:parent-style-name="OrgTableLastColumnCellBottomTR" style:family="table-cell" style:data-style-name="OrgDateAndTime"/>
    <style:style style:name="OrgTableLastColumnCellBottomTLOrgDate" style:parent-style-name="OrgTableLastColumnCellBottomTL" style:family="table-cell" style:data-style-name="OrgDate"/>
    <style:style style:name="OrgTableLastColumnCellBottomTLOrgDateAndTime" style:parent-style-name="OrgTableLastColumnCellBottomTL" style:family="table-cell" style:data-style-name="OrgDateAndTime"/>
    <style:style style:name="OrgTableLastColumnCellBottomTLROrgDate" style:parent-style-name="OrgTableLastColumnCellBottomTLR" style:family="table-cell" style:data-style-name="OrgDate"/>
    <style:style style:name="OrgTableLastColumnCellBottomTLROrgDateAndTime" style:parent-style-name="OrgTableLastColumnCellBottomTLR" style:family="table-cell" style:data-style-name="OrgDateAndTime"/>
    <style:style style:name="OrgTableLastColumnCellBottomTBOrgDate" style:parent-style-name="OrgTableLastColumnCellBottomTB" style:family="table-cell" style:data-style-name="OrgDate"/>
    <style:style style:name="OrgTableLastColumnCellBottomTBOrgDateAndTime" style:parent-style-name="OrgTableLastColumnCellBottomTB" style:family="table-cell" style:data-style-name="OrgDateAndTime"/>
    <style:style style:name="OrgTableLastColumnCellBottomTBROrgDate" style:parent-style-name="OrgTableLastColumnCellBottomTBR" style:family="table-cell" style:data-style-name="OrgDate"/>
    <style:style style:name="OrgTableLastColumnCellBottomTBROrgDateAndTime" style:parent-style-name="OrgTableLastColumnCellBottomTBR" style:family="table-cell" style:data-style-name="OrgDateAndTime"/>
    <style:style style:name="OrgTableLastColumnCellBottomTBLOrgDate" style:parent-style-name="OrgTableLastColumnCellBottomTBL" style:family="table-cell" style:data-style-name="OrgDate"/>
    <style:style style:name="OrgTableLastColumnCellBottomTBLOrgDateAndTime" style:parent-style-name="OrgTableLastColumnCellBottomTBL" style:family="table-cell" style:data-style-name="OrgDateAndTime"/>
    <style:style style:name="OrgTableLastColumnCellBottomTBLROrgDate" style:parent-style-name="OrgTableLastColumnCellBottomTBLR" style:family="table-cell" style:data-style-name="OrgDate"/>
    <style:style style:name="OrgTableLastColumnCellBottomTBLROrgDateAndTime" style:parent-style-name="OrgTableLastColumnCellBottomTBLR" style:family="table-cell" style:data-style-name="OrgDateAndTime"/>
    <style:style style:name="OrgTableFirstRowCell" style:family="table-cell">
      <style:table-cell-properties fo:border-bottom="none" fo:border-left="none" fo:border-right="none" fo:border-top="none" fo:padding="0.159cm"/>
    </style:style>
    <style:style style:name="OrgTableFirstRowCellR" style:family="table-cell">
      <style:table-cell-properties fo:border-bottom="none" fo:border-left="none" fo:border-right="0.002cm solid #000000" fo:border-top="none" fo:padding="0.159cm"/>
    </style:style>
    <style:style style:name="OrgTableFirstRowCellL" style:family="table-cell">
      <style:table-cell-properties fo:border-bottom="none" fo:border-left="0.002cm solid #000000" fo:border-right="none" fo:border-top="none" fo:padding="0.159cm"/>
    </style:style>
    <style:style style:name="OrgTableFirstRowCellLR" style:family="table-cell">
      <style:table-cell-properties fo:border-bottom="none" fo:border-left="0.002cm solid #000000" fo:border-right="0.002cm solid #000000" fo:border-top="none" fo:padding="0.159cm"/>
    </style:style>
    <style:style style:name="OrgTableFirstRowCellB" style:family="table-cell">
      <style:table-cell-properties fo:border-bottom="0.002cm solid #000000" fo:border-left="none" fo:border-right="none" fo:border-top="none" fo:padding="0.159cm"/>
    </style:style>
    <style:style style:name="OrgTableFirstRowCellBR" style:family="table-cell">
      <style:table-cell-properties fo:border-bottom="0.002cm solid #000000" fo:border-left="none" fo:border-right="0.002cm solid #000000" fo:border-top="none" fo:padding="0.159cm"/>
    </style:style>
    <style:style style:name="OrgTableFirstRowCellBL" style:family="table-cell">
      <style:table-cell-properties fo:border-bottom="0.002cm solid #000000" fo:border-left="0.002cm solid #000000" fo:border-right="none" fo:border-top="none" fo:padding="0.159cm"/>
    </style:style>
    <style:style style:name="OrgTableFirstRow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FirstRowCellT" style:family="table-cell">
      <style:table-cell-properties fo:border-bottom="none" fo:border-left="none" fo:border-right="none" fo:border-top="0.002cm solid #000000" fo:padding="0.159cm"/>
    </style:style>
    <style:style style:name="OrgTableFirstRowCellTR" style:family="table-cell">
      <style:table-cell-properties fo:border-bottom="none" fo:border-left="none" fo:border-right="0.002cm solid #000000" fo:border-top="0.002cm solid #000000" fo:padding="0.159cm"/>
    </style:style>
    <style:style style:name="OrgTableFirstRowCellTL" style:family="table-cell">
      <style:table-cell-properties fo:border-bottom="none" fo:border-left="0.002cm solid #000000" fo:border-right="none" fo:border-top="0.002cm solid #000000" fo:padding="0.159cm"/>
    </style:style>
    <style:style style:name="OrgTableFirstRow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FirstRowCellTB" style:family="table-cell">
      <style:table-cell-properties fo:border-bottom="0.002cm solid #000000" fo:border-left="none" fo:border-right="none" fo:border-top="0.002cm solid #000000" fo:padding="0.159cm"/>
    </style:style>
    <style:style style:name="OrgTableFirstRow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FirstRow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FirstRow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FirstRowCellTop" style:family="table-cell">
      <style:table-cell-properties fo:border-bottom="none" fo:border-left="none" fo:border-right="none" fo:border-top="none" fo:padding="0.159cm" style:vertical-align="top"/>
    </style:style>
    <style:style style:name="OrgTableFirstRow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FirstRow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FirstRow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FirstRow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FirstRow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FirstRow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FirstRow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FirstRow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FirstRow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FirstRow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FirstRow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FirstRow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FirstRow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FirstRow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FirstRow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FirstRowCellMiddle" style:family="table-cell">
      <style:table-cell-properties fo:border-bottom="none" fo:border-left="none" fo:border-right="none" fo:border-top="none" fo:padding="0.159cm" style:vertical-align="middle"/>
    </style:style>
    <style:style style:name="OrgTableFirstRow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FirstRow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FirstRow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FirstRow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FirstRow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FirstRow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FirstRow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FirstRow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FirstRow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FirstRow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FirstRow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FirstRow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FirstRow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FirstRow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FirstRow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FirstRowCellBottom" style:family="table-cell">
      <style:table-cell-properties fo:border-bottom="none" fo:border-left="none" fo:border-right="none" fo:border-top="none" fo:padding="0.159cm" style:vertical-align="bottom"/>
    </style:style>
    <style:style style:name="OrgTableFirstRow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FirstRow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FirstRow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FirstRow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FirstRow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FirstRow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FirstRow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FirstRow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FirstRow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FirstRow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FirstRow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FirstRow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FirstRow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FirstRow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FirstRow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FirstRowCellOrgDate" style:parent-style-name="OrgTableFirstRowCell" style:family="table-cell" style:data-style-name="OrgDate"/>
    <style:style style:name="OrgTableFirstRowCellOrgDateAndTime" style:parent-style-name="OrgTableFirstRowCell" style:family="table-cell" style:data-style-name="OrgDateAndTime"/>
    <style:style style:name="OrgTableFirstRowCellROrgDate" style:parent-style-name="OrgTableFirstRowCellR" style:family="table-cell" style:data-style-name="OrgDate"/>
    <style:style style:name="OrgTableFirstRowCellROrgDateAndTime" style:parent-style-name="OrgTableFirstRowCellR" style:family="table-cell" style:data-style-name="OrgDateAndTime"/>
    <style:style style:name="OrgTableFirstRowCellLOrgDate" style:parent-style-name="OrgTableFirstRowCellL" style:family="table-cell" style:data-style-name="OrgDate"/>
    <style:style style:name="OrgTableFirstRowCellLOrgDateAndTime" style:parent-style-name="OrgTableFirstRowCellL" style:family="table-cell" style:data-style-name="OrgDateAndTime"/>
    <style:style style:name="OrgTableFirstRowCellLROrgDate" style:parent-style-name="OrgTableFirstRowCellLR" style:family="table-cell" style:data-style-name="OrgDate"/>
    <style:style style:name="OrgTableFirstRowCellLROrgDateAndTime" style:parent-style-name="OrgTableFirstRowCellLR" style:family="table-cell" style:data-style-name="OrgDateAndTime"/>
    <style:style style:name="OrgTableFirstRowCellBOrgDate" style:parent-style-name="OrgTableFirstRowCellB" style:family="table-cell" style:data-style-name="OrgDate"/>
    <style:style style:name="OrgTableFirstRowCellBOrgDateAndTime" style:parent-style-name="OrgTableFirstRowCellB" style:family="table-cell" style:data-style-name="OrgDateAndTime"/>
    <style:style style:name="OrgTableFirstRowCellBROrgDate" style:parent-style-name="OrgTableFirstRowCellBR" style:family="table-cell" style:data-style-name="OrgDate"/>
    <style:style style:name="OrgTableFirstRowCellBROrgDateAndTime" style:parent-style-name="OrgTableFirstRowCellBR" style:family="table-cell" style:data-style-name="OrgDateAndTime"/>
    <style:style style:name="OrgTableFirstRowCellBLOrgDate" style:parent-style-name="OrgTableFirstRowCellBL" style:family="table-cell" style:data-style-name="OrgDate"/>
    <style:style style:name="OrgTableFirstRowCellBLOrgDateAndTime" style:parent-style-name="OrgTableFirstRowCellBL" style:family="table-cell" style:data-style-name="OrgDateAndTime"/>
    <style:style style:name="OrgTableFirstRowCellBLROrgDate" style:parent-style-name="OrgTableFirstRowCellBLR" style:family="table-cell" style:data-style-name="OrgDate"/>
    <style:style style:name="OrgTableFirstRowCellBLROrgDateAndTime" style:parent-style-name="OrgTableFirstRowCellBLR" style:family="table-cell" style:data-style-name="OrgDateAndTime"/>
    <style:style style:name="OrgTableFirstRowCellTOrgDate" style:parent-style-name="OrgTableFirstRowCellT" style:family="table-cell" style:data-style-name="OrgDate"/>
    <style:style style:name="OrgTableFirstRowCellTOrgDateAndTime" style:parent-style-name="OrgTableFirstRowCellT" style:family="table-cell" style:data-style-name="OrgDateAndTime"/>
    <style:style style:name="OrgTableFirstRowCellTROrgDate" style:parent-style-name="OrgTableFirstRowCellTR" style:family="table-cell" style:data-style-name="OrgDate"/>
    <style:style style:name="OrgTableFirstRowCellTROrgDateAndTime" style:parent-style-name="OrgTableFirstRowCellTR" style:family="table-cell" style:data-style-name="OrgDateAndTime"/>
    <style:style style:name="OrgTableFirstRowCellTLOrgDate" style:parent-style-name="OrgTableFirstRowCellTL" style:family="table-cell" style:data-style-name="OrgDate"/>
    <style:style style:name="OrgTableFirstRowCellTLOrgDateAndTime" style:parent-style-name="OrgTableFirstRowCellTL" style:family="table-cell" style:data-style-name="OrgDateAndTime"/>
    <style:style style:name="OrgTableFirstRowCellTLROrgDate" style:parent-style-name="OrgTableFirstRowCellTLR" style:family="table-cell" style:data-style-name="OrgDate"/>
    <style:style style:name="OrgTableFirstRowCellTLROrgDateAndTime" style:parent-style-name="OrgTableFirstRowCellTLR" style:family="table-cell" style:data-style-name="OrgDateAndTime"/>
    <style:style style:name="OrgTableFirstRowCellTBOrgDate" style:parent-style-name="OrgTableFirstRowCellTB" style:family="table-cell" style:data-style-name="OrgDate"/>
    <style:style style:name="OrgTableFirstRowCellTBOrgDateAndTime" style:parent-style-name="OrgTableFirstRowCellTB" style:family="table-cell" style:data-style-name="OrgDateAndTime"/>
    <style:style style:name="OrgTableFirstRowCellTBROrgDate" style:parent-style-name="OrgTableFirstRowCellTBR" style:family="table-cell" style:data-style-name="OrgDate"/>
    <style:style style:name="OrgTableFirstRowCellTBROrgDateAndTime" style:parent-style-name="OrgTableFirstRowCellTBR" style:family="table-cell" style:data-style-name="OrgDateAndTime"/>
    <style:style style:name="OrgTableFirstRowCellTBLOrgDate" style:parent-style-name="OrgTableFirstRowCellTBL" style:family="table-cell" style:data-style-name="OrgDate"/>
    <style:style style:name="OrgTableFirstRowCellTBLOrgDateAndTime" style:parent-style-name="OrgTableFirstRowCellTBL" style:family="table-cell" style:data-style-name="OrgDateAndTime"/>
    <style:style style:name="OrgTableFirstRowCellTBLROrgDate" style:parent-style-name="OrgTableFirstRowCellTBLR" style:family="table-cell" style:data-style-name="OrgDate"/>
    <style:style style:name="OrgTableFirstRowCellTBLROrgDateAndTime" style:parent-style-name="OrgTableFirstRowCellTBLR" style:family="table-cell" style:data-style-name="OrgDateAndTime"/>
    <style:style style:name="OrgTableFirstRowCellTopOrgDate" style:parent-style-name="OrgTableFirstRowCellTop" style:family="table-cell" style:data-style-name="OrgDate"/>
    <style:style style:name="OrgTableFirstRowCellTopOrgDateAndTime" style:parent-style-name="OrgTableFirstRowCellTop" style:family="table-cell" style:data-style-name="OrgDateAndTime"/>
    <style:style style:name="OrgTableFirstRowCellTopROrgDate" style:parent-style-name="OrgTableFirstRowCellTopR" style:family="table-cell" style:data-style-name="OrgDate"/>
    <style:style style:name="OrgTableFirstRowCellTopROrgDateAndTime" style:parent-style-name="OrgTableFirstRowCellTopR" style:family="table-cell" style:data-style-name="OrgDateAndTime"/>
    <style:style style:name="OrgTableFirstRowCellTopLOrgDate" style:parent-style-name="OrgTableFirstRowCellTopL" style:family="table-cell" style:data-style-name="OrgDate"/>
    <style:style style:name="OrgTableFirstRowCellTopLOrgDateAndTime" style:parent-style-name="OrgTableFirstRowCellTopL" style:family="table-cell" style:data-style-name="OrgDateAndTime"/>
    <style:style style:name="OrgTableFirstRowCellTopLROrgDate" style:parent-style-name="OrgTableFirstRowCellTopLR" style:family="table-cell" style:data-style-name="OrgDate"/>
    <style:style style:name="OrgTableFirstRowCellTopLROrgDateAndTime" style:parent-style-name="OrgTableFirstRowCellTopLR" style:family="table-cell" style:data-style-name="OrgDateAndTime"/>
    <style:style style:name="OrgTableFirstRowCellTopBOrgDate" style:parent-style-name="OrgTableFirstRowCellTopB" style:family="table-cell" style:data-style-name="OrgDate"/>
    <style:style style:name="OrgTableFirstRowCellTopBOrgDateAndTime" style:parent-style-name="OrgTableFirstRowCellTopB" style:family="table-cell" style:data-style-name="OrgDateAndTime"/>
    <style:style style:name="OrgTableFirstRowCellTopBROrgDate" style:parent-style-name="OrgTableFirstRowCellTopBR" style:family="table-cell" style:data-style-name="OrgDate"/>
    <style:style style:name="OrgTableFirstRowCellTopBROrgDateAndTime" style:parent-style-name="OrgTableFirstRowCellTopBR" style:family="table-cell" style:data-style-name="OrgDateAndTime"/>
    <style:style style:name="OrgTableFirstRowCellTopBLOrgDate" style:parent-style-name="OrgTableFirstRowCellTopBL" style:family="table-cell" style:data-style-name="OrgDate"/>
    <style:style style:name="OrgTableFirstRowCellTopBLOrgDateAndTime" style:parent-style-name="OrgTableFirstRowCellTopBL" style:family="table-cell" style:data-style-name="OrgDateAndTime"/>
    <style:style style:name="OrgTableFirstRowCellTopBLROrgDate" style:parent-style-name="OrgTableFirstRowCellTopBLR" style:family="table-cell" style:data-style-name="OrgDate"/>
    <style:style style:name="OrgTableFirstRowCellTopBLROrgDateAndTime" style:parent-style-name="OrgTableFirstRowCellTopBLR" style:family="table-cell" style:data-style-name="OrgDateAndTime"/>
    <style:style style:name="OrgTableFirstRowCellTopTOrgDate" style:parent-style-name="OrgTableFirstRowCellTopT" style:family="table-cell" style:data-style-name="OrgDate"/>
    <style:style style:name="OrgTableFirstRowCellTopTOrgDateAndTime" style:parent-style-name="OrgTableFirstRowCellTopT" style:family="table-cell" style:data-style-name="OrgDateAndTime"/>
    <style:style style:name="OrgTableFirstRowCellTopTROrgDate" style:parent-style-name="OrgTableFirstRowCellTopTR" style:family="table-cell" style:data-style-name="OrgDate"/>
    <style:style style:name="OrgTableFirstRowCellTopTROrgDateAndTime" style:parent-style-name="OrgTableFirstRowCellTopTR" style:family="table-cell" style:data-style-name="OrgDateAndTime"/>
    <style:style style:name="OrgTableFirstRowCellTopTLOrgDate" style:parent-style-name="OrgTableFirstRowCellTopTL" style:family="table-cell" style:data-style-name="OrgDate"/>
    <style:style style:name="OrgTableFirstRowCellTopTLOrgDateAndTime" style:parent-style-name="OrgTableFirstRowCellTopTL" style:family="table-cell" style:data-style-name="OrgDateAndTime"/>
    <style:style style:name="OrgTableFirstRowCellTopTLROrgDate" style:parent-style-name="OrgTableFirstRowCellTopTLR" style:family="table-cell" style:data-style-name="OrgDate"/>
    <style:style style:name="OrgTableFirstRowCellTopTLROrgDateAndTime" style:parent-style-name="OrgTableFirstRowCellTopTLR" style:family="table-cell" style:data-style-name="OrgDateAndTime"/>
    <style:style style:name="OrgTableFirstRowCellTopTBOrgDate" style:parent-style-name="OrgTableFirstRowCellTopTB" style:family="table-cell" style:data-style-name="OrgDate"/>
    <style:style style:name="OrgTableFirstRowCellTopTBOrgDateAndTime" style:parent-style-name="OrgTableFirstRowCellTopTB" style:family="table-cell" style:data-style-name="OrgDateAndTime"/>
    <style:style style:name="OrgTableFirstRowCellTopTBROrgDate" style:parent-style-name="OrgTableFirstRowCellTopTBR" style:family="table-cell" style:data-style-name="OrgDate"/>
    <style:style style:name="OrgTableFirstRowCellTopTBROrgDateAndTime" style:parent-style-name="OrgTableFirstRowCellTopTBR" style:family="table-cell" style:data-style-name="OrgDateAndTime"/>
    <style:style style:name="OrgTableFirstRowCellTopTBLOrgDate" style:parent-style-name="OrgTableFirstRowCellTopTBL" style:family="table-cell" style:data-style-name="OrgDate"/>
    <style:style style:name="OrgTableFirstRowCellTopTBLOrgDateAndTime" style:parent-style-name="OrgTableFirstRowCellTopTBL" style:family="table-cell" style:data-style-name="OrgDateAndTime"/>
    <style:style style:name="OrgTableFirstRowCellTopTBLROrgDate" style:parent-style-name="OrgTableFirstRowCellTopTBLR" style:family="table-cell" style:data-style-name="OrgDate"/>
    <style:style style:name="OrgTableFirstRowCellTopTBLROrgDateAndTime" style:parent-style-name="OrgTableFirstRowCellTopTBLR" style:family="table-cell" style:data-style-name="OrgDateAndTime"/>
    <style:style style:name="OrgTableFirstRowCellMiddleOrgDate" style:parent-style-name="OrgTableFirstRowCellMiddle" style:family="table-cell" style:data-style-name="OrgDate"/>
    <style:style style:name="OrgTableFirstRowCellMiddleOrgDateAndTime" style:parent-style-name="OrgTableFirstRowCellMiddle" style:family="table-cell" style:data-style-name="OrgDateAndTime"/>
    <style:style style:name="OrgTableFirstRowCellMiddleROrgDate" style:parent-style-name="OrgTableFirstRowCellMiddleR" style:family="table-cell" style:data-style-name="OrgDate"/>
    <style:style style:name="OrgTableFirstRowCellMiddleROrgDateAndTime" style:parent-style-name="OrgTableFirstRowCellMiddleR" style:family="table-cell" style:data-style-name="OrgDateAndTime"/>
    <style:style style:name="OrgTableFirstRowCellMiddleLOrgDate" style:parent-style-name="OrgTableFirstRowCellMiddleL" style:family="table-cell" style:data-style-name="OrgDate"/>
    <style:style style:name="OrgTableFirstRowCellMiddleLOrgDateAndTime" style:parent-style-name="OrgTableFirstRowCellMiddleL" style:family="table-cell" style:data-style-name="OrgDateAndTime"/>
    <style:style style:name="OrgTableFirstRowCellMiddleLROrgDate" style:parent-style-name="OrgTableFirstRowCellMiddleLR" style:family="table-cell" style:data-style-name="OrgDate"/>
    <style:style style:name="OrgTableFirstRowCellMiddleLROrgDateAndTime" style:parent-style-name="OrgTableFirstRowCellMiddleLR" style:family="table-cell" style:data-style-name="OrgDateAndTime"/>
    <style:style style:name="OrgTableFirstRowCellMiddleBOrgDate" style:parent-style-name="OrgTableFirstRowCellMiddleB" style:family="table-cell" style:data-style-name="OrgDate"/>
    <style:style style:name="OrgTableFirstRowCellMiddleBOrgDateAndTime" style:parent-style-name="OrgTableFirstRowCellMiddleB" style:family="table-cell" style:data-style-name="OrgDateAndTime"/>
    <style:style style:name="OrgTableFirstRowCellMiddleBROrgDate" style:parent-style-name="OrgTableFirstRowCellMiddleBR" style:family="table-cell" style:data-style-name="OrgDate"/>
    <style:style style:name="OrgTableFirstRowCellMiddleBROrgDateAndTime" style:parent-style-name="OrgTableFirstRowCellMiddleBR" style:family="table-cell" style:data-style-name="OrgDateAndTime"/>
    <style:style style:name="OrgTableFirstRowCellMiddleBLOrgDate" style:parent-style-name="OrgTableFirstRowCellMiddleBL" style:family="table-cell" style:data-style-name="OrgDate"/>
    <style:style style:name="OrgTableFirstRowCellMiddleBLOrgDateAndTime" style:parent-style-name="OrgTableFirstRowCellMiddleBL" style:family="table-cell" style:data-style-name="OrgDateAndTime"/>
    <style:style style:name="OrgTableFirstRowCellMiddleBLROrgDate" style:parent-style-name="OrgTableFirstRowCellMiddleBLR" style:family="table-cell" style:data-style-name="OrgDate"/>
    <style:style style:name="OrgTableFirstRowCellMiddleBLROrgDateAndTime" style:parent-style-name="OrgTableFirstRowCellMiddleBLR" style:family="table-cell" style:data-style-name="OrgDateAndTime"/>
    <style:style style:name="OrgTableFirstRowCellMiddleTOrgDate" style:parent-style-name="OrgTableFirstRowCellMiddleT" style:family="table-cell" style:data-style-name="OrgDate"/>
    <style:style style:name="OrgTableFirstRowCellMiddleTOrgDateAndTime" style:parent-style-name="OrgTableFirstRowCellMiddleT" style:family="table-cell" style:data-style-name="OrgDateAndTime"/>
    <style:style style:name="OrgTableFirstRowCellMiddleTROrgDate" style:parent-style-name="OrgTableFirstRowCellMiddleTR" style:family="table-cell" style:data-style-name="OrgDate"/>
    <style:style style:name="OrgTableFirstRowCellMiddleTROrgDateAndTime" style:parent-style-name="OrgTableFirstRowCellMiddleTR" style:family="table-cell" style:data-style-name="OrgDateAndTime"/>
    <style:style style:name="OrgTableFirstRowCellMiddleTLOrgDate" style:parent-style-name="OrgTableFirstRowCellMiddleTL" style:family="table-cell" style:data-style-name="OrgDate"/>
    <style:style style:name="OrgTableFirstRowCellMiddleTLOrgDateAndTime" style:parent-style-name="OrgTableFirstRowCellMiddleTL" style:family="table-cell" style:data-style-name="OrgDateAndTime"/>
    <style:style style:name="OrgTableFirstRowCellMiddleTLROrgDate" style:parent-style-name="OrgTableFirstRowCellMiddleTLR" style:family="table-cell" style:data-style-name="OrgDate"/>
    <style:style style:name="OrgTableFirstRowCellMiddleTLROrgDateAndTime" style:parent-style-name="OrgTableFirstRowCellMiddleTLR" style:family="table-cell" style:data-style-name="OrgDateAndTime"/>
    <style:style style:name="OrgTableFirstRowCellMiddleTBOrgDate" style:parent-style-name="OrgTableFirstRowCellMiddleTB" style:family="table-cell" style:data-style-name="OrgDate"/>
    <style:style style:name="OrgTableFirstRowCellMiddleTBOrgDateAndTime" style:parent-style-name="OrgTableFirstRowCellMiddleTB" style:family="table-cell" style:data-style-name="OrgDateAndTime"/>
    <style:style style:name="OrgTableFirstRowCellMiddleTBROrgDate" style:parent-style-name="OrgTableFirstRowCellMiddleTBR" style:family="table-cell" style:data-style-name="OrgDate"/>
    <style:style style:name="OrgTableFirstRowCellMiddleTBROrgDateAndTime" style:parent-style-name="OrgTableFirstRowCellMiddleTBR" style:family="table-cell" style:data-style-name="OrgDateAndTime"/>
    <style:style style:name="OrgTableFirstRowCellMiddleTBLOrgDate" style:parent-style-name="OrgTableFirstRowCellMiddleTBL" style:family="table-cell" style:data-style-name="OrgDate"/>
    <style:style style:name="OrgTableFirstRowCellMiddleTBLOrgDateAndTime" style:parent-style-name="OrgTableFirstRowCellMiddleTBL" style:family="table-cell" style:data-style-name="OrgDateAndTime"/>
    <style:style style:name="OrgTableFirstRowCellMiddleTBLROrgDate" style:parent-style-name="OrgTableFirstRowCellMiddleTBLR" style:family="table-cell" style:data-style-name="OrgDate"/>
    <style:style style:name="OrgTableFirstRowCellMiddleTBLROrgDateAndTime" style:parent-style-name="OrgTableFirstRowCellMiddleTBLR" style:family="table-cell" style:data-style-name="OrgDateAndTime"/>
    <style:style style:name="OrgTableFirstRowCellBottomOrgDate" style:parent-style-name="OrgTableFirstRowCellBottom" style:family="table-cell" style:data-style-name="OrgDate"/>
    <style:style style:name="OrgTableFirstRowCellBottomOrgDateAndTime" style:parent-style-name="OrgTableFirstRowCellBottom" style:family="table-cell" style:data-style-name="OrgDateAndTime"/>
    <style:style style:name="OrgTableFirstRowCellBottomROrgDate" style:parent-style-name="OrgTableFirstRowCellBottomR" style:family="table-cell" style:data-style-name="OrgDate"/>
    <style:style style:name="OrgTableFirstRowCellBottomROrgDateAndTime" style:parent-style-name="OrgTableFirstRowCellBottomR" style:family="table-cell" style:data-style-name="OrgDateAndTime"/>
    <style:style style:name="OrgTableFirstRowCellBottomLOrgDate" style:parent-style-name="OrgTableFirstRowCellBottomL" style:family="table-cell" style:data-style-name="OrgDate"/>
    <style:style style:name="OrgTableFirstRowCellBottomLOrgDateAndTime" style:parent-style-name="OrgTableFirstRowCellBottomL" style:family="table-cell" style:data-style-name="OrgDateAndTime"/>
    <style:style style:name="OrgTableFirstRowCellBottomLROrgDate" style:parent-style-name="OrgTableFirstRowCellBottomLR" style:family="table-cell" style:data-style-name="OrgDate"/>
    <style:style style:name="OrgTableFirstRowCellBottomLROrgDateAndTime" style:parent-style-name="OrgTableFirstRowCellBottomLR" style:family="table-cell" style:data-style-name="OrgDateAndTime"/>
    <style:style style:name="OrgTableFirstRowCellBottomBOrgDate" style:parent-style-name="OrgTableFirstRowCellBottomB" style:family="table-cell" style:data-style-name="OrgDate"/>
    <style:style style:name="OrgTableFirstRowCellBottomBOrgDateAndTime" style:parent-style-name="OrgTableFirstRowCellBottomB" style:family="table-cell" style:data-style-name="OrgDateAndTime"/>
    <style:style style:name="OrgTableFirstRowCellBottomBROrgDate" style:parent-style-name="OrgTableFirstRowCellBottomBR" style:family="table-cell" style:data-style-name="OrgDate"/>
    <style:style style:name="OrgTableFirstRowCellBottomBROrgDateAndTime" style:parent-style-name="OrgTableFirstRowCellBottomBR" style:family="table-cell" style:data-style-name="OrgDateAndTime"/>
    <style:style style:name="OrgTableFirstRowCellBottomBLOrgDate" style:parent-style-name="OrgTableFirstRowCellBottomBL" style:family="table-cell" style:data-style-name="OrgDate"/>
    <style:style style:name="OrgTableFirstRowCellBottomBLOrgDateAndTime" style:parent-style-name="OrgTableFirstRowCellBottomBL" style:family="table-cell" style:data-style-name="OrgDateAndTime"/>
    <style:style style:name="OrgTableFirstRowCellBottomBLROrgDate" style:parent-style-name="OrgTableFirstRowCellBottomBLR" style:family="table-cell" style:data-style-name="OrgDate"/>
    <style:style style:name="OrgTableFirstRowCellBottomBLROrgDateAndTime" style:parent-style-name="OrgTableFirstRowCellBottomBLR" style:family="table-cell" style:data-style-name="OrgDateAndTime"/>
    <style:style style:name="OrgTableFirstRowCellBottomTOrgDate" style:parent-style-name="OrgTableFirstRowCellBottomT" style:family="table-cell" style:data-style-name="OrgDate"/>
    <style:style style:name="OrgTableFirstRowCellBottomTOrgDateAndTime" style:parent-style-name="OrgTableFirstRowCellBottomT" style:family="table-cell" style:data-style-name="OrgDateAndTime"/>
    <style:style style:name="OrgTableFirstRowCellBottomTROrgDate" style:parent-style-name="OrgTableFirstRowCellBottomTR" style:family="table-cell" style:data-style-name="OrgDate"/>
    <style:style style:name="OrgTableFirstRowCellBottomTROrgDateAndTime" style:parent-style-name="OrgTableFirstRowCellBottomTR" style:family="table-cell" style:data-style-name="OrgDateAndTime"/>
    <style:style style:name="OrgTableFirstRowCellBottomTLOrgDate" style:parent-style-name="OrgTableFirstRowCellBottomTL" style:family="table-cell" style:data-style-name="OrgDate"/>
    <style:style style:name="OrgTableFirstRowCellBottomTLOrgDateAndTime" style:parent-style-name="OrgTableFirstRowCellBottomTL" style:family="table-cell" style:data-style-name="OrgDateAndTime"/>
    <style:style style:name="OrgTableFirstRowCellBottomTLROrgDate" style:parent-style-name="OrgTableFirstRowCellBottomTLR" style:family="table-cell" style:data-style-name="OrgDate"/>
    <style:style style:name="OrgTableFirstRowCellBottomTLROrgDateAndTime" style:parent-style-name="OrgTableFirstRowCellBottomTLR" style:family="table-cell" style:data-style-name="OrgDateAndTime"/>
    <style:style style:name="OrgTableFirstRowCellBottomTBOrgDate" style:parent-style-name="OrgTableFirstRowCellBottomTB" style:family="table-cell" style:data-style-name="OrgDate"/>
    <style:style style:name="OrgTableFirstRowCellBottomTBOrgDateAndTime" style:parent-style-name="OrgTableFirstRowCellBottomTB" style:family="table-cell" style:data-style-name="OrgDateAndTime"/>
    <style:style style:name="OrgTableFirstRowCellBottomTBROrgDate" style:parent-style-name="OrgTableFirstRowCellBottomTBR" style:family="table-cell" style:data-style-name="OrgDate"/>
    <style:style style:name="OrgTableFirstRowCellBottomTBROrgDateAndTime" style:parent-style-name="OrgTableFirstRowCellBottomTBR" style:family="table-cell" style:data-style-name="OrgDateAndTime"/>
    <style:style style:name="OrgTableFirstRowCellBottomTBLOrgDate" style:parent-style-name="OrgTableFirstRowCellBottomTBL" style:family="table-cell" style:data-style-name="OrgDate"/>
    <style:style style:name="OrgTableFirstRowCellBottomTBLOrgDateAndTime" style:parent-style-name="OrgTableFirstRowCellBottomTBL" style:family="table-cell" style:data-style-name="OrgDateAndTime"/>
    <style:style style:name="OrgTableFirstRowCellBottomTBLROrgDate" style:parent-style-name="OrgTableFirstRowCellBottomTBLR" style:family="table-cell" style:data-style-name="OrgDate"/>
    <style:style style:name="OrgTableFirstRowCellBottomTBLROrgDateAndTime" style:parent-style-name="OrgTableFirstRowCellBottomTBLR" style:family="table-cell" style:data-style-name="OrgDateAndTime"/>
    <style:style style:name="OrgTableLastRowCell" style:family="table-cell">
      <style:table-cell-properties fo:border-bottom="none" fo:border-left="none" fo:border-right="none" fo:border-top="none" fo:padding="0.159cm"/>
    </style:style>
    <style:style style:name="OrgTableLastRowCellR" style:family="table-cell">
      <style:table-cell-properties fo:border-bottom="none" fo:border-left="none" fo:border-right="0.002cm solid #000000" fo:border-top="none" fo:padding="0.159cm"/>
    </style:style>
    <style:style style:name="OrgTableLastRowCellL" style:family="table-cell">
      <style:table-cell-properties fo:border-bottom="none" fo:border-left="0.002cm solid #000000" fo:border-right="none" fo:border-top="none" fo:padding="0.159cm"/>
    </style:style>
    <style:style style:name="OrgTableLastRowCellLR" style:family="table-cell">
      <style:table-cell-properties fo:border-bottom="none" fo:border-left="0.002cm solid #000000" fo:border-right="0.002cm solid #000000" fo:border-top="none" fo:padding="0.159cm"/>
    </style:style>
    <style:style style:name="OrgTableLastRowCellB" style:family="table-cell">
      <style:table-cell-properties fo:border-bottom="0.002cm solid #000000" fo:border-left="none" fo:border-right="none" fo:border-top="none" fo:padding="0.159cm"/>
    </style:style>
    <style:style style:name="OrgTableLastRowCellBR" style:family="table-cell">
      <style:table-cell-properties fo:border-bottom="0.002cm solid #000000" fo:border-left="none" fo:border-right="0.002cm solid #000000" fo:border-top="none" fo:padding="0.159cm"/>
    </style:style>
    <style:style style:name="OrgTableLastRowCellBL" style:family="table-cell">
      <style:table-cell-properties fo:border-bottom="0.002cm solid #000000" fo:border-left="0.002cm solid #000000" fo:border-right="none" fo:border-top="none" fo:padding="0.159cm"/>
    </style:style>
    <style:style style:name="OrgTableLastRow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LastRowCellT" style:family="table-cell">
      <style:table-cell-properties fo:border-bottom="none" fo:border-left="none" fo:border-right="none" fo:border-top="0.002cm solid #000000" fo:padding="0.159cm"/>
    </style:style>
    <style:style style:name="OrgTableLastRowCellTR" style:family="table-cell">
      <style:table-cell-properties fo:border-bottom="none" fo:border-left="none" fo:border-right="0.002cm solid #000000" fo:border-top="0.002cm solid #000000" fo:padding="0.159cm"/>
    </style:style>
    <style:style style:name="OrgTableLastRowCellTL" style:family="table-cell">
      <style:table-cell-properties fo:border-bottom="none" fo:border-left="0.002cm solid #000000" fo:border-right="none" fo:border-top="0.002cm solid #000000" fo:padding="0.159cm"/>
    </style:style>
    <style:style style:name="OrgTableLastRow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LastRowCellTB" style:family="table-cell">
      <style:table-cell-properties fo:border-bottom="0.002cm solid #000000" fo:border-left="none" fo:border-right="none" fo:border-top="0.002cm solid #000000" fo:padding="0.159cm"/>
    </style:style>
    <style:style style:name="OrgTableLastRow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LastRow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LastRow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LastRowCellTop" style:family="table-cell">
      <style:table-cell-properties fo:border-bottom="none" fo:border-left="none" fo:border-right="none" fo:border-top="none" fo:padding="0.159cm" style:vertical-align="top"/>
    </style:style>
    <style:style style:name="OrgTableLastRow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LastRow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LastRow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LastRow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LastRow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LastRow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LastRow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LastRow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LastRow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LastRow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LastRow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LastRow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LastRow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LastRow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LastRow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LastRowCellMiddle" style:family="table-cell">
      <style:table-cell-properties fo:border-bottom="none" fo:border-left="none" fo:border-right="none" fo:border-top="none" fo:padding="0.159cm" style:vertical-align="middle"/>
    </style:style>
    <style:style style:name="OrgTableLastRow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LastRow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LastRow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LastRow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LastRow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LastRow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LastRow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LastRow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LastRow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LastRow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LastRow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LastRow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LastRow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LastRow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LastRow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LastRowCellBottom" style:family="table-cell">
      <style:table-cell-properties fo:border-bottom="none" fo:border-left="none" fo:border-right="none" fo:border-top="none" fo:padding="0.159cm" style:vertical-align="bottom"/>
    </style:style>
    <style:style style:name="OrgTableLastRow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LastRow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LastRow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LastRow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LastRow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LastRow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LastRow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LastRow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LastRow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LastRow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LastRow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LastRow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LastRow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LastRow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LastRow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LastRowCellOrgDate" style:parent-style-name="OrgTableLastRowCell" style:family="table-cell" style:data-style-name="OrgDate"/>
    <style:style style:name="OrgTableLastRowCellOrgDateAndTime" style:parent-style-name="OrgTableLastRowCell" style:family="table-cell" style:data-style-name="OrgDateAndTime"/>
    <style:style style:name="OrgTableLastRowCellROrgDate" style:parent-style-name="OrgTableLastRowCellR" style:family="table-cell" style:data-style-name="OrgDate"/>
    <style:style style:name="OrgTableLastRowCellROrgDateAndTime" style:parent-style-name="OrgTableLastRowCellR" style:family="table-cell" style:data-style-name="OrgDateAndTime"/>
    <style:style style:name="OrgTableLastRowCellLOrgDate" style:parent-style-name="OrgTableLastRowCellL" style:family="table-cell" style:data-style-name="OrgDate"/>
    <style:style style:name="OrgTableLastRowCellLOrgDateAndTime" style:parent-style-name="OrgTableLastRowCellL" style:family="table-cell" style:data-style-name="OrgDateAndTime"/>
    <style:style style:name="OrgTableLastRowCellLROrgDate" style:parent-style-name="OrgTableLastRowCellLR" style:family="table-cell" style:data-style-name="OrgDate"/>
    <style:style style:name="OrgTableLastRowCellLROrgDateAndTime" style:parent-style-name="OrgTableLastRowCellLR" style:family="table-cell" style:data-style-name="OrgDateAndTime"/>
    <style:style style:name="OrgTableLastRowCellBOrgDate" style:parent-style-name="OrgTableLastRowCellB" style:family="table-cell" style:data-style-name="OrgDate"/>
    <style:style style:name="OrgTableLastRowCellBOrgDateAndTime" style:parent-style-name="OrgTableLastRowCellB" style:family="table-cell" style:data-style-name="OrgDateAndTime"/>
    <style:style style:name="OrgTableLastRowCellBROrgDate" style:parent-style-name="OrgTableLastRowCellBR" style:family="table-cell" style:data-style-name="OrgDate"/>
    <style:style style:name="OrgTableLastRowCellBROrgDateAndTime" style:parent-style-name="OrgTableLastRowCellBR" style:family="table-cell" style:data-style-name="OrgDateAndTime"/>
    <style:style style:name="OrgTableLastRowCellBLOrgDate" style:parent-style-name="OrgTableLastRowCellBL" style:family="table-cell" style:data-style-name="OrgDate"/>
    <style:style style:name="OrgTableLastRowCellBLOrgDateAndTime" style:parent-style-name="OrgTableLastRowCellBL" style:family="table-cell" style:data-style-name="OrgDateAndTime"/>
    <style:style style:name="OrgTableLastRowCellBLROrgDate" style:parent-style-name="OrgTableLastRowCellBLR" style:family="table-cell" style:data-style-name="OrgDate"/>
    <style:style style:name="OrgTableLastRowCellBLROrgDateAndTime" style:parent-style-name="OrgTableLastRowCellBLR" style:family="table-cell" style:data-style-name="OrgDateAndTime"/>
    <style:style style:name="OrgTableLastRowCellTOrgDate" style:parent-style-name="OrgTableLastRowCellT" style:family="table-cell" style:data-style-name="OrgDate"/>
    <style:style style:name="OrgTableLastRowCellTOrgDateAndTime" style:parent-style-name="OrgTableLastRowCellT" style:family="table-cell" style:data-style-name="OrgDateAndTime"/>
    <style:style style:name="OrgTableLastRowCellTROrgDate" style:parent-style-name="OrgTableLastRowCellTR" style:family="table-cell" style:data-style-name="OrgDate"/>
    <style:style style:name="OrgTableLastRowCellTROrgDateAndTime" style:parent-style-name="OrgTableLastRowCellTR" style:family="table-cell" style:data-style-name="OrgDateAndTime"/>
    <style:style style:name="OrgTableLastRowCellTLOrgDate" style:parent-style-name="OrgTableLastRowCellTL" style:family="table-cell" style:data-style-name="OrgDate"/>
    <style:style style:name="OrgTableLastRowCellTLOrgDateAndTime" style:parent-style-name="OrgTableLastRowCellTL" style:family="table-cell" style:data-style-name="OrgDateAndTime"/>
    <style:style style:name="OrgTableLastRowCellTLROrgDate" style:parent-style-name="OrgTableLastRowCellTLR" style:family="table-cell" style:data-style-name="OrgDate"/>
    <style:style style:name="OrgTableLastRowCellTLROrgDateAndTime" style:parent-style-name="OrgTableLastRowCellTLR" style:family="table-cell" style:data-style-name="OrgDateAndTime"/>
    <style:style style:name="OrgTableLastRowCellTBOrgDate" style:parent-style-name="OrgTableLastRowCellTB" style:family="table-cell" style:data-style-name="OrgDate"/>
    <style:style style:name="OrgTableLastRowCellTBOrgDateAndTime" style:parent-style-name="OrgTableLastRowCellTB" style:family="table-cell" style:data-style-name="OrgDateAndTime"/>
    <style:style style:name="OrgTableLastRowCellTBROrgDate" style:parent-style-name="OrgTableLastRowCellTBR" style:family="table-cell" style:data-style-name="OrgDate"/>
    <style:style style:name="OrgTableLastRowCellTBROrgDateAndTime" style:parent-style-name="OrgTableLastRowCellTBR" style:family="table-cell" style:data-style-name="OrgDateAndTime"/>
    <style:style style:name="OrgTableLastRowCellTBLOrgDate" style:parent-style-name="OrgTableLastRowCellTBL" style:family="table-cell" style:data-style-name="OrgDate"/>
    <style:style style:name="OrgTableLastRowCellTBLOrgDateAndTime" style:parent-style-name="OrgTableLastRowCellTBL" style:family="table-cell" style:data-style-name="OrgDateAndTime"/>
    <style:style style:name="OrgTableLastRowCellTBLROrgDate" style:parent-style-name="OrgTableLastRowCellTBLR" style:family="table-cell" style:data-style-name="OrgDate"/>
    <style:style style:name="OrgTableLastRowCellTBLROrgDateAndTime" style:parent-style-name="OrgTableLastRowCellTBLR" style:family="table-cell" style:data-style-name="OrgDateAndTime"/>
    <style:style style:name="OrgTableLastRowCellTopOrgDate" style:parent-style-name="OrgTableLastRowCellTop" style:family="table-cell" style:data-style-name="OrgDate"/>
    <style:style style:name="OrgTableLastRowCellTopOrgDateAndTime" style:parent-style-name="OrgTableLastRowCellTop" style:family="table-cell" style:data-style-name="OrgDateAndTime"/>
    <style:style style:name="OrgTableLastRowCellTopROrgDate" style:parent-style-name="OrgTableLastRowCellTopR" style:family="table-cell" style:data-style-name="OrgDate"/>
    <style:style style:name="OrgTableLastRowCellTopROrgDateAndTime" style:parent-style-name="OrgTableLastRowCellTopR" style:family="table-cell" style:data-style-name="OrgDateAndTime"/>
    <style:style style:name="OrgTableLastRowCellTopLOrgDate" style:parent-style-name="OrgTableLastRowCellTopL" style:family="table-cell" style:data-style-name="OrgDate"/>
    <style:style style:name="OrgTableLastRowCellTopLOrgDateAndTime" style:parent-style-name="OrgTableLastRowCellTopL" style:family="table-cell" style:data-style-name="OrgDateAndTime"/>
    <style:style style:name="OrgTableLastRowCellTopLROrgDate" style:parent-style-name="OrgTableLastRowCellTopLR" style:family="table-cell" style:data-style-name="OrgDate"/>
    <style:style style:name="OrgTableLastRowCellTopLROrgDateAndTime" style:parent-style-name="OrgTableLastRowCellTopLR" style:family="table-cell" style:data-style-name="OrgDateAndTime"/>
    <style:style style:name="OrgTableLastRowCellTopBOrgDate" style:parent-style-name="OrgTableLastRowCellTopB" style:family="table-cell" style:data-style-name="OrgDate"/>
    <style:style style:name="OrgTableLastRowCellTopBOrgDateAndTime" style:parent-style-name="OrgTableLastRowCellTopB" style:family="table-cell" style:data-style-name="OrgDateAndTime"/>
    <style:style style:name="OrgTableLastRowCellTopBROrgDate" style:parent-style-name="OrgTableLastRowCellTopBR" style:family="table-cell" style:data-style-name="OrgDate"/>
    <style:style style:name="OrgTableLastRowCellTopBROrgDateAndTime" style:parent-style-name="OrgTableLastRowCellTopBR" style:family="table-cell" style:data-style-name="OrgDateAndTime"/>
    <style:style style:name="OrgTableLastRowCellTopBLOrgDate" style:parent-style-name="OrgTableLastRowCellTopBL" style:family="table-cell" style:data-style-name="OrgDate"/>
    <style:style style:name="OrgTableLastRowCellTopBLOrgDateAndTime" style:parent-style-name="OrgTableLastRowCellTopBL" style:family="table-cell" style:data-style-name="OrgDateAndTime"/>
    <style:style style:name="OrgTableLastRowCellTopBLROrgDate" style:parent-style-name="OrgTableLastRowCellTopBLR" style:family="table-cell" style:data-style-name="OrgDate"/>
    <style:style style:name="OrgTableLastRowCellTopBLROrgDateAndTime" style:parent-style-name="OrgTableLastRowCellTopBLR" style:family="table-cell" style:data-style-name="OrgDateAndTime"/>
    <style:style style:name="OrgTableLastRowCellTopTOrgDate" style:parent-style-name="OrgTableLastRowCellTopT" style:family="table-cell" style:data-style-name="OrgDate"/>
    <style:style style:name="OrgTableLastRowCellTopTOrgDateAndTime" style:parent-style-name="OrgTableLastRowCellTopT" style:family="table-cell" style:data-style-name="OrgDateAndTime"/>
    <style:style style:name="OrgTableLastRowCellTopTROrgDate" style:parent-style-name="OrgTableLastRowCellTopTR" style:family="table-cell" style:data-style-name="OrgDate"/>
    <style:style style:name="OrgTableLastRowCellTopTROrgDateAndTime" style:parent-style-name="OrgTableLastRowCellTopTR" style:family="table-cell" style:data-style-name="OrgDateAndTime"/>
    <style:style style:name="OrgTableLastRowCellTopTLOrgDate" style:parent-style-name="OrgTableLastRowCellTopTL" style:family="table-cell" style:data-style-name="OrgDate"/>
    <style:style style:name="OrgTableLastRowCellTopTLOrgDateAndTime" style:parent-style-name="OrgTableLastRowCellTopTL" style:family="table-cell" style:data-style-name="OrgDateAndTime"/>
    <style:style style:name="OrgTableLastRowCellTopTLROrgDate" style:parent-style-name="OrgTableLastRowCellTopTLR" style:family="table-cell" style:data-style-name="OrgDate"/>
    <style:style style:name="OrgTableLastRowCellTopTLROrgDateAndTime" style:parent-style-name="OrgTableLastRowCellTopTLR" style:family="table-cell" style:data-style-name="OrgDateAndTime"/>
    <style:style style:name="OrgTableLastRowCellTopTBOrgDate" style:parent-style-name="OrgTableLastRowCellTopTB" style:family="table-cell" style:data-style-name="OrgDate"/>
    <style:style style:name="OrgTableLastRowCellTopTBOrgDateAndTime" style:parent-style-name="OrgTableLastRowCellTopTB" style:family="table-cell" style:data-style-name="OrgDateAndTime"/>
    <style:style style:name="OrgTableLastRowCellTopTBROrgDate" style:parent-style-name="OrgTableLastRowCellTopTBR" style:family="table-cell" style:data-style-name="OrgDate"/>
    <style:style style:name="OrgTableLastRowCellTopTBROrgDateAndTime" style:parent-style-name="OrgTableLastRowCellTopTBR" style:family="table-cell" style:data-style-name="OrgDateAndTime"/>
    <style:style style:name="OrgTableLastRowCellTopTBLOrgDate" style:parent-style-name="OrgTableLastRowCellTopTBL" style:family="table-cell" style:data-style-name="OrgDate"/>
    <style:style style:name="OrgTableLastRowCellTopTBLOrgDateAndTime" style:parent-style-name="OrgTableLastRowCellTopTBL" style:family="table-cell" style:data-style-name="OrgDateAndTime"/>
    <style:style style:name="OrgTableLastRowCellTopTBLROrgDate" style:parent-style-name="OrgTableLastRowCellTopTBLR" style:family="table-cell" style:data-style-name="OrgDate"/>
    <style:style style:name="OrgTableLastRowCellTopTBLROrgDateAndTime" style:parent-style-name="OrgTableLastRowCellTopTBLR" style:family="table-cell" style:data-style-name="OrgDateAndTime"/>
    <style:style style:name="OrgTableLastRowCellMiddleOrgDate" style:parent-style-name="OrgTableLastRowCellMiddle" style:family="table-cell" style:data-style-name="OrgDate"/>
    <style:style style:name="OrgTableLastRowCellMiddleOrgDateAndTime" style:parent-style-name="OrgTableLastRowCellMiddle" style:family="table-cell" style:data-style-name="OrgDateAndTime"/>
    <style:style style:name="OrgTableLastRowCellMiddleROrgDate" style:parent-style-name="OrgTableLastRowCellMiddleR" style:family="table-cell" style:data-style-name="OrgDate"/>
    <style:style style:name="OrgTableLastRowCellMiddleROrgDateAndTime" style:parent-style-name="OrgTableLastRowCellMiddleR" style:family="table-cell" style:data-style-name="OrgDateAndTime"/>
    <style:style style:name="OrgTableLastRowCellMiddleLOrgDate" style:parent-style-name="OrgTableLastRowCellMiddleL" style:family="table-cell" style:data-style-name="OrgDate"/>
    <style:style style:name="OrgTableLastRowCellMiddleLOrgDateAndTime" style:parent-style-name="OrgTableLastRowCellMiddleL" style:family="table-cell" style:data-style-name="OrgDateAndTime"/>
    <style:style style:name="OrgTableLastRowCellMiddleLROrgDate" style:parent-style-name="OrgTableLastRowCellMiddleLR" style:family="table-cell" style:data-style-name="OrgDate"/>
    <style:style style:name="OrgTableLastRowCellMiddleLROrgDateAndTime" style:parent-style-name="OrgTableLastRowCellMiddleLR" style:family="table-cell" style:data-style-name="OrgDateAndTime"/>
    <style:style style:name="OrgTableLastRowCellMiddleBOrgDate" style:parent-style-name="OrgTableLastRowCellMiddleB" style:family="table-cell" style:data-style-name="OrgDate"/>
    <style:style style:name="OrgTableLastRowCellMiddleBOrgDateAndTime" style:parent-style-name="OrgTableLastRowCellMiddleB" style:family="table-cell" style:data-style-name="OrgDateAndTime"/>
    <style:style style:name="OrgTableLastRowCellMiddleBROrgDate" style:parent-style-name="OrgTableLastRowCellMiddleBR" style:family="table-cell" style:data-style-name="OrgDate"/>
    <style:style style:name="OrgTableLastRowCellMiddleBROrgDateAndTime" style:parent-style-name="OrgTableLastRowCellMiddleBR" style:family="table-cell" style:data-style-name="OrgDateAndTime"/>
    <style:style style:name="OrgTableLastRowCellMiddleBLOrgDate" style:parent-style-name="OrgTableLastRowCellMiddleBL" style:family="table-cell" style:data-style-name="OrgDate"/>
    <style:style style:name="OrgTableLastRowCellMiddleBLOrgDateAndTime" style:parent-style-name="OrgTableLastRowCellMiddleBL" style:family="table-cell" style:data-style-name="OrgDateAndTime"/>
    <style:style style:name="OrgTableLastRowCellMiddleBLROrgDate" style:parent-style-name="OrgTableLastRowCellMiddleBLR" style:family="table-cell" style:data-style-name="OrgDate"/>
    <style:style style:name="OrgTableLastRowCellMiddleBLROrgDateAndTime" style:parent-style-name="OrgTableLastRowCellMiddleBLR" style:family="table-cell" style:data-style-name="OrgDateAndTime"/>
    <style:style style:name="OrgTableLastRowCellMiddleTOrgDate" style:parent-style-name="OrgTableLastRowCellMiddleT" style:family="table-cell" style:data-style-name="OrgDate"/>
    <style:style style:name="OrgTableLastRowCellMiddleTOrgDateAndTime" style:parent-style-name="OrgTableLastRowCellMiddleT" style:family="table-cell" style:data-style-name="OrgDateAndTime"/>
    <style:style style:name="OrgTableLastRowCellMiddleTROrgDate" style:parent-style-name="OrgTableLastRowCellMiddleTR" style:family="table-cell" style:data-style-name="OrgDate"/>
    <style:style style:name="OrgTableLastRowCellMiddleTROrgDateAndTime" style:parent-style-name="OrgTableLastRowCellMiddleTR" style:family="table-cell" style:data-style-name="OrgDateAndTime"/>
    <style:style style:name="OrgTableLastRowCellMiddleTLOrgDate" style:parent-style-name="OrgTableLastRowCellMiddleTL" style:family="table-cell" style:data-style-name="OrgDate"/>
    <style:style style:name="OrgTableLastRowCellMiddleTLOrgDateAndTime" style:parent-style-name="OrgTableLastRowCellMiddleTL" style:family="table-cell" style:data-style-name="OrgDateAndTime"/>
    <style:style style:name="OrgTableLastRowCellMiddleTLROrgDate" style:parent-style-name="OrgTableLastRowCellMiddleTLR" style:family="table-cell" style:data-style-name="OrgDate"/>
    <style:style style:name="OrgTableLastRowCellMiddleTLROrgDateAndTime" style:parent-style-name="OrgTableLastRowCellMiddleTLR" style:family="table-cell" style:data-style-name="OrgDateAndTime"/>
    <style:style style:name="OrgTableLastRowCellMiddleTBOrgDate" style:parent-style-name="OrgTableLastRowCellMiddleTB" style:family="table-cell" style:data-style-name="OrgDate"/>
    <style:style style:name="OrgTableLastRowCellMiddleTBOrgDateAndTime" style:parent-style-name="OrgTableLastRowCellMiddleTB" style:family="table-cell" style:data-style-name="OrgDateAndTime"/>
    <style:style style:name="OrgTableLastRowCellMiddleTBROrgDate" style:parent-style-name="OrgTableLastRowCellMiddleTBR" style:family="table-cell" style:data-style-name="OrgDate"/>
    <style:style style:name="OrgTableLastRowCellMiddleTBROrgDateAndTime" style:parent-style-name="OrgTableLastRowCellMiddleTBR" style:family="table-cell" style:data-style-name="OrgDateAndTime"/>
    <style:style style:name="OrgTableLastRowCellMiddleTBLOrgDate" style:parent-style-name="OrgTableLastRowCellMiddleTBL" style:family="table-cell" style:data-style-name="OrgDate"/>
    <style:style style:name="OrgTableLastRowCellMiddleTBLOrgDateAndTime" style:parent-style-name="OrgTableLastRowCellMiddleTBL" style:family="table-cell" style:data-style-name="OrgDateAndTime"/>
    <style:style style:name="OrgTableLastRowCellMiddleTBLROrgDate" style:parent-style-name="OrgTableLastRowCellMiddleTBLR" style:family="table-cell" style:data-style-name="OrgDate"/>
    <style:style style:name="OrgTableLastRowCellMiddleTBLROrgDateAndTime" style:parent-style-name="OrgTableLastRowCellMiddleTBLR" style:family="table-cell" style:data-style-name="OrgDateAndTime"/>
    <style:style style:name="OrgTableLastRowCellBottomOrgDate" style:parent-style-name="OrgTableLastRowCellBottom" style:family="table-cell" style:data-style-name="OrgDate"/>
    <style:style style:name="OrgTableLastRowCellBottomOrgDateAndTime" style:parent-style-name="OrgTableLastRowCellBottom" style:family="table-cell" style:data-style-name="OrgDateAndTime"/>
    <style:style style:name="OrgTableLastRowCellBottomROrgDate" style:parent-style-name="OrgTableLastRowCellBottomR" style:family="table-cell" style:data-style-name="OrgDate"/>
    <style:style style:name="OrgTableLastRowCellBottomROrgDateAndTime" style:parent-style-name="OrgTableLastRowCellBottomR" style:family="table-cell" style:data-style-name="OrgDateAndTime"/>
    <style:style style:name="OrgTableLastRowCellBottomLOrgDate" style:parent-style-name="OrgTableLastRowCellBottomL" style:family="table-cell" style:data-style-name="OrgDate"/>
    <style:style style:name="OrgTableLastRowCellBottomLOrgDateAndTime" style:parent-style-name="OrgTableLastRowCellBottomL" style:family="table-cell" style:data-style-name="OrgDateAndTime"/>
    <style:style style:name="OrgTableLastRowCellBottomLROrgDate" style:parent-style-name="OrgTableLastRowCellBottomLR" style:family="table-cell" style:data-style-name="OrgDate"/>
    <style:style style:name="OrgTableLastRowCellBottomLROrgDateAndTime" style:parent-style-name="OrgTableLastRowCellBottomLR" style:family="table-cell" style:data-style-name="OrgDateAndTime"/>
    <style:style style:name="OrgTableLastRowCellBottomBOrgDate" style:parent-style-name="OrgTableLastRowCellBottomB" style:family="table-cell" style:data-style-name="OrgDate"/>
    <style:style style:name="OrgTableLastRowCellBottomBOrgDateAndTime" style:parent-style-name="OrgTableLastRowCellBottomB" style:family="table-cell" style:data-style-name="OrgDateAndTime"/>
    <style:style style:name="OrgTableLastRowCellBottomBROrgDate" style:parent-style-name="OrgTableLastRowCellBottomBR" style:family="table-cell" style:data-style-name="OrgDate"/>
    <style:style style:name="OrgTableLastRowCellBottomBROrgDateAndTime" style:parent-style-name="OrgTableLastRowCellBottomBR" style:family="table-cell" style:data-style-name="OrgDateAndTime"/>
    <style:style style:name="OrgTableLastRowCellBottomBLOrgDate" style:parent-style-name="OrgTableLastRowCellBottomBL" style:family="table-cell" style:data-style-name="OrgDate"/>
    <style:style style:name="OrgTableLastRowCellBottomBLOrgDateAndTime" style:parent-style-name="OrgTableLastRowCellBottomBL" style:family="table-cell" style:data-style-name="OrgDateAndTime"/>
    <style:style style:name="OrgTableLastRowCellBottomBLROrgDate" style:parent-style-name="OrgTableLastRowCellBottomBLR" style:family="table-cell" style:data-style-name="OrgDate"/>
    <style:style style:name="OrgTableLastRowCellBottomBLROrgDateAndTime" style:parent-style-name="OrgTableLastRowCellBottomBLR" style:family="table-cell" style:data-style-name="OrgDateAndTime"/>
    <style:style style:name="OrgTableLastRowCellBottomTOrgDate" style:parent-style-name="OrgTableLastRowCellBottomT" style:family="table-cell" style:data-style-name="OrgDate"/>
    <style:style style:name="OrgTableLastRowCellBottomTOrgDateAndTime" style:parent-style-name="OrgTableLastRowCellBottomT" style:family="table-cell" style:data-style-name="OrgDateAndTime"/>
    <style:style style:name="OrgTableLastRowCellBottomTROrgDate" style:parent-style-name="OrgTableLastRowCellBottomTR" style:family="table-cell" style:data-style-name="OrgDate"/>
    <style:style style:name="OrgTableLastRowCellBottomTROrgDateAndTime" style:parent-style-name="OrgTableLastRowCellBottomTR" style:family="table-cell" style:data-style-name="OrgDateAndTime"/>
    <style:style style:name="OrgTableLastRowCellBottomTLOrgDate" style:parent-style-name="OrgTableLastRowCellBottomTL" style:family="table-cell" style:data-style-name="OrgDate"/>
    <style:style style:name="OrgTableLastRowCellBottomTLOrgDateAndTime" style:parent-style-name="OrgTableLastRowCellBottomTL" style:family="table-cell" style:data-style-name="OrgDateAndTime"/>
    <style:style style:name="OrgTableLastRowCellBottomTLROrgDate" style:parent-style-name="OrgTableLastRowCellBottomTLR" style:family="table-cell" style:data-style-name="OrgDate"/>
    <style:style style:name="OrgTableLastRowCellBottomTLROrgDateAndTime" style:parent-style-name="OrgTableLastRowCellBottomTLR" style:family="table-cell" style:data-style-name="OrgDateAndTime"/>
    <style:style style:name="OrgTableLastRowCellBottomTBOrgDate" style:parent-style-name="OrgTableLastRowCellBottomTB" style:family="table-cell" style:data-style-name="OrgDate"/>
    <style:style style:name="OrgTableLastRowCellBottomTBOrgDateAndTime" style:parent-style-name="OrgTableLastRowCellBottomTB" style:family="table-cell" style:data-style-name="OrgDateAndTime"/>
    <style:style style:name="OrgTableLastRowCellBottomTBROrgDate" style:parent-style-name="OrgTableLastRowCellBottomTBR" style:family="table-cell" style:data-style-name="OrgDate"/>
    <style:style style:name="OrgTableLastRowCellBottomTBROrgDateAndTime" style:parent-style-name="OrgTableLastRowCellBottomTBR" style:family="table-cell" style:data-style-name="OrgDateAndTime"/>
    <style:style style:name="OrgTableLastRowCellBottomTBLOrgDate" style:parent-style-name="OrgTableLastRowCellBottomTBL" style:family="table-cell" style:data-style-name="OrgDate"/>
    <style:style style:name="OrgTableLastRowCellBottomTBLOrgDateAndTime" style:parent-style-name="OrgTableLastRowCellBottomTBL" style:family="table-cell" style:data-style-name="OrgDateAndTime"/>
    <style:style style:name="OrgTableLastRowCellBottomTBLROrgDate" style:parent-style-name="OrgTableLastRowCellBottomTBLR" style:family="table-cell" style:data-style-name="OrgDate"/>
    <style:style style:name="OrgTableLastRowCellBottomTBLROrgDateAndTime" style:parent-style-name="OrgTableLastRowCellBottomTBLR" style:family="table-cell" style:data-style-name="OrgDateAndTime"/>
    <style:style style:name="OrgTableEvenRowCell" style:family="table-cell">
      <style:table-cell-properties fo:border-bottom="none" fo:border-left="none" fo:border-right="none" fo:border-top="none" fo:padding="0.159cm"/>
    </style:style>
    <style:style style:name="OrgTableEvenRowCellR" style:family="table-cell">
      <style:table-cell-properties fo:border-bottom="none" fo:border-left="none" fo:border-right="0.002cm solid #000000" fo:border-top="none" fo:padding="0.159cm"/>
    </style:style>
    <style:style style:name="OrgTableEvenRowCellL" style:family="table-cell">
      <style:table-cell-properties fo:border-bottom="none" fo:border-left="0.002cm solid #000000" fo:border-right="none" fo:border-top="none" fo:padding="0.159cm"/>
    </style:style>
    <style:style style:name="OrgTableEvenRowCellLR" style:family="table-cell">
      <style:table-cell-properties fo:border-bottom="none" fo:border-left="0.002cm solid #000000" fo:border-right="0.002cm solid #000000" fo:border-top="none" fo:padding="0.159cm"/>
    </style:style>
    <style:style style:name="OrgTableEvenRowCellB" style:family="table-cell">
      <style:table-cell-properties fo:border-bottom="0.002cm solid #000000" fo:border-left="none" fo:border-right="none" fo:border-top="none" fo:padding="0.159cm"/>
    </style:style>
    <style:style style:name="OrgTableEvenRowCellBR" style:family="table-cell">
      <style:table-cell-properties fo:border-bottom="0.002cm solid #000000" fo:border-left="none" fo:border-right="0.002cm solid #000000" fo:border-top="none" fo:padding="0.159cm"/>
    </style:style>
    <style:style style:name="OrgTableEvenRowCellBL" style:family="table-cell">
      <style:table-cell-properties fo:border-bottom="0.002cm solid #000000" fo:border-left="0.002cm solid #000000" fo:border-right="none" fo:border-top="none" fo:padding="0.159cm"/>
    </style:style>
    <style:style style:name="OrgTableEvenRow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EvenRowCellT" style:family="table-cell">
      <style:table-cell-properties fo:border-bottom="none" fo:border-left="none" fo:border-right="none" fo:border-top="0.002cm solid #000000" fo:padding="0.159cm"/>
    </style:style>
    <style:style style:name="OrgTableEvenRowCellTR" style:family="table-cell">
      <style:table-cell-properties fo:border-bottom="none" fo:border-left="none" fo:border-right="0.002cm solid #000000" fo:border-top="0.002cm solid #000000" fo:padding="0.159cm"/>
    </style:style>
    <style:style style:name="OrgTableEvenRowCellTL" style:family="table-cell">
      <style:table-cell-properties fo:border-bottom="none" fo:border-left="0.002cm solid #000000" fo:border-right="none" fo:border-top="0.002cm solid #000000" fo:padding="0.159cm"/>
    </style:style>
    <style:style style:name="OrgTableEvenRow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EvenRowCellTB" style:family="table-cell">
      <style:table-cell-properties fo:border-bottom="0.002cm solid #000000" fo:border-left="none" fo:border-right="none" fo:border-top="0.002cm solid #000000" fo:padding="0.159cm"/>
    </style:style>
    <style:style style:name="OrgTableEvenRow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EvenRow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EvenRow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EvenRowCellTop" style:family="table-cell">
      <style:table-cell-properties fo:border-bottom="none" fo:border-left="none" fo:border-right="none" fo:border-top="none" fo:padding="0.159cm" style:vertical-align="top"/>
    </style:style>
    <style:style style:name="OrgTableEvenRow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EvenRow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EvenRow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EvenRow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EvenRow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EvenRow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EvenRow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EvenRow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EvenRow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EvenRow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EvenRow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EvenRow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EvenRow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EvenRow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EvenRow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EvenRowCellMiddle" style:family="table-cell">
      <style:table-cell-properties fo:border-bottom="none" fo:border-left="none" fo:border-right="none" fo:border-top="none" fo:padding="0.159cm" style:vertical-align="middle"/>
    </style:style>
    <style:style style:name="OrgTableEvenRow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EvenRow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EvenRow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EvenRow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EvenRow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EvenRow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EvenRow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EvenRow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EvenRow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EvenRow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EvenRow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EvenRow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EvenRow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EvenRow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EvenRow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EvenRowCellBottom" style:family="table-cell">
      <style:table-cell-properties fo:border-bottom="none" fo:border-left="none" fo:border-right="none" fo:border-top="none" fo:padding="0.159cm" style:vertical-align="bottom"/>
    </style:style>
    <style:style style:name="OrgTableEvenRow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EvenRow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EvenRow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EvenRow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EvenRow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EvenRow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EvenRow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EvenRow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EvenRow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EvenRow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EvenRow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EvenRow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EvenRow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EvenRow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EvenRow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EvenRowCellOrgDate" style:parent-style-name="OrgTableEvenRowCell" style:family="table-cell" style:data-style-name="OrgDate"/>
    <style:style style:name="OrgTableEvenRowCellOrgDateAndTime" style:parent-style-name="OrgTableEvenRowCell" style:family="table-cell" style:data-style-name="OrgDateAndTime"/>
    <style:style style:name="OrgTableEvenRowCellROrgDate" style:parent-style-name="OrgTableEvenRowCellR" style:family="table-cell" style:data-style-name="OrgDate"/>
    <style:style style:name="OrgTableEvenRowCellROrgDateAndTime" style:parent-style-name="OrgTableEvenRowCellR" style:family="table-cell" style:data-style-name="OrgDateAndTime"/>
    <style:style style:name="OrgTableEvenRowCellLOrgDate" style:parent-style-name="OrgTableEvenRowCellL" style:family="table-cell" style:data-style-name="OrgDate"/>
    <style:style style:name="OrgTableEvenRowCellLOrgDateAndTime" style:parent-style-name="OrgTableEvenRowCellL" style:family="table-cell" style:data-style-name="OrgDateAndTime"/>
    <style:style style:name="OrgTableEvenRowCellLROrgDate" style:parent-style-name="OrgTableEvenRowCellLR" style:family="table-cell" style:data-style-name="OrgDate"/>
    <style:style style:name="OrgTableEvenRowCellLROrgDateAndTime" style:parent-style-name="OrgTableEvenRowCellLR" style:family="table-cell" style:data-style-name="OrgDateAndTime"/>
    <style:style style:name="OrgTableEvenRowCellBOrgDate" style:parent-style-name="OrgTableEvenRowCellB" style:family="table-cell" style:data-style-name="OrgDate"/>
    <style:style style:name="OrgTableEvenRowCellBOrgDateAndTime" style:parent-style-name="OrgTableEvenRowCellB" style:family="table-cell" style:data-style-name="OrgDateAndTime"/>
    <style:style style:name="OrgTableEvenRowCellBROrgDate" style:parent-style-name="OrgTableEvenRowCellBR" style:family="table-cell" style:data-style-name="OrgDate"/>
    <style:style style:name="OrgTableEvenRowCellBROrgDateAndTime" style:parent-style-name="OrgTableEvenRowCellBR" style:family="table-cell" style:data-style-name="OrgDateAndTime"/>
    <style:style style:name="OrgTableEvenRowCellBLOrgDate" style:parent-style-name="OrgTableEvenRowCellBL" style:family="table-cell" style:data-style-name="OrgDate"/>
    <style:style style:name="OrgTableEvenRowCellBLOrgDateAndTime" style:parent-style-name="OrgTableEvenRowCellBL" style:family="table-cell" style:data-style-name="OrgDateAndTime"/>
    <style:style style:name="OrgTableEvenRowCellBLROrgDate" style:parent-style-name="OrgTableEvenRowCellBLR" style:family="table-cell" style:data-style-name="OrgDate"/>
    <style:style style:name="OrgTableEvenRowCellBLROrgDateAndTime" style:parent-style-name="OrgTableEvenRowCellBLR" style:family="table-cell" style:data-style-name="OrgDateAndTime"/>
    <style:style style:name="OrgTableEvenRowCellTOrgDate" style:parent-style-name="OrgTableEvenRowCellT" style:family="table-cell" style:data-style-name="OrgDate"/>
    <style:style style:name="OrgTableEvenRowCellTOrgDateAndTime" style:parent-style-name="OrgTableEvenRowCellT" style:family="table-cell" style:data-style-name="OrgDateAndTime"/>
    <style:style style:name="OrgTableEvenRowCellTROrgDate" style:parent-style-name="OrgTableEvenRowCellTR" style:family="table-cell" style:data-style-name="OrgDate"/>
    <style:style style:name="OrgTableEvenRowCellTROrgDateAndTime" style:parent-style-name="OrgTableEvenRowCellTR" style:family="table-cell" style:data-style-name="OrgDateAndTime"/>
    <style:style style:name="OrgTableEvenRowCellTLOrgDate" style:parent-style-name="OrgTableEvenRowCellTL" style:family="table-cell" style:data-style-name="OrgDate"/>
    <style:style style:name="OrgTableEvenRowCellTLOrgDateAndTime" style:parent-style-name="OrgTableEvenRowCellTL" style:family="table-cell" style:data-style-name="OrgDateAndTime"/>
    <style:style style:name="OrgTableEvenRowCellTLROrgDate" style:parent-style-name="OrgTableEvenRowCellTLR" style:family="table-cell" style:data-style-name="OrgDate"/>
    <style:style style:name="OrgTableEvenRowCellTLROrgDateAndTime" style:parent-style-name="OrgTableEvenRowCellTLR" style:family="table-cell" style:data-style-name="OrgDateAndTime"/>
    <style:style style:name="OrgTableEvenRowCellTBOrgDate" style:parent-style-name="OrgTableEvenRowCellTB" style:family="table-cell" style:data-style-name="OrgDate"/>
    <style:style style:name="OrgTableEvenRowCellTBOrgDateAndTime" style:parent-style-name="OrgTableEvenRowCellTB" style:family="table-cell" style:data-style-name="OrgDateAndTime"/>
    <style:style style:name="OrgTableEvenRowCellTBROrgDate" style:parent-style-name="OrgTableEvenRowCellTBR" style:family="table-cell" style:data-style-name="OrgDate"/>
    <style:style style:name="OrgTableEvenRowCellTBROrgDateAndTime" style:parent-style-name="OrgTableEvenRowCellTBR" style:family="table-cell" style:data-style-name="OrgDateAndTime"/>
    <style:style style:name="OrgTableEvenRowCellTBLOrgDate" style:parent-style-name="OrgTableEvenRowCellTBL" style:family="table-cell" style:data-style-name="OrgDate"/>
    <style:style style:name="OrgTableEvenRowCellTBLOrgDateAndTime" style:parent-style-name="OrgTableEvenRowCellTBL" style:family="table-cell" style:data-style-name="OrgDateAndTime"/>
    <style:style style:name="OrgTableEvenRowCellTBLROrgDate" style:parent-style-name="OrgTableEvenRowCellTBLR" style:family="table-cell" style:data-style-name="OrgDate"/>
    <style:style style:name="OrgTableEvenRowCellTBLROrgDateAndTime" style:parent-style-name="OrgTableEvenRowCellTBLR" style:family="table-cell" style:data-style-name="OrgDateAndTime"/>
    <style:style style:name="OrgTableEvenRowCellTopOrgDate" style:parent-style-name="OrgTableEvenRowCellTop" style:family="table-cell" style:data-style-name="OrgDate"/>
    <style:style style:name="OrgTableEvenRowCellTopOrgDateAndTime" style:parent-style-name="OrgTableEvenRowCellTop" style:family="table-cell" style:data-style-name="OrgDateAndTime"/>
    <style:style style:name="OrgTableEvenRowCellTopROrgDate" style:parent-style-name="OrgTableEvenRowCellTopR" style:family="table-cell" style:data-style-name="OrgDate"/>
    <style:style style:name="OrgTableEvenRowCellTopROrgDateAndTime" style:parent-style-name="OrgTableEvenRowCellTopR" style:family="table-cell" style:data-style-name="OrgDateAndTime"/>
    <style:style style:name="OrgTableEvenRowCellTopLOrgDate" style:parent-style-name="OrgTableEvenRowCellTopL" style:family="table-cell" style:data-style-name="OrgDate"/>
    <style:style style:name="OrgTableEvenRowCellTopLOrgDateAndTime" style:parent-style-name="OrgTableEvenRowCellTopL" style:family="table-cell" style:data-style-name="OrgDateAndTime"/>
    <style:style style:name="OrgTableEvenRowCellTopLROrgDate" style:parent-style-name="OrgTableEvenRowCellTopLR" style:family="table-cell" style:data-style-name="OrgDate"/>
    <style:style style:name="OrgTableEvenRowCellTopLROrgDateAndTime" style:parent-style-name="OrgTableEvenRowCellTopLR" style:family="table-cell" style:data-style-name="OrgDateAndTime"/>
    <style:style style:name="OrgTableEvenRowCellTopBOrgDate" style:parent-style-name="OrgTableEvenRowCellTopB" style:family="table-cell" style:data-style-name="OrgDate"/>
    <style:style style:name="OrgTableEvenRowCellTopBOrgDateAndTime" style:parent-style-name="OrgTableEvenRowCellTopB" style:family="table-cell" style:data-style-name="OrgDateAndTime"/>
    <style:style style:name="OrgTableEvenRowCellTopBROrgDate" style:parent-style-name="OrgTableEvenRowCellTopBR" style:family="table-cell" style:data-style-name="OrgDate"/>
    <style:style style:name="OrgTableEvenRowCellTopBROrgDateAndTime" style:parent-style-name="OrgTableEvenRowCellTopBR" style:family="table-cell" style:data-style-name="OrgDateAndTime"/>
    <style:style style:name="OrgTableEvenRowCellTopBLOrgDate" style:parent-style-name="OrgTableEvenRowCellTopBL" style:family="table-cell" style:data-style-name="OrgDate"/>
    <style:style style:name="OrgTableEvenRowCellTopBLOrgDateAndTime" style:parent-style-name="OrgTableEvenRowCellTopBL" style:family="table-cell" style:data-style-name="OrgDateAndTime"/>
    <style:style style:name="OrgTableEvenRowCellTopBLROrgDate" style:parent-style-name="OrgTableEvenRowCellTopBLR" style:family="table-cell" style:data-style-name="OrgDate"/>
    <style:style style:name="OrgTableEvenRowCellTopBLROrgDateAndTime" style:parent-style-name="OrgTableEvenRowCellTopBLR" style:family="table-cell" style:data-style-name="OrgDateAndTime"/>
    <style:style style:name="OrgTableEvenRowCellTopTOrgDate" style:parent-style-name="OrgTableEvenRowCellTopT" style:family="table-cell" style:data-style-name="OrgDate"/>
    <style:style style:name="OrgTableEvenRowCellTopTOrgDateAndTime" style:parent-style-name="OrgTableEvenRowCellTopT" style:family="table-cell" style:data-style-name="OrgDateAndTime"/>
    <style:style style:name="OrgTableEvenRowCellTopTROrgDate" style:parent-style-name="OrgTableEvenRowCellTopTR" style:family="table-cell" style:data-style-name="OrgDate"/>
    <style:style style:name="OrgTableEvenRowCellTopTROrgDateAndTime" style:parent-style-name="OrgTableEvenRowCellTopTR" style:family="table-cell" style:data-style-name="OrgDateAndTime"/>
    <style:style style:name="OrgTableEvenRowCellTopTLOrgDate" style:parent-style-name="OrgTableEvenRowCellTopTL" style:family="table-cell" style:data-style-name="OrgDate"/>
    <style:style style:name="OrgTableEvenRowCellTopTLOrgDateAndTime" style:parent-style-name="OrgTableEvenRowCellTopTL" style:family="table-cell" style:data-style-name="OrgDateAndTime"/>
    <style:style style:name="OrgTableEvenRowCellTopTLROrgDate" style:parent-style-name="OrgTableEvenRowCellTopTLR" style:family="table-cell" style:data-style-name="OrgDate"/>
    <style:style style:name="OrgTableEvenRowCellTopTLROrgDateAndTime" style:parent-style-name="OrgTableEvenRowCellTopTLR" style:family="table-cell" style:data-style-name="OrgDateAndTime"/>
    <style:style style:name="OrgTableEvenRowCellTopTBOrgDate" style:parent-style-name="OrgTableEvenRowCellTopTB" style:family="table-cell" style:data-style-name="OrgDate"/>
    <style:style style:name="OrgTableEvenRowCellTopTBOrgDateAndTime" style:parent-style-name="OrgTableEvenRowCellTopTB" style:family="table-cell" style:data-style-name="OrgDateAndTime"/>
    <style:style style:name="OrgTableEvenRowCellTopTBROrgDate" style:parent-style-name="OrgTableEvenRowCellTopTBR" style:family="table-cell" style:data-style-name="OrgDate"/>
    <style:style style:name="OrgTableEvenRowCellTopTBROrgDateAndTime" style:parent-style-name="OrgTableEvenRowCellTopTBR" style:family="table-cell" style:data-style-name="OrgDateAndTime"/>
    <style:style style:name="OrgTableEvenRowCellTopTBLOrgDate" style:parent-style-name="OrgTableEvenRowCellTopTBL" style:family="table-cell" style:data-style-name="OrgDate"/>
    <style:style style:name="OrgTableEvenRowCellTopTBLOrgDateAndTime" style:parent-style-name="OrgTableEvenRowCellTopTBL" style:family="table-cell" style:data-style-name="OrgDateAndTime"/>
    <style:style style:name="OrgTableEvenRowCellTopTBLROrgDate" style:parent-style-name="OrgTableEvenRowCellTopTBLR" style:family="table-cell" style:data-style-name="OrgDate"/>
    <style:style style:name="OrgTableEvenRowCellTopTBLROrgDateAndTime" style:parent-style-name="OrgTableEvenRowCellTopTBLR" style:family="table-cell" style:data-style-name="OrgDateAndTime"/>
    <style:style style:name="OrgTableEvenRowCellMiddleOrgDate" style:parent-style-name="OrgTableEvenRowCellMiddle" style:family="table-cell" style:data-style-name="OrgDate"/>
    <style:style style:name="OrgTableEvenRowCellMiddleOrgDateAndTime" style:parent-style-name="OrgTableEvenRowCellMiddle" style:family="table-cell" style:data-style-name="OrgDateAndTime"/>
    <style:style style:name="OrgTableEvenRowCellMiddleROrgDate" style:parent-style-name="OrgTableEvenRowCellMiddleR" style:family="table-cell" style:data-style-name="OrgDate"/>
    <style:style style:name="OrgTableEvenRowCellMiddleROrgDateAndTime" style:parent-style-name="OrgTableEvenRowCellMiddleR" style:family="table-cell" style:data-style-name="OrgDateAndTime"/>
    <style:style style:name="OrgTableEvenRowCellMiddleLOrgDate" style:parent-style-name="OrgTableEvenRowCellMiddleL" style:family="table-cell" style:data-style-name="OrgDate"/>
    <style:style style:name="OrgTableEvenRowCellMiddleLOrgDateAndTime" style:parent-style-name="OrgTableEvenRowCellMiddleL" style:family="table-cell" style:data-style-name="OrgDateAndTime"/>
    <style:style style:name="OrgTableEvenRowCellMiddleLROrgDate" style:parent-style-name="OrgTableEvenRowCellMiddleLR" style:family="table-cell" style:data-style-name="OrgDate"/>
    <style:style style:name="OrgTableEvenRowCellMiddleLROrgDateAndTime" style:parent-style-name="OrgTableEvenRowCellMiddleLR" style:family="table-cell" style:data-style-name="OrgDateAndTime"/>
    <style:style style:name="OrgTableEvenRowCellMiddleBOrgDate" style:parent-style-name="OrgTableEvenRowCellMiddleB" style:family="table-cell" style:data-style-name="OrgDate"/>
    <style:style style:name="OrgTableEvenRowCellMiddleBOrgDateAndTime" style:parent-style-name="OrgTableEvenRowCellMiddleB" style:family="table-cell" style:data-style-name="OrgDateAndTime"/>
    <style:style style:name="OrgTableEvenRowCellMiddleBROrgDate" style:parent-style-name="OrgTableEvenRowCellMiddleBR" style:family="table-cell" style:data-style-name="OrgDate"/>
    <style:style style:name="OrgTableEvenRowCellMiddleBROrgDateAndTime" style:parent-style-name="OrgTableEvenRowCellMiddleBR" style:family="table-cell" style:data-style-name="OrgDateAndTime"/>
    <style:style style:name="OrgTableEvenRowCellMiddleBLOrgDate" style:parent-style-name="OrgTableEvenRowCellMiddleBL" style:family="table-cell" style:data-style-name="OrgDate"/>
    <style:style style:name="OrgTableEvenRowCellMiddleBLOrgDateAndTime" style:parent-style-name="OrgTableEvenRowCellMiddleBL" style:family="table-cell" style:data-style-name="OrgDateAndTime"/>
    <style:style style:name="OrgTableEvenRowCellMiddleBLROrgDate" style:parent-style-name="OrgTableEvenRowCellMiddleBLR" style:family="table-cell" style:data-style-name="OrgDate"/>
    <style:style style:name="OrgTableEvenRowCellMiddleBLROrgDateAndTime" style:parent-style-name="OrgTableEvenRowCellMiddleBLR" style:family="table-cell" style:data-style-name="OrgDateAndTime"/>
    <style:style style:name="OrgTableEvenRowCellMiddleTOrgDate" style:parent-style-name="OrgTableEvenRowCellMiddleT" style:family="table-cell" style:data-style-name="OrgDate"/>
    <style:style style:name="OrgTableEvenRowCellMiddleTOrgDateAndTime" style:parent-style-name="OrgTableEvenRowCellMiddleT" style:family="table-cell" style:data-style-name="OrgDateAndTime"/>
    <style:style style:name="OrgTableEvenRowCellMiddleTROrgDate" style:parent-style-name="OrgTableEvenRowCellMiddleTR" style:family="table-cell" style:data-style-name="OrgDate"/>
    <style:style style:name="OrgTableEvenRowCellMiddleTROrgDateAndTime" style:parent-style-name="OrgTableEvenRowCellMiddleTR" style:family="table-cell" style:data-style-name="OrgDateAndTime"/>
    <style:style style:name="OrgTableEvenRowCellMiddleTLOrgDate" style:parent-style-name="OrgTableEvenRowCellMiddleTL" style:family="table-cell" style:data-style-name="OrgDate"/>
    <style:style style:name="OrgTableEvenRowCellMiddleTLOrgDateAndTime" style:parent-style-name="OrgTableEvenRowCellMiddleTL" style:family="table-cell" style:data-style-name="OrgDateAndTime"/>
    <style:style style:name="OrgTableEvenRowCellMiddleTLROrgDate" style:parent-style-name="OrgTableEvenRowCellMiddleTLR" style:family="table-cell" style:data-style-name="OrgDate"/>
    <style:style style:name="OrgTableEvenRowCellMiddleTLROrgDateAndTime" style:parent-style-name="OrgTableEvenRowCellMiddleTLR" style:family="table-cell" style:data-style-name="OrgDateAndTime"/>
    <style:style style:name="OrgTableEvenRowCellMiddleTBOrgDate" style:parent-style-name="OrgTableEvenRowCellMiddleTB" style:family="table-cell" style:data-style-name="OrgDate"/>
    <style:style style:name="OrgTableEvenRowCellMiddleTBOrgDateAndTime" style:parent-style-name="OrgTableEvenRowCellMiddleTB" style:family="table-cell" style:data-style-name="OrgDateAndTime"/>
    <style:style style:name="OrgTableEvenRowCellMiddleTBROrgDate" style:parent-style-name="OrgTableEvenRowCellMiddleTBR" style:family="table-cell" style:data-style-name="OrgDate"/>
    <style:style style:name="OrgTableEvenRowCellMiddleTBROrgDateAndTime" style:parent-style-name="OrgTableEvenRowCellMiddleTBR" style:family="table-cell" style:data-style-name="OrgDateAndTime"/>
    <style:style style:name="OrgTableEvenRowCellMiddleTBLOrgDate" style:parent-style-name="OrgTableEvenRowCellMiddleTBL" style:family="table-cell" style:data-style-name="OrgDate"/>
    <style:style style:name="OrgTableEvenRowCellMiddleTBLOrgDateAndTime" style:parent-style-name="OrgTableEvenRowCellMiddleTBL" style:family="table-cell" style:data-style-name="OrgDateAndTime"/>
    <style:style style:name="OrgTableEvenRowCellMiddleTBLROrgDate" style:parent-style-name="OrgTableEvenRowCellMiddleTBLR" style:family="table-cell" style:data-style-name="OrgDate"/>
    <style:style style:name="OrgTableEvenRowCellMiddleTBLROrgDateAndTime" style:parent-style-name="OrgTableEvenRowCellMiddleTBLR" style:family="table-cell" style:data-style-name="OrgDateAndTime"/>
    <style:style style:name="OrgTableEvenRowCellBottomOrgDate" style:parent-style-name="OrgTableEvenRowCellBottom" style:family="table-cell" style:data-style-name="OrgDate"/>
    <style:style style:name="OrgTableEvenRowCellBottomOrgDateAndTime" style:parent-style-name="OrgTableEvenRowCellBottom" style:family="table-cell" style:data-style-name="OrgDateAndTime"/>
    <style:style style:name="OrgTableEvenRowCellBottomROrgDate" style:parent-style-name="OrgTableEvenRowCellBottomR" style:family="table-cell" style:data-style-name="OrgDate"/>
    <style:style style:name="OrgTableEvenRowCellBottomROrgDateAndTime" style:parent-style-name="OrgTableEvenRowCellBottomR" style:family="table-cell" style:data-style-name="OrgDateAndTime"/>
    <style:style style:name="OrgTableEvenRowCellBottomLOrgDate" style:parent-style-name="OrgTableEvenRowCellBottomL" style:family="table-cell" style:data-style-name="OrgDate"/>
    <style:style style:name="OrgTableEvenRowCellBottomLOrgDateAndTime" style:parent-style-name="OrgTableEvenRowCellBottomL" style:family="table-cell" style:data-style-name="OrgDateAndTime"/>
    <style:style style:name="OrgTableEvenRowCellBottomLROrgDate" style:parent-style-name="OrgTableEvenRowCellBottomLR" style:family="table-cell" style:data-style-name="OrgDate"/>
    <style:style style:name="OrgTableEvenRowCellBottomLROrgDateAndTime" style:parent-style-name="OrgTableEvenRowCellBottomLR" style:family="table-cell" style:data-style-name="OrgDateAndTime"/>
    <style:style style:name="OrgTableEvenRowCellBottomBOrgDate" style:parent-style-name="OrgTableEvenRowCellBottomB" style:family="table-cell" style:data-style-name="OrgDate"/>
    <style:style style:name="OrgTableEvenRowCellBottomBOrgDateAndTime" style:parent-style-name="OrgTableEvenRowCellBottomB" style:family="table-cell" style:data-style-name="OrgDateAndTime"/>
    <style:style style:name="OrgTableEvenRowCellBottomBROrgDate" style:parent-style-name="OrgTableEvenRowCellBottomBR" style:family="table-cell" style:data-style-name="OrgDate"/>
    <style:style style:name="OrgTableEvenRowCellBottomBROrgDateAndTime" style:parent-style-name="OrgTableEvenRowCellBottomBR" style:family="table-cell" style:data-style-name="OrgDateAndTime"/>
    <style:style style:name="OrgTableEvenRowCellBottomBLOrgDate" style:parent-style-name="OrgTableEvenRowCellBottomBL" style:family="table-cell" style:data-style-name="OrgDate"/>
    <style:style style:name="OrgTableEvenRowCellBottomBLOrgDateAndTime" style:parent-style-name="OrgTableEvenRowCellBottomBL" style:family="table-cell" style:data-style-name="OrgDateAndTime"/>
    <style:style style:name="OrgTableEvenRowCellBottomBLROrgDate" style:parent-style-name="OrgTableEvenRowCellBottomBLR" style:family="table-cell" style:data-style-name="OrgDate"/>
    <style:style style:name="OrgTableEvenRowCellBottomBLROrgDateAndTime" style:parent-style-name="OrgTableEvenRowCellBottomBLR" style:family="table-cell" style:data-style-name="OrgDateAndTime"/>
    <style:style style:name="OrgTableEvenRowCellBottomTOrgDate" style:parent-style-name="OrgTableEvenRowCellBottomT" style:family="table-cell" style:data-style-name="OrgDate"/>
    <style:style style:name="OrgTableEvenRowCellBottomTOrgDateAndTime" style:parent-style-name="OrgTableEvenRowCellBottomT" style:family="table-cell" style:data-style-name="OrgDateAndTime"/>
    <style:style style:name="OrgTableEvenRowCellBottomTROrgDate" style:parent-style-name="OrgTableEvenRowCellBottomTR" style:family="table-cell" style:data-style-name="OrgDate"/>
    <style:style style:name="OrgTableEvenRowCellBottomTROrgDateAndTime" style:parent-style-name="OrgTableEvenRowCellBottomTR" style:family="table-cell" style:data-style-name="OrgDateAndTime"/>
    <style:style style:name="OrgTableEvenRowCellBottomTLOrgDate" style:parent-style-name="OrgTableEvenRowCellBottomTL" style:family="table-cell" style:data-style-name="OrgDate"/>
    <style:style style:name="OrgTableEvenRowCellBottomTLOrgDateAndTime" style:parent-style-name="OrgTableEvenRowCellBottomTL" style:family="table-cell" style:data-style-name="OrgDateAndTime"/>
    <style:style style:name="OrgTableEvenRowCellBottomTLROrgDate" style:parent-style-name="OrgTableEvenRowCellBottomTLR" style:family="table-cell" style:data-style-name="OrgDate"/>
    <style:style style:name="OrgTableEvenRowCellBottomTLROrgDateAndTime" style:parent-style-name="OrgTableEvenRowCellBottomTLR" style:family="table-cell" style:data-style-name="OrgDateAndTime"/>
    <style:style style:name="OrgTableEvenRowCellBottomTBOrgDate" style:parent-style-name="OrgTableEvenRowCellBottomTB" style:family="table-cell" style:data-style-name="OrgDate"/>
    <style:style style:name="OrgTableEvenRowCellBottomTBOrgDateAndTime" style:parent-style-name="OrgTableEvenRowCellBottomTB" style:family="table-cell" style:data-style-name="OrgDateAndTime"/>
    <style:style style:name="OrgTableEvenRowCellBottomTBROrgDate" style:parent-style-name="OrgTableEvenRowCellBottomTBR" style:family="table-cell" style:data-style-name="OrgDate"/>
    <style:style style:name="OrgTableEvenRowCellBottomTBROrgDateAndTime" style:parent-style-name="OrgTableEvenRowCellBottomTBR" style:family="table-cell" style:data-style-name="OrgDateAndTime"/>
    <style:style style:name="OrgTableEvenRowCellBottomTBLOrgDate" style:parent-style-name="OrgTableEvenRowCellBottomTBL" style:family="table-cell" style:data-style-name="OrgDate"/>
    <style:style style:name="OrgTableEvenRowCellBottomTBLOrgDateAndTime" style:parent-style-name="OrgTableEvenRowCellBottomTBL" style:family="table-cell" style:data-style-name="OrgDateAndTime"/>
    <style:style style:name="OrgTableEvenRowCellBottomTBLROrgDate" style:parent-style-name="OrgTableEvenRowCellBottomTBLR" style:family="table-cell" style:data-style-name="OrgDate"/>
    <style:style style:name="OrgTableEvenRowCellBottomTBLROrgDateAndTime" style:parent-style-name="OrgTableEvenRowCellBottomTBLR" style:family="table-cell" style:data-style-name="OrgDateAndTime"/>
    <style:style style:name="OrgTableOddRowCell" style:family="table-cell">
      <style:table-cell-properties fo:border-bottom="none" fo:border-left="none" fo:border-right="none" fo:border-top="none" fo:padding="0.159cm"/>
    </style:style>
    <style:style style:name="OrgTableOddRowCellR" style:family="table-cell">
      <style:table-cell-properties fo:border-bottom="none" fo:border-left="none" fo:border-right="0.002cm solid #000000" fo:border-top="none" fo:padding="0.159cm"/>
    </style:style>
    <style:style style:name="OrgTableOddRowCellL" style:family="table-cell">
      <style:table-cell-properties fo:border-bottom="none" fo:border-left="0.002cm solid #000000" fo:border-right="none" fo:border-top="none" fo:padding="0.159cm"/>
    </style:style>
    <style:style style:name="OrgTableOddRowCellLR" style:family="table-cell">
      <style:table-cell-properties fo:border-bottom="none" fo:border-left="0.002cm solid #000000" fo:border-right="0.002cm solid #000000" fo:border-top="none" fo:padding="0.159cm"/>
    </style:style>
    <style:style style:name="OrgTableOddRowCellB" style:family="table-cell">
      <style:table-cell-properties fo:border-bottom="0.002cm solid #000000" fo:border-left="none" fo:border-right="none" fo:border-top="none" fo:padding="0.159cm"/>
    </style:style>
    <style:style style:name="OrgTableOddRowCellBR" style:family="table-cell">
      <style:table-cell-properties fo:border-bottom="0.002cm solid #000000" fo:border-left="none" fo:border-right="0.002cm solid #000000" fo:border-top="none" fo:padding="0.159cm"/>
    </style:style>
    <style:style style:name="OrgTableOddRowCellBL" style:family="table-cell">
      <style:table-cell-properties fo:border-bottom="0.002cm solid #000000" fo:border-left="0.002cm solid #000000" fo:border-right="none" fo:border-top="none" fo:padding="0.159cm"/>
    </style:style>
    <style:style style:name="OrgTableOddRow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OddRowCellT" style:family="table-cell">
      <style:table-cell-properties fo:border-bottom="none" fo:border-left="none" fo:border-right="none" fo:border-top="0.002cm solid #000000" fo:padding="0.159cm"/>
    </style:style>
    <style:style style:name="OrgTableOddRowCellTR" style:family="table-cell">
      <style:table-cell-properties fo:border-bottom="none" fo:border-left="none" fo:border-right="0.002cm solid #000000" fo:border-top="0.002cm solid #000000" fo:padding="0.159cm"/>
    </style:style>
    <style:style style:name="OrgTableOddRowCellTL" style:family="table-cell">
      <style:table-cell-properties fo:border-bottom="none" fo:border-left="0.002cm solid #000000" fo:border-right="none" fo:border-top="0.002cm solid #000000" fo:padding="0.159cm"/>
    </style:style>
    <style:style style:name="OrgTableOddRow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OddRowCellTB" style:family="table-cell">
      <style:table-cell-properties fo:border-bottom="0.002cm solid #000000" fo:border-left="none" fo:border-right="none" fo:border-top="0.002cm solid #000000" fo:padding="0.159cm"/>
    </style:style>
    <style:style style:name="OrgTableOddRow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OddRow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OddRow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OddRowCellTop" style:family="table-cell">
      <style:table-cell-properties fo:border-bottom="none" fo:border-left="none" fo:border-right="none" fo:border-top="none" fo:padding="0.159cm" style:vertical-align="top"/>
    </style:style>
    <style:style style:name="OrgTableOddRow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OddRow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OddRow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OddRow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OddRow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OddRow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OddRow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OddRow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OddRow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OddRow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OddRow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OddRow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OddRow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OddRow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OddRow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OddRowCellMiddle" style:family="table-cell">
      <style:table-cell-properties fo:border-bottom="none" fo:border-left="none" fo:border-right="none" fo:border-top="none" fo:padding="0.159cm" style:vertical-align="middle"/>
    </style:style>
    <style:style style:name="OrgTableOddRow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OddRow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OddRow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OddRow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OddRow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OddRow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OddRow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OddRow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OddRow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OddRow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OddRow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OddRow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OddRow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OddRow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OddRow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OddRowCellBottom" style:family="table-cell">
      <style:table-cell-properties fo:border-bottom="none" fo:border-left="none" fo:border-right="none" fo:border-top="none" fo:padding="0.159cm" style:vertical-align="bottom"/>
    </style:style>
    <style:style style:name="OrgTableOddRow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OddRow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OddRow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OddRow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OddRow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OddRow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OddRow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OddRow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OddRow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OddRow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OddRow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OddRow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OddRow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OddRow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OddRow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OddRowCellOrgDate" style:parent-style-name="OrgTableOddRowCell" style:family="table-cell" style:data-style-name="OrgDate"/>
    <style:style style:name="OrgTableOddRowCellOrgDateAndTime" style:parent-style-name="OrgTableOddRowCell" style:family="table-cell" style:data-style-name="OrgDateAndTime"/>
    <style:style style:name="OrgTableOddRowCellROrgDate" style:parent-style-name="OrgTableOddRowCellR" style:family="table-cell" style:data-style-name="OrgDate"/>
    <style:style style:name="OrgTableOddRowCellROrgDateAndTime" style:parent-style-name="OrgTableOddRowCellR" style:family="table-cell" style:data-style-name="OrgDateAndTime"/>
    <style:style style:name="OrgTableOddRowCellLOrgDate" style:parent-style-name="OrgTableOddRowCellL" style:family="table-cell" style:data-style-name="OrgDate"/>
    <style:style style:name="OrgTableOddRowCellLOrgDateAndTime" style:parent-style-name="OrgTableOddRowCellL" style:family="table-cell" style:data-style-name="OrgDateAndTime"/>
    <style:style style:name="OrgTableOddRowCellLROrgDate" style:parent-style-name="OrgTableOddRowCellLR" style:family="table-cell" style:data-style-name="OrgDate"/>
    <style:style style:name="OrgTableOddRowCellLROrgDateAndTime" style:parent-style-name="OrgTableOddRowCellLR" style:family="table-cell" style:data-style-name="OrgDateAndTime"/>
    <style:style style:name="OrgTableOddRowCellBOrgDate" style:parent-style-name="OrgTableOddRowCellB" style:family="table-cell" style:data-style-name="OrgDate"/>
    <style:style style:name="OrgTableOddRowCellBOrgDateAndTime" style:parent-style-name="OrgTableOddRowCellB" style:family="table-cell" style:data-style-name="OrgDateAndTime"/>
    <style:style style:name="OrgTableOddRowCellBROrgDate" style:parent-style-name="OrgTableOddRowCellBR" style:family="table-cell" style:data-style-name="OrgDate"/>
    <style:style style:name="OrgTableOddRowCellBROrgDateAndTime" style:parent-style-name="OrgTableOddRowCellBR" style:family="table-cell" style:data-style-name="OrgDateAndTime"/>
    <style:style style:name="OrgTableOddRowCellBLOrgDate" style:parent-style-name="OrgTableOddRowCellBL" style:family="table-cell" style:data-style-name="OrgDate"/>
    <style:style style:name="OrgTableOddRowCellBLOrgDateAndTime" style:parent-style-name="OrgTableOddRowCellBL" style:family="table-cell" style:data-style-name="OrgDateAndTime"/>
    <style:style style:name="OrgTableOddRowCellBLROrgDate" style:parent-style-name="OrgTableOddRowCellBLR" style:family="table-cell" style:data-style-name="OrgDate"/>
    <style:style style:name="OrgTableOddRowCellBLROrgDateAndTime" style:parent-style-name="OrgTableOddRowCellBLR" style:family="table-cell" style:data-style-name="OrgDateAndTime"/>
    <style:style style:name="OrgTableOddRowCellTOrgDate" style:parent-style-name="OrgTableOddRowCellT" style:family="table-cell" style:data-style-name="OrgDate"/>
    <style:style style:name="OrgTableOddRowCellTOrgDateAndTime" style:parent-style-name="OrgTableOddRowCellT" style:family="table-cell" style:data-style-name="OrgDateAndTime"/>
    <style:style style:name="OrgTableOddRowCellTROrgDate" style:parent-style-name="OrgTableOddRowCellTR" style:family="table-cell" style:data-style-name="OrgDate"/>
    <style:style style:name="OrgTableOddRowCellTROrgDateAndTime" style:parent-style-name="OrgTableOddRowCellTR" style:family="table-cell" style:data-style-name="OrgDateAndTime"/>
    <style:style style:name="OrgTableOddRowCellTLOrgDate" style:parent-style-name="OrgTableOddRowCellTL" style:family="table-cell" style:data-style-name="OrgDate"/>
    <style:style style:name="OrgTableOddRowCellTLOrgDateAndTime" style:parent-style-name="OrgTableOddRowCellTL" style:family="table-cell" style:data-style-name="OrgDateAndTime"/>
    <style:style style:name="OrgTableOddRowCellTLROrgDate" style:parent-style-name="OrgTableOddRowCellTLR" style:family="table-cell" style:data-style-name="OrgDate"/>
    <style:style style:name="OrgTableOddRowCellTLROrgDateAndTime" style:parent-style-name="OrgTableOddRowCellTLR" style:family="table-cell" style:data-style-name="OrgDateAndTime"/>
    <style:style style:name="OrgTableOddRowCellTBOrgDate" style:parent-style-name="OrgTableOddRowCellTB" style:family="table-cell" style:data-style-name="OrgDate"/>
    <style:style style:name="OrgTableOddRowCellTBOrgDateAndTime" style:parent-style-name="OrgTableOddRowCellTB" style:family="table-cell" style:data-style-name="OrgDateAndTime"/>
    <style:style style:name="OrgTableOddRowCellTBROrgDate" style:parent-style-name="OrgTableOddRowCellTBR" style:family="table-cell" style:data-style-name="OrgDate"/>
    <style:style style:name="OrgTableOddRowCellTBROrgDateAndTime" style:parent-style-name="OrgTableOddRowCellTBR" style:family="table-cell" style:data-style-name="OrgDateAndTime"/>
    <style:style style:name="OrgTableOddRowCellTBLOrgDate" style:parent-style-name="OrgTableOddRowCellTBL" style:family="table-cell" style:data-style-name="OrgDate"/>
    <style:style style:name="OrgTableOddRowCellTBLOrgDateAndTime" style:parent-style-name="OrgTableOddRowCellTBL" style:family="table-cell" style:data-style-name="OrgDateAndTime"/>
    <style:style style:name="OrgTableOddRowCellTBLROrgDate" style:parent-style-name="OrgTableOddRowCellTBLR" style:family="table-cell" style:data-style-name="OrgDate"/>
    <style:style style:name="OrgTableOddRowCellTBLROrgDateAndTime" style:parent-style-name="OrgTableOddRowCellTBLR" style:family="table-cell" style:data-style-name="OrgDateAndTime"/>
    <style:style style:name="OrgTableOddRowCellTopOrgDate" style:parent-style-name="OrgTableOddRowCellTop" style:family="table-cell" style:data-style-name="OrgDate"/>
    <style:style style:name="OrgTableOddRowCellTopOrgDateAndTime" style:parent-style-name="OrgTableOddRowCellTop" style:family="table-cell" style:data-style-name="OrgDateAndTime"/>
    <style:style style:name="OrgTableOddRowCellTopROrgDate" style:parent-style-name="OrgTableOddRowCellTopR" style:family="table-cell" style:data-style-name="OrgDate"/>
    <style:style style:name="OrgTableOddRowCellTopROrgDateAndTime" style:parent-style-name="OrgTableOddRowCellTopR" style:family="table-cell" style:data-style-name="OrgDateAndTime"/>
    <style:style style:name="OrgTableOddRowCellTopLOrgDate" style:parent-style-name="OrgTableOddRowCellTopL" style:family="table-cell" style:data-style-name="OrgDate"/>
    <style:style style:name="OrgTableOddRowCellTopLOrgDateAndTime" style:parent-style-name="OrgTableOddRowCellTopL" style:family="table-cell" style:data-style-name="OrgDateAndTime"/>
    <style:style style:name="OrgTableOddRowCellTopLROrgDate" style:parent-style-name="OrgTableOddRowCellTopLR" style:family="table-cell" style:data-style-name="OrgDate"/>
    <style:style style:name="OrgTableOddRowCellTopLROrgDateAndTime" style:parent-style-name="OrgTableOddRowCellTopLR" style:family="table-cell" style:data-style-name="OrgDateAndTime"/>
    <style:style style:name="OrgTableOddRowCellTopBOrgDate" style:parent-style-name="OrgTableOddRowCellTopB" style:family="table-cell" style:data-style-name="OrgDate"/>
    <style:style style:name="OrgTableOddRowCellTopBOrgDateAndTime" style:parent-style-name="OrgTableOddRowCellTopB" style:family="table-cell" style:data-style-name="OrgDateAndTime"/>
    <style:style style:name="OrgTableOddRowCellTopBROrgDate" style:parent-style-name="OrgTableOddRowCellTopBR" style:family="table-cell" style:data-style-name="OrgDate"/>
    <style:style style:name="OrgTableOddRowCellTopBROrgDateAndTime" style:parent-style-name="OrgTableOddRowCellTopBR" style:family="table-cell" style:data-style-name="OrgDateAndTime"/>
    <style:style style:name="OrgTableOddRowCellTopBLOrgDate" style:parent-style-name="OrgTableOddRowCellTopBL" style:family="table-cell" style:data-style-name="OrgDate"/>
    <style:style style:name="OrgTableOddRowCellTopBLOrgDateAndTime" style:parent-style-name="OrgTableOddRowCellTopBL" style:family="table-cell" style:data-style-name="OrgDateAndTime"/>
    <style:style style:name="OrgTableOddRowCellTopBLROrgDate" style:parent-style-name="OrgTableOddRowCellTopBLR" style:family="table-cell" style:data-style-name="OrgDate"/>
    <style:style style:name="OrgTableOddRowCellTopBLROrgDateAndTime" style:parent-style-name="OrgTableOddRowCellTopBLR" style:family="table-cell" style:data-style-name="OrgDateAndTime"/>
    <style:style style:name="OrgTableOddRowCellTopTOrgDate" style:parent-style-name="OrgTableOddRowCellTopT" style:family="table-cell" style:data-style-name="OrgDate"/>
    <style:style style:name="OrgTableOddRowCellTopTOrgDateAndTime" style:parent-style-name="OrgTableOddRowCellTopT" style:family="table-cell" style:data-style-name="OrgDateAndTime"/>
    <style:style style:name="OrgTableOddRowCellTopTROrgDate" style:parent-style-name="OrgTableOddRowCellTopTR" style:family="table-cell" style:data-style-name="OrgDate"/>
    <style:style style:name="OrgTableOddRowCellTopTROrgDateAndTime" style:parent-style-name="OrgTableOddRowCellTopTR" style:family="table-cell" style:data-style-name="OrgDateAndTime"/>
    <style:style style:name="OrgTableOddRowCellTopTLOrgDate" style:parent-style-name="OrgTableOddRowCellTopTL" style:family="table-cell" style:data-style-name="OrgDate"/>
    <style:style style:name="OrgTableOddRowCellTopTLOrgDateAndTime" style:parent-style-name="OrgTableOddRowCellTopTL" style:family="table-cell" style:data-style-name="OrgDateAndTime"/>
    <style:style style:name="OrgTableOddRowCellTopTLROrgDate" style:parent-style-name="OrgTableOddRowCellTopTLR" style:family="table-cell" style:data-style-name="OrgDate"/>
    <style:style style:name="OrgTableOddRowCellTopTLROrgDateAndTime" style:parent-style-name="OrgTableOddRowCellTopTLR" style:family="table-cell" style:data-style-name="OrgDateAndTime"/>
    <style:style style:name="OrgTableOddRowCellTopTBOrgDate" style:parent-style-name="OrgTableOddRowCellTopTB" style:family="table-cell" style:data-style-name="OrgDate"/>
    <style:style style:name="OrgTableOddRowCellTopTBOrgDateAndTime" style:parent-style-name="OrgTableOddRowCellTopTB" style:family="table-cell" style:data-style-name="OrgDateAndTime"/>
    <style:style style:name="OrgTableOddRowCellTopTBROrgDate" style:parent-style-name="OrgTableOddRowCellTopTBR" style:family="table-cell" style:data-style-name="OrgDate"/>
    <style:style style:name="OrgTableOddRowCellTopTBROrgDateAndTime" style:parent-style-name="OrgTableOddRowCellTopTBR" style:family="table-cell" style:data-style-name="OrgDateAndTime"/>
    <style:style style:name="OrgTableOddRowCellTopTBLOrgDate" style:parent-style-name="OrgTableOddRowCellTopTBL" style:family="table-cell" style:data-style-name="OrgDate"/>
    <style:style style:name="OrgTableOddRowCellTopTBLOrgDateAndTime" style:parent-style-name="OrgTableOddRowCellTopTBL" style:family="table-cell" style:data-style-name="OrgDateAndTime"/>
    <style:style style:name="OrgTableOddRowCellTopTBLROrgDate" style:parent-style-name="OrgTableOddRowCellTopTBLR" style:family="table-cell" style:data-style-name="OrgDate"/>
    <style:style style:name="OrgTableOddRowCellTopTBLROrgDateAndTime" style:parent-style-name="OrgTableOddRowCellTopTBLR" style:family="table-cell" style:data-style-name="OrgDateAndTime"/>
    <style:style style:name="OrgTableOddRowCellMiddleOrgDate" style:parent-style-name="OrgTableOddRowCellMiddle" style:family="table-cell" style:data-style-name="OrgDate"/>
    <style:style style:name="OrgTableOddRowCellMiddleOrgDateAndTime" style:parent-style-name="OrgTableOddRowCellMiddle" style:family="table-cell" style:data-style-name="OrgDateAndTime"/>
    <style:style style:name="OrgTableOddRowCellMiddleROrgDate" style:parent-style-name="OrgTableOddRowCellMiddleR" style:family="table-cell" style:data-style-name="OrgDate"/>
    <style:style style:name="OrgTableOddRowCellMiddleROrgDateAndTime" style:parent-style-name="OrgTableOddRowCellMiddleR" style:family="table-cell" style:data-style-name="OrgDateAndTime"/>
    <style:style style:name="OrgTableOddRowCellMiddleLOrgDate" style:parent-style-name="OrgTableOddRowCellMiddleL" style:family="table-cell" style:data-style-name="OrgDate"/>
    <style:style style:name="OrgTableOddRowCellMiddleLOrgDateAndTime" style:parent-style-name="OrgTableOddRowCellMiddleL" style:family="table-cell" style:data-style-name="OrgDateAndTime"/>
    <style:style style:name="OrgTableOddRowCellMiddleLROrgDate" style:parent-style-name="OrgTableOddRowCellMiddleLR" style:family="table-cell" style:data-style-name="OrgDate"/>
    <style:style style:name="OrgTableOddRowCellMiddleLROrgDateAndTime" style:parent-style-name="OrgTableOddRowCellMiddleLR" style:family="table-cell" style:data-style-name="OrgDateAndTime"/>
    <style:style style:name="OrgTableOddRowCellMiddleBOrgDate" style:parent-style-name="OrgTableOddRowCellMiddleB" style:family="table-cell" style:data-style-name="OrgDate"/>
    <style:style style:name="OrgTableOddRowCellMiddleBOrgDateAndTime" style:parent-style-name="OrgTableOddRowCellMiddleB" style:family="table-cell" style:data-style-name="OrgDateAndTime"/>
    <style:style style:name="OrgTableOddRowCellMiddleBROrgDate" style:parent-style-name="OrgTableOddRowCellMiddleBR" style:family="table-cell" style:data-style-name="OrgDate"/>
    <style:style style:name="OrgTableOddRowCellMiddleBROrgDateAndTime" style:parent-style-name="OrgTableOddRowCellMiddleBR" style:family="table-cell" style:data-style-name="OrgDateAndTime"/>
    <style:style style:name="OrgTableOddRowCellMiddleBLOrgDate" style:parent-style-name="OrgTableOddRowCellMiddleBL" style:family="table-cell" style:data-style-name="OrgDate"/>
    <style:style style:name="OrgTableOddRowCellMiddleBLOrgDateAndTime" style:parent-style-name="OrgTableOddRowCellMiddleBL" style:family="table-cell" style:data-style-name="OrgDateAndTime"/>
    <style:style style:name="OrgTableOddRowCellMiddleBLROrgDate" style:parent-style-name="OrgTableOddRowCellMiddleBLR" style:family="table-cell" style:data-style-name="OrgDate"/>
    <style:style style:name="OrgTableOddRowCellMiddleBLROrgDateAndTime" style:parent-style-name="OrgTableOddRowCellMiddleBLR" style:family="table-cell" style:data-style-name="OrgDateAndTime"/>
    <style:style style:name="OrgTableOddRowCellMiddleTOrgDate" style:parent-style-name="OrgTableOddRowCellMiddleT" style:family="table-cell" style:data-style-name="OrgDate"/>
    <style:style style:name="OrgTableOddRowCellMiddleTOrgDateAndTime" style:parent-style-name="OrgTableOddRowCellMiddleT" style:family="table-cell" style:data-style-name="OrgDateAndTime"/>
    <style:style style:name="OrgTableOddRowCellMiddleTROrgDate" style:parent-style-name="OrgTableOddRowCellMiddleTR" style:family="table-cell" style:data-style-name="OrgDate"/>
    <style:style style:name="OrgTableOddRowCellMiddleTROrgDateAndTime" style:parent-style-name="OrgTableOddRowCellMiddleTR" style:family="table-cell" style:data-style-name="OrgDateAndTime"/>
    <style:style style:name="OrgTableOddRowCellMiddleTLOrgDate" style:parent-style-name="OrgTableOddRowCellMiddleTL" style:family="table-cell" style:data-style-name="OrgDate"/>
    <style:style style:name="OrgTableOddRowCellMiddleTLOrgDateAndTime" style:parent-style-name="OrgTableOddRowCellMiddleTL" style:family="table-cell" style:data-style-name="OrgDateAndTime"/>
    <style:style style:name="OrgTableOddRowCellMiddleTLROrgDate" style:parent-style-name="OrgTableOddRowCellMiddleTLR" style:family="table-cell" style:data-style-name="OrgDate"/>
    <style:style style:name="OrgTableOddRowCellMiddleTLROrgDateAndTime" style:parent-style-name="OrgTableOddRowCellMiddleTLR" style:family="table-cell" style:data-style-name="OrgDateAndTime"/>
    <style:style style:name="OrgTableOddRowCellMiddleTBOrgDate" style:parent-style-name="OrgTableOddRowCellMiddleTB" style:family="table-cell" style:data-style-name="OrgDate"/>
    <style:style style:name="OrgTableOddRowCellMiddleTBOrgDateAndTime" style:parent-style-name="OrgTableOddRowCellMiddleTB" style:family="table-cell" style:data-style-name="OrgDateAndTime"/>
    <style:style style:name="OrgTableOddRowCellMiddleTBROrgDate" style:parent-style-name="OrgTableOddRowCellMiddleTBR" style:family="table-cell" style:data-style-name="OrgDate"/>
    <style:style style:name="OrgTableOddRowCellMiddleTBROrgDateAndTime" style:parent-style-name="OrgTableOddRowCellMiddleTBR" style:family="table-cell" style:data-style-name="OrgDateAndTime"/>
    <style:style style:name="OrgTableOddRowCellMiddleTBLOrgDate" style:parent-style-name="OrgTableOddRowCellMiddleTBL" style:family="table-cell" style:data-style-name="OrgDate"/>
    <style:style style:name="OrgTableOddRowCellMiddleTBLOrgDateAndTime" style:parent-style-name="OrgTableOddRowCellMiddleTBL" style:family="table-cell" style:data-style-name="OrgDateAndTime"/>
    <style:style style:name="OrgTableOddRowCellMiddleTBLROrgDate" style:parent-style-name="OrgTableOddRowCellMiddleTBLR" style:family="table-cell" style:data-style-name="OrgDate"/>
    <style:style style:name="OrgTableOddRowCellMiddleTBLROrgDateAndTime" style:parent-style-name="OrgTableOddRowCellMiddleTBLR" style:family="table-cell" style:data-style-name="OrgDateAndTime"/>
    <style:style style:name="OrgTableOddRowCellBottomOrgDate" style:parent-style-name="OrgTableOddRowCellBottom" style:family="table-cell" style:data-style-name="OrgDate"/>
    <style:style style:name="OrgTableOddRowCellBottomOrgDateAndTime" style:parent-style-name="OrgTableOddRowCellBottom" style:family="table-cell" style:data-style-name="OrgDateAndTime"/>
    <style:style style:name="OrgTableOddRowCellBottomROrgDate" style:parent-style-name="OrgTableOddRowCellBottomR" style:family="table-cell" style:data-style-name="OrgDate"/>
    <style:style style:name="OrgTableOddRowCellBottomROrgDateAndTime" style:parent-style-name="OrgTableOddRowCellBottomR" style:family="table-cell" style:data-style-name="OrgDateAndTime"/>
    <style:style style:name="OrgTableOddRowCellBottomLOrgDate" style:parent-style-name="OrgTableOddRowCellBottomL" style:family="table-cell" style:data-style-name="OrgDate"/>
    <style:style style:name="OrgTableOddRowCellBottomLOrgDateAndTime" style:parent-style-name="OrgTableOddRowCellBottomL" style:family="table-cell" style:data-style-name="OrgDateAndTime"/>
    <style:style style:name="OrgTableOddRowCellBottomLROrgDate" style:parent-style-name="OrgTableOddRowCellBottomLR" style:family="table-cell" style:data-style-name="OrgDate"/>
    <style:style style:name="OrgTableOddRowCellBottomLROrgDateAndTime" style:parent-style-name="OrgTableOddRowCellBottomLR" style:family="table-cell" style:data-style-name="OrgDateAndTime"/>
    <style:style style:name="OrgTableOddRowCellBottomBOrgDate" style:parent-style-name="OrgTableOddRowCellBottomB" style:family="table-cell" style:data-style-name="OrgDate"/>
    <style:style style:name="OrgTableOddRowCellBottomBOrgDateAndTime" style:parent-style-name="OrgTableOddRowCellBottomB" style:family="table-cell" style:data-style-name="OrgDateAndTime"/>
    <style:style style:name="OrgTableOddRowCellBottomBROrgDate" style:parent-style-name="OrgTableOddRowCellBottomBR" style:family="table-cell" style:data-style-name="OrgDate"/>
    <style:style style:name="OrgTableOddRowCellBottomBROrgDateAndTime" style:parent-style-name="OrgTableOddRowCellBottomBR" style:family="table-cell" style:data-style-name="OrgDateAndTime"/>
    <style:style style:name="OrgTableOddRowCellBottomBLOrgDate" style:parent-style-name="OrgTableOddRowCellBottomBL" style:family="table-cell" style:data-style-name="OrgDate"/>
    <style:style style:name="OrgTableOddRowCellBottomBLOrgDateAndTime" style:parent-style-name="OrgTableOddRowCellBottomBL" style:family="table-cell" style:data-style-name="OrgDateAndTime"/>
    <style:style style:name="OrgTableOddRowCellBottomBLROrgDate" style:parent-style-name="OrgTableOddRowCellBottomBLR" style:family="table-cell" style:data-style-name="OrgDate"/>
    <style:style style:name="OrgTableOddRowCellBottomBLROrgDateAndTime" style:parent-style-name="OrgTableOddRowCellBottomBLR" style:family="table-cell" style:data-style-name="OrgDateAndTime"/>
    <style:style style:name="OrgTableOddRowCellBottomTOrgDate" style:parent-style-name="OrgTableOddRowCellBottomT" style:family="table-cell" style:data-style-name="OrgDate"/>
    <style:style style:name="OrgTableOddRowCellBottomTOrgDateAndTime" style:parent-style-name="OrgTableOddRowCellBottomT" style:family="table-cell" style:data-style-name="OrgDateAndTime"/>
    <style:style style:name="OrgTableOddRowCellBottomTROrgDate" style:parent-style-name="OrgTableOddRowCellBottomTR" style:family="table-cell" style:data-style-name="OrgDate"/>
    <style:style style:name="OrgTableOddRowCellBottomTROrgDateAndTime" style:parent-style-name="OrgTableOddRowCellBottomTR" style:family="table-cell" style:data-style-name="OrgDateAndTime"/>
    <style:style style:name="OrgTableOddRowCellBottomTLOrgDate" style:parent-style-name="OrgTableOddRowCellBottomTL" style:family="table-cell" style:data-style-name="OrgDate"/>
    <style:style style:name="OrgTableOddRowCellBottomTLOrgDateAndTime" style:parent-style-name="OrgTableOddRowCellBottomTL" style:family="table-cell" style:data-style-name="OrgDateAndTime"/>
    <style:style style:name="OrgTableOddRowCellBottomTLROrgDate" style:parent-style-name="OrgTableOddRowCellBottomTLR" style:family="table-cell" style:data-style-name="OrgDate"/>
    <style:style style:name="OrgTableOddRowCellBottomTLROrgDateAndTime" style:parent-style-name="OrgTableOddRowCellBottomTLR" style:family="table-cell" style:data-style-name="OrgDateAndTime"/>
    <style:style style:name="OrgTableOddRowCellBottomTBOrgDate" style:parent-style-name="OrgTableOddRowCellBottomTB" style:family="table-cell" style:data-style-name="OrgDate"/>
    <style:style style:name="OrgTableOddRowCellBottomTBOrgDateAndTime" style:parent-style-name="OrgTableOddRowCellBottomTB" style:family="table-cell" style:data-style-name="OrgDateAndTime"/>
    <style:style style:name="OrgTableOddRowCellBottomTBROrgDate" style:parent-style-name="OrgTableOddRowCellBottomTBR" style:family="table-cell" style:data-style-name="OrgDate"/>
    <style:style style:name="OrgTableOddRowCellBottomTBROrgDateAndTime" style:parent-style-name="OrgTableOddRowCellBottomTBR" style:family="table-cell" style:data-style-name="OrgDateAndTime"/>
    <style:style style:name="OrgTableOddRowCellBottomTBLOrgDate" style:parent-style-name="OrgTableOddRowCellBottomTBL" style:family="table-cell" style:data-style-name="OrgDate"/>
    <style:style style:name="OrgTableOddRowCellBottomTBLOrgDateAndTime" style:parent-style-name="OrgTableOddRowCellBottomTBL" style:family="table-cell" style:data-style-name="OrgDateAndTime"/>
    <style:style style:name="OrgTableOddRowCellBottomTBLROrgDate" style:parent-style-name="OrgTableOddRowCellBottomTBLR" style:family="table-cell" style:data-style-name="OrgDate"/>
    <style:style style:name="OrgTableOddRowCellBottomTBLROrgDateAndTime" style:parent-style-name="OrgTableOddRowCellBottomTBLR" style:family="table-cell" style:data-style-name="OrgDateAndTime"/>
    <style:style style:name="OrgTableEvenColumnCell" style:family="table-cell">
      <style:table-cell-properties fo:border-bottom="none" fo:border-left="none" fo:border-right="none" fo:border-top="none" fo:padding="0.159cm"/>
    </style:style>
    <style:style style:name="OrgTableEvenColumnCellR" style:family="table-cell">
      <style:table-cell-properties fo:border-bottom="none" fo:border-left="none" fo:border-right="0.002cm solid #000000" fo:border-top="none" fo:padding="0.159cm"/>
    </style:style>
    <style:style style:name="OrgTableEvenColumnCellL" style:family="table-cell">
      <style:table-cell-properties fo:border-bottom="none" fo:border-left="0.002cm solid #000000" fo:border-right="none" fo:border-top="none" fo:padding="0.159cm"/>
    </style:style>
    <style:style style:name="OrgTableEvenColumnCellLR" style:family="table-cell">
      <style:table-cell-properties fo:border-bottom="none" fo:border-left="0.002cm solid #000000" fo:border-right="0.002cm solid #000000" fo:border-top="none" fo:padding="0.159cm"/>
    </style:style>
    <style:style style:name="OrgTableEvenColumnCellB" style:family="table-cell">
      <style:table-cell-properties fo:border-bottom="0.002cm solid #000000" fo:border-left="none" fo:border-right="none" fo:border-top="none" fo:padding="0.159cm"/>
    </style:style>
    <style:style style:name="OrgTableEvenColumnCellBR" style:family="table-cell">
      <style:table-cell-properties fo:border-bottom="0.002cm solid #000000" fo:border-left="none" fo:border-right="0.002cm solid #000000" fo:border-top="none" fo:padding="0.159cm"/>
    </style:style>
    <style:style style:name="OrgTableEvenColumnCellBL" style:family="table-cell">
      <style:table-cell-properties fo:border-bottom="0.002cm solid #000000" fo:border-left="0.002cm solid #000000" fo:border-right="none" fo:border-top="none" fo:padding="0.159cm"/>
    </style:style>
    <style:style style:name="OrgTableEvenColumn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EvenColumnCellT" style:family="table-cell">
      <style:table-cell-properties fo:border-bottom="none" fo:border-left="none" fo:border-right="none" fo:border-top="0.002cm solid #000000" fo:padding="0.159cm"/>
    </style:style>
    <style:style style:name="OrgTableEvenColumnCellTR" style:family="table-cell">
      <style:table-cell-properties fo:border-bottom="none" fo:border-left="none" fo:border-right="0.002cm solid #000000" fo:border-top="0.002cm solid #000000" fo:padding="0.159cm"/>
    </style:style>
    <style:style style:name="OrgTableEvenColumnCellTL" style:family="table-cell">
      <style:table-cell-properties fo:border-bottom="none" fo:border-left="0.002cm solid #000000" fo:border-right="none" fo:border-top="0.002cm solid #000000" fo:padding="0.159cm"/>
    </style:style>
    <style:style style:name="OrgTableEvenColumn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EvenColumnCellTB" style:family="table-cell">
      <style:table-cell-properties fo:border-bottom="0.002cm solid #000000" fo:border-left="none" fo:border-right="none" fo:border-top="0.002cm solid #000000" fo:padding="0.159cm"/>
    </style:style>
    <style:style style:name="OrgTableEvenColumn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EvenColumn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EvenColumn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EvenColumnCellTop" style:family="table-cell">
      <style:table-cell-properties fo:border-bottom="none" fo:border-left="none" fo:border-right="none" fo:border-top="none" fo:padding="0.159cm" style:vertical-align="top"/>
    </style:style>
    <style:style style:name="OrgTableEvenColumn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EvenColumn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EvenColumn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EvenColumn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EvenColumn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EvenColumn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EvenColumn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EvenColumn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EvenColumn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EvenColumn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EvenColumn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EvenColumn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EvenColumn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EvenColumn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EvenColumn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EvenColumnCellMiddle" style:family="table-cell">
      <style:table-cell-properties fo:border-bottom="none" fo:border-left="none" fo:border-right="none" fo:border-top="none" fo:padding="0.159cm" style:vertical-align="middle"/>
    </style:style>
    <style:style style:name="OrgTableEvenColumn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EvenColumn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EvenColumn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EvenColumn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EvenColumn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EvenColumn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EvenColumn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EvenColumn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EvenColumn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EvenColumn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EvenColumn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EvenColumn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EvenColumn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EvenColumn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EvenColumn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EvenColumnCellBottom" style:family="table-cell">
      <style:table-cell-properties fo:border-bottom="none" fo:border-left="none" fo:border-right="none" fo:border-top="none" fo:padding="0.159cm" style:vertical-align="bottom"/>
    </style:style>
    <style:style style:name="OrgTableEvenColumn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EvenColumn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EvenColumn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EvenColumn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EvenColumn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EvenColumn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EvenColumn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EvenColumn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EvenColumn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EvenColumn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EvenColumn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EvenColumn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EvenColumn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EvenColumn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EvenColumn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EvenColumnCellOrgDate" style:parent-style-name="OrgTableEvenColumnCell" style:family="table-cell" style:data-style-name="OrgDate"/>
    <style:style style:name="OrgTableEvenColumnCellOrgDateAndTime" style:parent-style-name="OrgTableEvenColumnCell" style:family="table-cell" style:data-style-name="OrgDateAndTime"/>
    <style:style style:name="OrgTableEvenColumnCellROrgDate" style:parent-style-name="OrgTableEvenColumnCellR" style:family="table-cell" style:data-style-name="OrgDate"/>
    <style:style style:name="OrgTableEvenColumnCellROrgDateAndTime" style:parent-style-name="OrgTableEvenColumnCellR" style:family="table-cell" style:data-style-name="OrgDateAndTime"/>
    <style:style style:name="OrgTableEvenColumnCellLOrgDate" style:parent-style-name="OrgTableEvenColumnCellL" style:family="table-cell" style:data-style-name="OrgDate"/>
    <style:style style:name="OrgTableEvenColumnCellLOrgDateAndTime" style:parent-style-name="OrgTableEvenColumnCellL" style:family="table-cell" style:data-style-name="OrgDateAndTime"/>
    <style:style style:name="OrgTableEvenColumnCellLROrgDate" style:parent-style-name="OrgTableEvenColumnCellLR" style:family="table-cell" style:data-style-name="OrgDate"/>
    <style:style style:name="OrgTableEvenColumnCellLROrgDateAndTime" style:parent-style-name="OrgTableEvenColumnCellLR" style:family="table-cell" style:data-style-name="OrgDateAndTime"/>
    <style:style style:name="OrgTableEvenColumnCellBOrgDate" style:parent-style-name="OrgTableEvenColumnCellB" style:family="table-cell" style:data-style-name="OrgDate"/>
    <style:style style:name="OrgTableEvenColumnCellBOrgDateAndTime" style:parent-style-name="OrgTableEvenColumnCellB" style:family="table-cell" style:data-style-name="OrgDateAndTime"/>
    <style:style style:name="OrgTableEvenColumnCellBROrgDate" style:parent-style-name="OrgTableEvenColumnCellBR" style:family="table-cell" style:data-style-name="OrgDate"/>
    <style:style style:name="OrgTableEvenColumnCellBROrgDateAndTime" style:parent-style-name="OrgTableEvenColumnCellBR" style:family="table-cell" style:data-style-name="OrgDateAndTime"/>
    <style:style style:name="OrgTableEvenColumnCellBLOrgDate" style:parent-style-name="OrgTableEvenColumnCellBL" style:family="table-cell" style:data-style-name="OrgDate"/>
    <style:style style:name="OrgTableEvenColumnCellBLOrgDateAndTime" style:parent-style-name="OrgTableEvenColumnCellBL" style:family="table-cell" style:data-style-name="OrgDateAndTime"/>
    <style:style style:name="OrgTableEvenColumnCellBLROrgDate" style:parent-style-name="OrgTableEvenColumnCellBLR" style:family="table-cell" style:data-style-name="OrgDate"/>
    <style:style style:name="OrgTableEvenColumnCellBLROrgDateAndTime" style:parent-style-name="OrgTableEvenColumnCellBLR" style:family="table-cell" style:data-style-name="OrgDateAndTime"/>
    <style:style style:name="OrgTableEvenColumnCellTOrgDate" style:parent-style-name="OrgTableEvenColumnCellT" style:family="table-cell" style:data-style-name="OrgDate"/>
    <style:style style:name="OrgTableEvenColumnCellTOrgDateAndTime" style:parent-style-name="OrgTableEvenColumnCellT" style:family="table-cell" style:data-style-name="OrgDateAndTime"/>
    <style:style style:name="OrgTableEvenColumnCellTROrgDate" style:parent-style-name="OrgTableEvenColumnCellTR" style:family="table-cell" style:data-style-name="OrgDate"/>
    <style:style style:name="OrgTableEvenColumnCellTROrgDateAndTime" style:parent-style-name="OrgTableEvenColumnCellTR" style:family="table-cell" style:data-style-name="OrgDateAndTime"/>
    <style:style style:name="OrgTableEvenColumnCellTLOrgDate" style:parent-style-name="OrgTableEvenColumnCellTL" style:family="table-cell" style:data-style-name="OrgDate"/>
    <style:style style:name="OrgTableEvenColumnCellTLOrgDateAndTime" style:parent-style-name="OrgTableEvenColumnCellTL" style:family="table-cell" style:data-style-name="OrgDateAndTime"/>
    <style:style style:name="OrgTableEvenColumnCellTLROrgDate" style:parent-style-name="OrgTableEvenColumnCellTLR" style:family="table-cell" style:data-style-name="OrgDate"/>
    <style:style style:name="OrgTableEvenColumnCellTLROrgDateAndTime" style:parent-style-name="OrgTableEvenColumnCellTLR" style:family="table-cell" style:data-style-name="OrgDateAndTime"/>
    <style:style style:name="OrgTableEvenColumnCellTBOrgDate" style:parent-style-name="OrgTableEvenColumnCellTB" style:family="table-cell" style:data-style-name="OrgDate"/>
    <style:style style:name="OrgTableEvenColumnCellTBOrgDateAndTime" style:parent-style-name="OrgTableEvenColumnCellTB" style:family="table-cell" style:data-style-name="OrgDateAndTime"/>
    <style:style style:name="OrgTableEvenColumnCellTBROrgDate" style:parent-style-name="OrgTableEvenColumnCellTBR" style:family="table-cell" style:data-style-name="OrgDate"/>
    <style:style style:name="OrgTableEvenColumnCellTBROrgDateAndTime" style:parent-style-name="OrgTableEvenColumnCellTBR" style:family="table-cell" style:data-style-name="OrgDateAndTime"/>
    <style:style style:name="OrgTableEvenColumnCellTBLOrgDate" style:parent-style-name="OrgTableEvenColumnCellTBL" style:family="table-cell" style:data-style-name="OrgDate"/>
    <style:style style:name="OrgTableEvenColumnCellTBLOrgDateAndTime" style:parent-style-name="OrgTableEvenColumnCellTBL" style:family="table-cell" style:data-style-name="OrgDateAndTime"/>
    <style:style style:name="OrgTableEvenColumnCellTBLROrgDate" style:parent-style-name="OrgTableEvenColumnCellTBLR" style:family="table-cell" style:data-style-name="OrgDate"/>
    <style:style style:name="OrgTableEvenColumnCellTBLROrgDateAndTime" style:parent-style-name="OrgTableEvenColumnCellTBLR" style:family="table-cell" style:data-style-name="OrgDateAndTime"/>
    <style:style style:name="OrgTableEvenColumnCellTopOrgDate" style:parent-style-name="OrgTableEvenColumnCellTop" style:family="table-cell" style:data-style-name="OrgDate"/>
    <style:style style:name="OrgTableEvenColumnCellTopOrgDateAndTime" style:parent-style-name="OrgTableEvenColumnCellTop" style:family="table-cell" style:data-style-name="OrgDateAndTime"/>
    <style:style style:name="OrgTableEvenColumnCellTopROrgDate" style:parent-style-name="OrgTableEvenColumnCellTopR" style:family="table-cell" style:data-style-name="OrgDate"/>
    <style:style style:name="OrgTableEvenColumnCellTopROrgDateAndTime" style:parent-style-name="OrgTableEvenColumnCellTopR" style:family="table-cell" style:data-style-name="OrgDateAndTime"/>
    <style:style style:name="OrgTableEvenColumnCellTopLOrgDate" style:parent-style-name="OrgTableEvenColumnCellTopL" style:family="table-cell" style:data-style-name="OrgDate"/>
    <style:style style:name="OrgTableEvenColumnCellTopLOrgDateAndTime" style:parent-style-name="OrgTableEvenColumnCellTopL" style:family="table-cell" style:data-style-name="OrgDateAndTime"/>
    <style:style style:name="OrgTableEvenColumnCellTopLROrgDate" style:parent-style-name="OrgTableEvenColumnCellTopLR" style:family="table-cell" style:data-style-name="OrgDate"/>
    <style:style style:name="OrgTableEvenColumnCellTopLROrgDateAndTime" style:parent-style-name="OrgTableEvenColumnCellTopLR" style:family="table-cell" style:data-style-name="OrgDateAndTime"/>
    <style:style style:name="OrgTableEvenColumnCellTopBOrgDate" style:parent-style-name="OrgTableEvenColumnCellTopB" style:family="table-cell" style:data-style-name="OrgDate"/>
    <style:style style:name="OrgTableEvenColumnCellTopBOrgDateAndTime" style:parent-style-name="OrgTableEvenColumnCellTopB" style:family="table-cell" style:data-style-name="OrgDateAndTime"/>
    <style:style style:name="OrgTableEvenColumnCellTopBROrgDate" style:parent-style-name="OrgTableEvenColumnCellTopBR" style:family="table-cell" style:data-style-name="OrgDate"/>
    <style:style style:name="OrgTableEvenColumnCellTopBROrgDateAndTime" style:parent-style-name="OrgTableEvenColumnCellTopBR" style:family="table-cell" style:data-style-name="OrgDateAndTime"/>
    <style:style style:name="OrgTableEvenColumnCellTopBLOrgDate" style:parent-style-name="OrgTableEvenColumnCellTopBL" style:family="table-cell" style:data-style-name="OrgDate"/>
    <style:style style:name="OrgTableEvenColumnCellTopBLOrgDateAndTime" style:parent-style-name="OrgTableEvenColumnCellTopBL" style:family="table-cell" style:data-style-name="OrgDateAndTime"/>
    <style:style style:name="OrgTableEvenColumnCellTopBLROrgDate" style:parent-style-name="OrgTableEvenColumnCellTopBLR" style:family="table-cell" style:data-style-name="OrgDate"/>
    <style:style style:name="OrgTableEvenColumnCellTopBLROrgDateAndTime" style:parent-style-name="OrgTableEvenColumnCellTopBLR" style:family="table-cell" style:data-style-name="OrgDateAndTime"/>
    <style:style style:name="OrgTableEvenColumnCellTopTOrgDate" style:parent-style-name="OrgTableEvenColumnCellTopT" style:family="table-cell" style:data-style-name="OrgDate"/>
    <style:style style:name="OrgTableEvenColumnCellTopTOrgDateAndTime" style:parent-style-name="OrgTableEvenColumnCellTopT" style:family="table-cell" style:data-style-name="OrgDateAndTime"/>
    <style:style style:name="OrgTableEvenColumnCellTopTROrgDate" style:parent-style-name="OrgTableEvenColumnCellTopTR" style:family="table-cell" style:data-style-name="OrgDate"/>
    <style:style style:name="OrgTableEvenColumnCellTopTROrgDateAndTime" style:parent-style-name="OrgTableEvenColumnCellTopTR" style:family="table-cell" style:data-style-name="OrgDateAndTime"/>
    <style:style style:name="OrgTableEvenColumnCellTopTLOrgDate" style:parent-style-name="OrgTableEvenColumnCellTopTL" style:family="table-cell" style:data-style-name="OrgDate"/>
    <style:style style:name="OrgTableEvenColumnCellTopTLOrgDateAndTime" style:parent-style-name="OrgTableEvenColumnCellTopTL" style:family="table-cell" style:data-style-name="OrgDateAndTime"/>
    <style:style style:name="OrgTableEvenColumnCellTopTLROrgDate" style:parent-style-name="OrgTableEvenColumnCellTopTLR" style:family="table-cell" style:data-style-name="OrgDate"/>
    <style:style style:name="OrgTableEvenColumnCellTopTLROrgDateAndTime" style:parent-style-name="OrgTableEvenColumnCellTopTLR" style:family="table-cell" style:data-style-name="OrgDateAndTime"/>
    <style:style style:name="OrgTableEvenColumnCellTopTBOrgDate" style:parent-style-name="OrgTableEvenColumnCellTopTB" style:family="table-cell" style:data-style-name="OrgDate"/>
    <style:style style:name="OrgTableEvenColumnCellTopTBOrgDateAndTime" style:parent-style-name="OrgTableEvenColumnCellTopTB" style:family="table-cell" style:data-style-name="OrgDateAndTime"/>
    <style:style style:name="OrgTableEvenColumnCellTopTBROrgDate" style:parent-style-name="OrgTableEvenColumnCellTopTBR" style:family="table-cell" style:data-style-name="OrgDate"/>
    <style:style style:name="OrgTableEvenColumnCellTopTBROrgDateAndTime" style:parent-style-name="OrgTableEvenColumnCellTopTBR" style:family="table-cell" style:data-style-name="OrgDateAndTime"/>
    <style:style style:name="OrgTableEvenColumnCellTopTBLOrgDate" style:parent-style-name="OrgTableEvenColumnCellTopTBL" style:family="table-cell" style:data-style-name="OrgDate"/>
    <style:style style:name="OrgTableEvenColumnCellTopTBLOrgDateAndTime" style:parent-style-name="OrgTableEvenColumnCellTopTBL" style:family="table-cell" style:data-style-name="OrgDateAndTime"/>
    <style:style style:name="OrgTableEvenColumnCellTopTBLROrgDate" style:parent-style-name="OrgTableEvenColumnCellTopTBLR" style:family="table-cell" style:data-style-name="OrgDate"/>
    <style:style style:name="OrgTableEvenColumnCellTopTBLROrgDateAndTime" style:parent-style-name="OrgTableEvenColumnCellTopTBLR" style:family="table-cell" style:data-style-name="OrgDateAndTime"/>
    <style:style style:name="OrgTableEvenColumnCellMiddleOrgDate" style:parent-style-name="OrgTableEvenColumnCellMiddle" style:family="table-cell" style:data-style-name="OrgDate"/>
    <style:style style:name="OrgTableEvenColumnCellMiddleOrgDateAndTime" style:parent-style-name="OrgTableEvenColumnCellMiddle" style:family="table-cell" style:data-style-name="OrgDateAndTime"/>
    <style:style style:name="OrgTableEvenColumnCellMiddleROrgDate" style:parent-style-name="OrgTableEvenColumnCellMiddleR" style:family="table-cell" style:data-style-name="OrgDate"/>
    <style:style style:name="OrgTableEvenColumnCellMiddleROrgDateAndTime" style:parent-style-name="OrgTableEvenColumnCellMiddleR" style:family="table-cell" style:data-style-name="OrgDateAndTime"/>
    <style:style style:name="OrgTableEvenColumnCellMiddleLOrgDate" style:parent-style-name="OrgTableEvenColumnCellMiddleL" style:family="table-cell" style:data-style-name="OrgDate"/>
    <style:style style:name="OrgTableEvenColumnCellMiddleLOrgDateAndTime" style:parent-style-name="OrgTableEvenColumnCellMiddleL" style:family="table-cell" style:data-style-name="OrgDateAndTime"/>
    <style:style style:name="OrgTableEvenColumnCellMiddleLROrgDate" style:parent-style-name="OrgTableEvenColumnCellMiddleLR" style:family="table-cell" style:data-style-name="OrgDate"/>
    <style:style style:name="OrgTableEvenColumnCellMiddleLROrgDateAndTime" style:parent-style-name="OrgTableEvenColumnCellMiddleLR" style:family="table-cell" style:data-style-name="OrgDateAndTime"/>
    <style:style style:name="OrgTableEvenColumnCellMiddleBOrgDate" style:parent-style-name="OrgTableEvenColumnCellMiddleB" style:family="table-cell" style:data-style-name="OrgDate"/>
    <style:style style:name="OrgTableEvenColumnCellMiddleBOrgDateAndTime" style:parent-style-name="OrgTableEvenColumnCellMiddleB" style:family="table-cell" style:data-style-name="OrgDateAndTime"/>
    <style:style style:name="OrgTableEvenColumnCellMiddleBROrgDate" style:parent-style-name="OrgTableEvenColumnCellMiddleBR" style:family="table-cell" style:data-style-name="OrgDate"/>
    <style:style style:name="OrgTableEvenColumnCellMiddleBROrgDateAndTime" style:parent-style-name="OrgTableEvenColumnCellMiddleBR" style:family="table-cell" style:data-style-name="OrgDateAndTime"/>
    <style:style style:name="OrgTableEvenColumnCellMiddleBLOrgDate" style:parent-style-name="OrgTableEvenColumnCellMiddleBL" style:family="table-cell" style:data-style-name="OrgDate"/>
    <style:style style:name="OrgTableEvenColumnCellMiddleBLOrgDateAndTime" style:parent-style-name="OrgTableEvenColumnCellMiddleBL" style:family="table-cell" style:data-style-name="OrgDateAndTime"/>
    <style:style style:name="OrgTableEvenColumnCellMiddleBLROrgDate" style:parent-style-name="OrgTableEvenColumnCellMiddleBLR" style:family="table-cell" style:data-style-name="OrgDate"/>
    <style:style style:name="OrgTableEvenColumnCellMiddleBLROrgDateAndTime" style:parent-style-name="OrgTableEvenColumnCellMiddleBLR" style:family="table-cell" style:data-style-name="OrgDateAndTime"/>
    <style:style style:name="OrgTableEvenColumnCellMiddleTOrgDate" style:parent-style-name="OrgTableEvenColumnCellMiddleT" style:family="table-cell" style:data-style-name="OrgDate"/>
    <style:style style:name="OrgTableEvenColumnCellMiddleTOrgDateAndTime" style:parent-style-name="OrgTableEvenColumnCellMiddleT" style:family="table-cell" style:data-style-name="OrgDateAndTime"/>
    <style:style style:name="OrgTableEvenColumnCellMiddleTROrgDate" style:parent-style-name="OrgTableEvenColumnCellMiddleTR" style:family="table-cell" style:data-style-name="OrgDate"/>
    <style:style style:name="OrgTableEvenColumnCellMiddleTROrgDateAndTime" style:parent-style-name="OrgTableEvenColumnCellMiddleTR" style:family="table-cell" style:data-style-name="OrgDateAndTime"/>
    <style:style style:name="OrgTableEvenColumnCellMiddleTLOrgDate" style:parent-style-name="OrgTableEvenColumnCellMiddleTL" style:family="table-cell" style:data-style-name="OrgDate"/>
    <style:style style:name="OrgTableEvenColumnCellMiddleTLOrgDateAndTime" style:parent-style-name="OrgTableEvenColumnCellMiddleTL" style:family="table-cell" style:data-style-name="OrgDateAndTime"/>
    <style:style style:name="OrgTableEvenColumnCellMiddleTLROrgDate" style:parent-style-name="OrgTableEvenColumnCellMiddleTLR" style:family="table-cell" style:data-style-name="OrgDate"/>
    <style:style style:name="OrgTableEvenColumnCellMiddleTLROrgDateAndTime" style:parent-style-name="OrgTableEvenColumnCellMiddleTLR" style:family="table-cell" style:data-style-name="OrgDateAndTime"/>
    <style:style style:name="OrgTableEvenColumnCellMiddleTBOrgDate" style:parent-style-name="OrgTableEvenColumnCellMiddleTB" style:family="table-cell" style:data-style-name="OrgDate"/>
    <style:style style:name="OrgTableEvenColumnCellMiddleTBOrgDateAndTime" style:parent-style-name="OrgTableEvenColumnCellMiddleTB" style:family="table-cell" style:data-style-name="OrgDateAndTime"/>
    <style:style style:name="OrgTableEvenColumnCellMiddleTBROrgDate" style:parent-style-name="OrgTableEvenColumnCellMiddleTBR" style:family="table-cell" style:data-style-name="OrgDate"/>
    <style:style style:name="OrgTableEvenColumnCellMiddleTBROrgDateAndTime" style:parent-style-name="OrgTableEvenColumnCellMiddleTBR" style:family="table-cell" style:data-style-name="OrgDateAndTime"/>
    <style:style style:name="OrgTableEvenColumnCellMiddleTBLOrgDate" style:parent-style-name="OrgTableEvenColumnCellMiddleTBL" style:family="table-cell" style:data-style-name="OrgDate"/>
    <style:style style:name="OrgTableEvenColumnCellMiddleTBLOrgDateAndTime" style:parent-style-name="OrgTableEvenColumnCellMiddleTBL" style:family="table-cell" style:data-style-name="OrgDateAndTime"/>
    <style:style style:name="OrgTableEvenColumnCellMiddleTBLROrgDate" style:parent-style-name="OrgTableEvenColumnCellMiddleTBLR" style:family="table-cell" style:data-style-name="OrgDate"/>
    <style:style style:name="OrgTableEvenColumnCellMiddleTBLROrgDateAndTime" style:parent-style-name="OrgTableEvenColumnCellMiddleTBLR" style:family="table-cell" style:data-style-name="OrgDateAndTime"/>
    <style:style style:name="OrgTableEvenColumnCellBottomOrgDate" style:parent-style-name="OrgTableEvenColumnCellBottom" style:family="table-cell" style:data-style-name="OrgDate"/>
    <style:style style:name="OrgTableEvenColumnCellBottomOrgDateAndTime" style:parent-style-name="OrgTableEvenColumnCellBottom" style:family="table-cell" style:data-style-name="OrgDateAndTime"/>
    <style:style style:name="OrgTableEvenColumnCellBottomROrgDate" style:parent-style-name="OrgTableEvenColumnCellBottomR" style:family="table-cell" style:data-style-name="OrgDate"/>
    <style:style style:name="OrgTableEvenColumnCellBottomROrgDateAndTime" style:parent-style-name="OrgTableEvenColumnCellBottomR" style:family="table-cell" style:data-style-name="OrgDateAndTime"/>
    <style:style style:name="OrgTableEvenColumnCellBottomLOrgDate" style:parent-style-name="OrgTableEvenColumnCellBottomL" style:family="table-cell" style:data-style-name="OrgDate"/>
    <style:style style:name="OrgTableEvenColumnCellBottomLOrgDateAndTime" style:parent-style-name="OrgTableEvenColumnCellBottomL" style:family="table-cell" style:data-style-name="OrgDateAndTime"/>
    <style:style style:name="OrgTableEvenColumnCellBottomLROrgDate" style:parent-style-name="OrgTableEvenColumnCellBottomLR" style:family="table-cell" style:data-style-name="OrgDate"/>
    <style:style style:name="OrgTableEvenColumnCellBottomLROrgDateAndTime" style:parent-style-name="OrgTableEvenColumnCellBottomLR" style:family="table-cell" style:data-style-name="OrgDateAndTime"/>
    <style:style style:name="OrgTableEvenColumnCellBottomBOrgDate" style:parent-style-name="OrgTableEvenColumnCellBottomB" style:family="table-cell" style:data-style-name="OrgDate"/>
    <style:style style:name="OrgTableEvenColumnCellBottomBOrgDateAndTime" style:parent-style-name="OrgTableEvenColumnCellBottomB" style:family="table-cell" style:data-style-name="OrgDateAndTime"/>
    <style:style style:name="OrgTableEvenColumnCellBottomBROrgDate" style:parent-style-name="OrgTableEvenColumnCellBottomBR" style:family="table-cell" style:data-style-name="OrgDate"/>
    <style:style style:name="OrgTableEvenColumnCellBottomBROrgDateAndTime" style:parent-style-name="OrgTableEvenColumnCellBottomBR" style:family="table-cell" style:data-style-name="OrgDateAndTime"/>
    <style:style style:name="OrgTableEvenColumnCellBottomBLOrgDate" style:parent-style-name="OrgTableEvenColumnCellBottomBL" style:family="table-cell" style:data-style-name="OrgDate"/>
    <style:style style:name="OrgTableEvenColumnCellBottomBLOrgDateAndTime" style:parent-style-name="OrgTableEvenColumnCellBottomBL" style:family="table-cell" style:data-style-name="OrgDateAndTime"/>
    <style:style style:name="OrgTableEvenColumnCellBottomBLROrgDate" style:parent-style-name="OrgTableEvenColumnCellBottomBLR" style:family="table-cell" style:data-style-name="OrgDate"/>
    <style:style style:name="OrgTableEvenColumnCellBottomBLROrgDateAndTime" style:parent-style-name="OrgTableEvenColumnCellBottomBLR" style:family="table-cell" style:data-style-name="OrgDateAndTime"/>
    <style:style style:name="OrgTableEvenColumnCellBottomTOrgDate" style:parent-style-name="OrgTableEvenColumnCellBottomT" style:family="table-cell" style:data-style-name="OrgDate"/>
    <style:style style:name="OrgTableEvenColumnCellBottomTOrgDateAndTime" style:parent-style-name="OrgTableEvenColumnCellBottomT" style:family="table-cell" style:data-style-name="OrgDateAndTime"/>
    <style:style style:name="OrgTableEvenColumnCellBottomTROrgDate" style:parent-style-name="OrgTableEvenColumnCellBottomTR" style:family="table-cell" style:data-style-name="OrgDate"/>
    <style:style style:name="OrgTableEvenColumnCellBottomTROrgDateAndTime" style:parent-style-name="OrgTableEvenColumnCellBottomTR" style:family="table-cell" style:data-style-name="OrgDateAndTime"/>
    <style:style style:name="OrgTableEvenColumnCellBottomTLOrgDate" style:parent-style-name="OrgTableEvenColumnCellBottomTL" style:family="table-cell" style:data-style-name="OrgDate"/>
    <style:style style:name="OrgTableEvenColumnCellBottomTLOrgDateAndTime" style:parent-style-name="OrgTableEvenColumnCellBottomTL" style:family="table-cell" style:data-style-name="OrgDateAndTime"/>
    <style:style style:name="OrgTableEvenColumnCellBottomTLROrgDate" style:parent-style-name="OrgTableEvenColumnCellBottomTLR" style:family="table-cell" style:data-style-name="OrgDate"/>
    <style:style style:name="OrgTableEvenColumnCellBottomTLROrgDateAndTime" style:parent-style-name="OrgTableEvenColumnCellBottomTLR" style:family="table-cell" style:data-style-name="OrgDateAndTime"/>
    <style:style style:name="OrgTableEvenColumnCellBottomTBOrgDate" style:parent-style-name="OrgTableEvenColumnCellBottomTB" style:family="table-cell" style:data-style-name="OrgDate"/>
    <style:style style:name="OrgTableEvenColumnCellBottomTBOrgDateAndTime" style:parent-style-name="OrgTableEvenColumnCellBottomTB" style:family="table-cell" style:data-style-name="OrgDateAndTime"/>
    <style:style style:name="OrgTableEvenColumnCellBottomTBROrgDate" style:parent-style-name="OrgTableEvenColumnCellBottomTBR" style:family="table-cell" style:data-style-name="OrgDate"/>
    <style:style style:name="OrgTableEvenColumnCellBottomTBROrgDateAndTime" style:parent-style-name="OrgTableEvenColumnCellBottomTBR" style:family="table-cell" style:data-style-name="OrgDateAndTime"/>
    <style:style style:name="OrgTableEvenColumnCellBottomTBLOrgDate" style:parent-style-name="OrgTableEvenColumnCellBottomTBL" style:family="table-cell" style:data-style-name="OrgDate"/>
    <style:style style:name="OrgTableEvenColumnCellBottomTBLOrgDateAndTime" style:parent-style-name="OrgTableEvenColumnCellBottomTBL" style:family="table-cell" style:data-style-name="OrgDateAndTime"/>
    <style:style style:name="OrgTableEvenColumnCellBottomTBLROrgDate" style:parent-style-name="OrgTableEvenColumnCellBottomTBLR" style:family="table-cell" style:data-style-name="OrgDate"/>
    <style:style style:name="OrgTableEvenColumnCellBottomTBLROrgDateAndTime" style:parent-style-name="OrgTableEvenColumnCellBottomTBLR" style:family="table-cell" style:data-style-name="OrgDateAndTime"/>
    <style:style style:name="OrgTableOddColumnCell" style:family="table-cell">
      <style:table-cell-properties fo:border-bottom="none" fo:border-left="none" fo:border-right="none" fo:border-top="none" fo:padding="0.159cm"/>
    </style:style>
    <style:style style:name="OrgTableOddColumnCellR" style:family="table-cell">
      <style:table-cell-properties fo:border-bottom="none" fo:border-left="none" fo:border-right="0.002cm solid #000000" fo:border-top="none" fo:padding="0.159cm"/>
    </style:style>
    <style:style style:name="OrgTableOddColumnCellL" style:family="table-cell">
      <style:table-cell-properties fo:border-bottom="none" fo:border-left="0.002cm solid #000000" fo:border-right="none" fo:border-top="none" fo:padding="0.159cm"/>
    </style:style>
    <style:style style:name="OrgTableOddColumnCellLR" style:family="table-cell">
      <style:table-cell-properties fo:border-bottom="none" fo:border-left="0.002cm solid #000000" fo:border-right="0.002cm solid #000000" fo:border-top="none" fo:padding="0.159cm"/>
    </style:style>
    <style:style style:name="OrgTableOddColumnCellB" style:family="table-cell">
      <style:table-cell-properties fo:border-bottom="0.002cm solid #000000" fo:border-left="none" fo:border-right="none" fo:border-top="none" fo:padding="0.159cm"/>
    </style:style>
    <style:style style:name="OrgTableOddColumnCellBR" style:family="table-cell">
      <style:table-cell-properties fo:border-bottom="0.002cm solid #000000" fo:border-left="none" fo:border-right="0.002cm solid #000000" fo:border-top="none" fo:padding="0.159cm"/>
    </style:style>
    <style:style style:name="OrgTableOddColumnCellBL" style:family="table-cell">
      <style:table-cell-properties fo:border-bottom="0.002cm solid #000000" fo:border-left="0.002cm solid #000000" fo:border-right="none" fo:border-top="none" fo:padding="0.159cm"/>
    </style:style>
    <style:style style:name="OrgTableOddColumn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OddColumnCellT" style:family="table-cell">
      <style:table-cell-properties fo:border-bottom="none" fo:border-left="none" fo:border-right="none" fo:border-top="0.002cm solid #000000" fo:padding="0.159cm"/>
    </style:style>
    <style:style style:name="OrgTableOddColumnCellTR" style:family="table-cell">
      <style:table-cell-properties fo:border-bottom="none" fo:border-left="none" fo:border-right="0.002cm solid #000000" fo:border-top="0.002cm solid #000000" fo:padding="0.159cm"/>
    </style:style>
    <style:style style:name="OrgTableOddColumnCellTL" style:family="table-cell">
      <style:table-cell-properties fo:border-bottom="none" fo:border-left="0.002cm solid #000000" fo:border-right="none" fo:border-top="0.002cm solid #000000" fo:padding="0.159cm"/>
    </style:style>
    <style:style style:name="OrgTableOddColumn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OddColumnCellTB" style:family="table-cell">
      <style:table-cell-properties fo:border-bottom="0.002cm solid #000000" fo:border-left="none" fo:border-right="none" fo:border-top="0.002cm solid #000000" fo:padding="0.159cm"/>
    </style:style>
    <style:style style:name="OrgTableOddColumn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OddColumn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OddColumn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OddColumnCellTop" style:family="table-cell">
      <style:table-cell-properties fo:border-bottom="none" fo:border-left="none" fo:border-right="none" fo:border-top="none" fo:padding="0.159cm" style:vertical-align="top"/>
    </style:style>
    <style:style style:name="OrgTableOddColumn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OddColumn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OddColumn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OddColumn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OddColumn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OddColumn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OddColumn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OddColumn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OddColumn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OddColumn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OddColumn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OddColumn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OddColumn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OddColumn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OddColumn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OddColumnCellMiddle" style:family="table-cell">
      <style:table-cell-properties fo:border-bottom="none" fo:border-left="none" fo:border-right="none" fo:border-top="none" fo:padding="0.159cm" style:vertical-align="middle"/>
    </style:style>
    <style:style style:name="OrgTableOddColumn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OddColumn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OddColumn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OddColumn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OddColumn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OddColumn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OddColumn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OddColumn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OddColumn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OddColumn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OddColumn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OddColumn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OddColumn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OddColumn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OddColumn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OddColumnCellBottom" style:family="table-cell">
      <style:table-cell-properties fo:border-bottom="none" fo:border-left="none" fo:border-right="none" fo:border-top="none" fo:padding="0.159cm" style:vertical-align="bottom"/>
    </style:style>
    <style:style style:name="OrgTableOddColumn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OddColumn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OddColumn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OddColumn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OddColumn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OddColumn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OddColumn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OddColumn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OddColumn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OddColumn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OddColumn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OddColumn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OddColumn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OddColumn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OddColumn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OddColumnCellOrgDate" style:parent-style-name="OrgTableOddColumnCell" style:family="table-cell" style:data-style-name="OrgDate"/>
    <style:style style:name="OrgTableOddColumnCellOrgDateAndTime" style:parent-style-name="OrgTableOddColumnCell" style:family="table-cell" style:data-style-name="OrgDateAndTime"/>
    <style:style style:name="OrgTableOddColumnCellROrgDate" style:parent-style-name="OrgTableOddColumnCellR" style:family="table-cell" style:data-style-name="OrgDate"/>
    <style:style style:name="OrgTableOddColumnCellROrgDateAndTime" style:parent-style-name="OrgTableOddColumnCellR" style:family="table-cell" style:data-style-name="OrgDateAndTime"/>
    <style:style style:name="OrgTableOddColumnCellLOrgDate" style:parent-style-name="OrgTableOddColumnCellL" style:family="table-cell" style:data-style-name="OrgDate"/>
    <style:style style:name="OrgTableOddColumnCellLOrgDateAndTime" style:parent-style-name="OrgTableOddColumnCellL" style:family="table-cell" style:data-style-name="OrgDateAndTime"/>
    <style:style style:name="OrgTableOddColumnCellLROrgDate" style:parent-style-name="OrgTableOddColumnCellLR" style:family="table-cell" style:data-style-name="OrgDate"/>
    <style:style style:name="OrgTableOddColumnCellLROrgDateAndTime" style:parent-style-name="OrgTableOddColumnCellLR" style:family="table-cell" style:data-style-name="OrgDateAndTime"/>
    <style:style style:name="OrgTableOddColumnCellBOrgDate" style:parent-style-name="OrgTableOddColumnCellB" style:family="table-cell" style:data-style-name="OrgDate"/>
    <style:style style:name="OrgTableOddColumnCellBOrgDateAndTime" style:parent-style-name="OrgTableOddColumnCellB" style:family="table-cell" style:data-style-name="OrgDateAndTime"/>
    <style:style style:name="OrgTableOddColumnCellBROrgDate" style:parent-style-name="OrgTableOddColumnCellBR" style:family="table-cell" style:data-style-name="OrgDate"/>
    <style:style style:name="OrgTableOddColumnCellBROrgDateAndTime" style:parent-style-name="OrgTableOddColumnCellBR" style:family="table-cell" style:data-style-name="OrgDateAndTime"/>
    <style:style style:name="OrgTableOddColumnCellBLOrgDate" style:parent-style-name="OrgTableOddColumnCellBL" style:family="table-cell" style:data-style-name="OrgDate"/>
    <style:style style:name="OrgTableOddColumnCellBLOrgDateAndTime" style:parent-style-name="OrgTableOddColumnCellBL" style:family="table-cell" style:data-style-name="OrgDateAndTime"/>
    <style:style style:name="OrgTableOddColumnCellBLROrgDate" style:parent-style-name="OrgTableOddColumnCellBLR" style:family="table-cell" style:data-style-name="OrgDate"/>
    <style:style style:name="OrgTableOddColumnCellBLROrgDateAndTime" style:parent-style-name="OrgTableOddColumnCellBLR" style:family="table-cell" style:data-style-name="OrgDateAndTime"/>
    <style:style style:name="OrgTableOddColumnCellTOrgDate" style:parent-style-name="OrgTableOddColumnCellT" style:family="table-cell" style:data-style-name="OrgDate"/>
    <style:style style:name="OrgTableOddColumnCellTOrgDateAndTime" style:parent-style-name="OrgTableOddColumnCellT" style:family="table-cell" style:data-style-name="OrgDateAndTime"/>
    <style:style style:name="OrgTableOddColumnCellTROrgDate" style:parent-style-name="OrgTableOddColumnCellTR" style:family="table-cell" style:data-style-name="OrgDate"/>
    <style:style style:name="OrgTableOddColumnCellTROrgDateAndTime" style:parent-style-name="OrgTableOddColumnCellTR" style:family="table-cell" style:data-style-name="OrgDateAndTime"/>
    <style:style style:name="OrgTableOddColumnCellTLOrgDate" style:parent-style-name="OrgTableOddColumnCellTL" style:family="table-cell" style:data-style-name="OrgDate"/>
    <style:style style:name="OrgTableOddColumnCellTLOrgDateAndTime" style:parent-style-name="OrgTableOddColumnCellTL" style:family="table-cell" style:data-style-name="OrgDateAndTime"/>
    <style:style style:name="OrgTableOddColumnCellTLROrgDate" style:parent-style-name="OrgTableOddColumnCellTLR" style:family="table-cell" style:data-style-name="OrgDate"/>
    <style:style style:name="OrgTableOddColumnCellTLROrgDateAndTime" style:parent-style-name="OrgTableOddColumnCellTLR" style:family="table-cell" style:data-style-name="OrgDateAndTime"/>
    <style:style style:name="OrgTableOddColumnCellTBOrgDate" style:parent-style-name="OrgTableOddColumnCellTB" style:family="table-cell" style:data-style-name="OrgDate"/>
    <style:style style:name="OrgTableOddColumnCellTBOrgDateAndTime" style:parent-style-name="OrgTableOddColumnCellTB" style:family="table-cell" style:data-style-name="OrgDateAndTime"/>
    <style:style style:name="OrgTableOddColumnCellTBROrgDate" style:parent-style-name="OrgTableOddColumnCellTBR" style:family="table-cell" style:data-style-name="OrgDate"/>
    <style:style style:name="OrgTableOddColumnCellTBROrgDateAndTime" style:parent-style-name="OrgTableOddColumnCellTBR" style:family="table-cell" style:data-style-name="OrgDateAndTime"/>
    <style:style style:name="OrgTableOddColumnCellTBLOrgDate" style:parent-style-name="OrgTableOddColumnCellTBL" style:family="table-cell" style:data-style-name="OrgDate"/>
    <style:style style:name="OrgTableOddColumnCellTBLOrgDateAndTime" style:parent-style-name="OrgTableOddColumnCellTBL" style:family="table-cell" style:data-style-name="OrgDateAndTime"/>
    <style:style style:name="OrgTableOddColumnCellTBLROrgDate" style:parent-style-name="OrgTableOddColumnCellTBLR" style:family="table-cell" style:data-style-name="OrgDate"/>
    <style:style style:name="OrgTableOddColumnCellTBLROrgDateAndTime" style:parent-style-name="OrgTableOddColumnCellTBLR" style:family="table-cell" style:data-style-name="OrgDateAndTime"/>
    <style:style style:name="OrgTableOddColumnCellTopOrgDate" style:parent-style-name="OrgTableOddColumnCellTop" style:family="table-cell" style:data-style-name="OrgDate"/>
    <style:style style:name="OrgTableOddColumnCellTopOrgDateAndTime" style:parent-style-name="OrgTableOddColumnCellTop" style:family="table-cell" style:data-style-name="OrgDateAndTime"/>
    <style:style style:name="OrgTableOddColumnCellTopROrgDate" style:parent-style-name="OrgTableOddColumnCellTopR" style:family="table-cell" style:data-style-name="OrgDate"/>
    <style:style style:name="OrgTableOddColumnCellTopROrgDateAndTime" style:parent-style-name="OrgTableOddColumnCellTopR" style:family="table-cell" style:data-style-name="OrgDateAndTime"/>
    <style:style style:name="OrgTableOddColumnCellTopLOrgDate" style:parent-style-name="OrgTableOddColumnCellTopL" style:family="table-cell" style:data-style-name="OrgDate"/>
    <style:style style:name="OrgTableOddColumnCellTopLOrgDateAndTime" style:parent-style-name="OrgTableOddColumnCellTopL" style:family="table-cell" style:data-style-name="OrgDateAndTime"/>
    <style:style style:name="OrgTableOddColumnCellTopLROrgDate" style:parent-style-name="OrgTableOddColumnCellTopLR" style:family="table-cell" style:data-style-name="OrgDate"/>
    <style:style style:name="OrgTableOddColumnCellTopLROrgDateAndTime" style:parent-style-name="OrgTableOddColumnCellTopLR" style:family="table-cell" style:data-style-name="OrgDateAndTime"/>
    <style:style style:name="OrgTableOddColumnCellTopBOrgDate" style:parent-style-name="OrgTableOddColumnCellTopB" style:family="table-cell" style:data-style-name="OrgDate"/>
    <style:style style:name="OrgTableOddColumnCellTopBOrgDateAndTime" style:parent-style-name="OrgTableOddColumnCellTopB" style:family="table-cell" style:data-style-name="OrgDateAndTime"/>
    <style:style style:name="OrgTableOddColumnCellTopBROrgDate" style:parent-style-name="OrgTableOddColumnCellTopBR" style:family="table-cell" style:data-style-name="OrgDate"/>
    <style:style style:name="OrgTableOddColumnCellTopBROrgDateAndTime" style:parent-style-name="OrgTableOddColumnCellTopBR" style:family="table-cell" style:data-style-name="OrgDateAndTime"/>
    <style:style style:name="OrgTableOddColumnCellTopBLOrgDate" style:parent-style-name="OrgTableOddColumnCellTopBL" style:family="table-cell" style:data-style-name="OrgDate"/>
    <style:style style:name="OrgTableOddColumnCellTopBLOrgDateAndTime" style:parent-style-name="OrgTableOddColumnCellTopBL" style:family="table-cell" style:data-style-name="OrgDateAndTime"/>
    <style:style style:name="OrgTableOddColumnCellTopBLROrgDate" style:parent-style-name="OrgTableOddColumnCellTopBLR" style:family="table-cell" style:data-style-name="OrgDate"/>
    <style:style style:name="OrgTableOddColumnCellTopBLROrgDateAndTime" style:parent-style-name="OrgTableOddColumnCellTopBLR" style:family="table-cell" style:data-style-name="OrgDateAndTime"/>
    <style:style style:name="OrgTableOddColumnCellTopTOrgDate" style:parent-style-name="OrgTableOddColumnCellTopT" style:family="table-cell" style:data-style-name="OrgDate"/>
    <style:style style:name="OrgTableOddColumnCellTopTOrgDateAndTime" style:parent-style-name="OrgTableOddColumnCellTopT" style:family="table-cell" style:data-style-name="OrgDateAndTime"/>
    <style:style style:name="OrgTableOddColumnCellTopTROrgDate" style:parent-style-name="OrgTableOddColumnCellTopTR" style:family="table-cell" style:data-style-name="OrgDate"/>
    <style:style style:name="OrgTableOddColumnCellTopTROrgDateAndTime" style:parent-style-name="OrgTableOddColumnCellTopTR" style:family="table-cell" style:data-style-name="OrgDateAndTime"/>
    <style:style style:name="OrgTableOddColumnCellTopTLOrgDate" style:parent-style-name="OrgTableOddColumnCellTopTL" style:family="table-cell" style:data-style-name="OrgDate"/>
    <style:style style:name="OrgTableOddColumnCellTopTLOrgDateAndTime" style:parent-style-name="OrgTableOddColumnCellTopTL" style:family="table-cell" style:data-style-name="OrgDateAndTime"/>
    <style:style style:name="OrgTableOddColumnCellTopTLROrgDate" style:parent-style-name="OrgTableOddColumnCellTopTLR" style:family="table-cell" style:data-style-name="OrgDate"/>
    <style:style style:name="OrgTableOddColumnCellTopTLROrgDateAndTime" style:parent-style-name="OrgTableOddColumnCellTopTLR" style:family="table-cell" style:data-style-name="OrgDateAndTime"/>
    <style:style style:name="OrgTableOddColumnCellTopTBOrgDate" style:parent-style-name="OrgTableOddColumnCellTopTB" style:family="table-cell" style:data-style-name="OrgDate"/>
    <style:style style:name="OrgTableOddColumnCellTopTBOrgDateAndTime" style:parent-style-name="OrgTableOddColumnCellTopTB" style:family="table-cell" style:data-style-name="OrgDateAndTime"/>
    <style:style style:name="OrgTableOddColumnCellTopTBROrgDate" style:parent-style-name="OrgTableOddColumnCellTopTBR" style:family="table-cell" style:data-style-name="OrgDate"/>
    <style:style style:name="OrgTableOddColumnCellTopTBROrgDateAndTime" style:parent-style-name="OrgTableOddColumnCellTopTBR" style:family="table-cell" style:data-style-name="OrgDateAndTime"/>
    <style:style style:name="OrgTableOddColumnCellTopTBLOrgDate" style:parent-style-name="OrgTableOddColumnCellTopTBL" style:family="table-cell" style:data-style-name="OrgDate"/>
    <style:style style:name="OrgTableOddColumnCellTopTBLOrgDateAndTime" style:parent-style-name="OrgTableOddColumnCellTopTBL" style:family="table-cell" style:data-style-name="OrgDateAndTime"/>
    <style:style style:name="OrgTableOddColumnCellTopTBLROrgDate" style:parent-style-name="OrgTableOddColumnCellTopTBLR" style:family="table-cell" style:data-style-name="OrgDate"/>
    <style:style style:name="OrgTableOddColumnCellTopTBLROrgDateAndTime" style:parent-style-name="OrgTableOddColumnCellTopTBLR" style:family="table-cell" style:data-style-name="OrgDateAndTime"/>
    <style:style style:name="OrgTableOddColumnCellMiddleOrgDate" style:parent-style-name="OrgTableOddColumnCellMiddle" style:family="table-cell" style:data-style-name="OrgDate"/>
    <style:style style:name="OrgTableOddColumnCellMiddleOrgDateAndTime" style:parent-style-name="OrgTableOddColumnCellMiddle" style:family="table-cell" style:data-style-name="OrgDateAndTime"/>
    <style:style style:name="OrgTableOddColumnCellMiddleROrgDate" style:parent-style-name="OrgTableOddColumnCellMiddleR" style:family="table-cell" style:data-style-name="OrgDate"/>
    <style:style style:name="OrgTableOddColumnCellMiddleROrgDateAndTime" style:parent-style-name="OrgTableOddColumnCellMiddleR" style:family="table-cell" style:data-style-name="OrgDateAndTime"/>
    <style:style style:name="OrgTableOddColumnCellMiddleLOrgDate" style:parent-style-name="OrgTableOddColumnCellMiddleL" style:family="table-cell" style:data-style-name="OrgDate"/>
    <style:style style:name="OrgTableOddColumnCellMiddleLOrgDateAndTime" style:parent-style-name="OrgTableOddColumnCellMiddleL" style:family="table-cell" style:data-style-name="OrgDateAndTime"/>
    <style:style style:name="OrgTableOddColumnCellMiddleLROrgDate" style:parent-style-name="OrgTableOddColumnCellMiddleLR" style:family="table-cell" style:data-style-name="OrgDate"/>
    <style:style style:name="OrgTableOddColumnCellMiddleLROrgDateAndTime" style:parent-style-name="OrgTableOddColumnCellMiddleLR" style:family="table-cell" style:data-style-name="OrgDateAndTime"/>
    <style:style style:name="OrgTableOddColumnCellMiddleBOrgDate" style:parent-style-name="OrgTableOddColumnCellMiddleB" style:family="table-cell" style:data-style-name="OrgDate"/>
    <style:style style:name="OrgTableOddColumnCellMiddleBOrgDateAndTime" style:parent-style-name="OrgTableOddColumnCellMiddleB" style:family="table-cell" style:data-style-name="OrgDateAndTime"/>
    <style:style style:name="OrgTableOddColumnCellMiddleBROrgDate" style:parent-style-name="OrgTableOddColumnCellMiddleBR" style:family="table-cell" style:data-style-name="OrgDate"/>
    <style:style style:name="OrgTableOddColumnCellMiddleBROrgDateAndTime" style:parent-style-name="OrgTableOddColumnCellMiddleBR" style:family="table-cell" style:data-style-name="OrgDateAndTime"/>
    <style:style style:name="OrgTableOddColumnCellMiddleBLOrgDate" style:parent-style-name="OrgTableOddColumnCellMiddleBL" style:family="table-cell" style:data-style-name="OrgDate"/>
    <style:style style:name="OrgTableOddColumnCellMiddleBLOrgDateAndTime" style:parent-style-name="OrgTableOddColumnCellMiddleBL" style:family="table-cell" style:data-style-name="OrgDateAndTime"/>
    <style:style style:name="OrgTableOddColumnCellMiddleBLROrgDate" style:parent-style-name="OrgTableOddColumnCellMiddleBLR" style:family="table-cell" style:data-style-name="OrgDate"/>
    <style:style style:name="OrgTableOddColumnCellMiddleBLROrgDateAndTime" style:parent-style-name="OrgTableOddColumnCellMiddleBLR" style:family="table-cell" style:data-style-name="OrgDateAndTime"/>
    <style:style style:name="OrgTableOddColumnCellMiddleTOrgDate" style:parent-style-name="OrgTableOddColumnCellMiddleT" style:family="table-cell" style:data-style-name="OrgDate"/>
    <style:style style:name="OrgTableOddColumnCellMiddleTOrgDateAndTime" style:parent-style-name="OrgTableOddColumnCellMiddleT" style:family="table-cell" style:data-style-name="OrgDateAndTime"/>
    <style:style style:name="OrgTableOddColumnCellMiddleTROrgDate" style:parent-style-name="OrgTableOddColumnCellMiddleTR" style:family="table-cell" style:data-style-name="OrgDate"/>
    <style:style style:name="OrgTableOddColumnCellMiddleTROrgDateAndTime" style:parent-style-name="OrgTableOddColumnCellMiddleTR" style:family="table-cell" style:data-style-name="OrgDateAndTime"/>
    <style:style style:name="OrgTableOddColumnCellMiddleTLOrgDate" style:parent-style-name="OrgTableOddColumnCellMiddleTL" style:family="table-cell" style:data-style-name="OrgDate"/>
    <style:style style:name="OrgTableOddColumnCellMiddleTLOrgDateAndTime" style:parent-style-name="OrgTableOddColumnCellMiddleTL" style:family="table-cell" style:data-style-name="OrgDateAndTime"/>
    <style:style style:name="OrgTableOddColumnCellMiddleTLROrgDate" style:parent-style-name="OrgTableOddColumnCellMiddleTLR" style:family="table-cell" style:data-style-name="OrgDate"/>
    <style:style style:name="OrgTableOddColumnCellMiddleTLROrgDateAndTime" style:parent-style-name="OrgTableOddColumnCellMiddleTLR" style:family="table-cell" style:data-style-name="OrgDateAndTime"/>
    <style:style style:name="OrgTableOddColumnCellMiddleTBOrgDate" style:parent-style-name="OrgTableOddColumnCellMiddleTB" style:family="table-cell" style:data-style-name="OrgDate"/>
    <style:style style:name="OrgTableOddColumnCellMiddleTBOrgDateAndTime" style:parent-style-name="OrgTableOddColumnCellMiddleTB" style:family="table-cell" style:data-style-name="OrgDateAndTime"/>
    <style:style style:name="OrgTableOddColumnCellMiddleTBROrgDate" style:parent-style-name="OrgTableOddColumnCellMiddleTBR" style:family="table-cell" style:data-style-name="OrgDate"/>
    <style:style style:name="OrgTableOddColumnCellMiddleTBROrgDateAndTime" style:parent-style-name="OrgTableOddColumnCellMiddleTBR" style:family="table-cell" style:data-style-name="OrgDateAndTime"/>
    <style:style style:name="OrgTableOddColumnCellMiddleTBLOrgDate" style:parent-style-name="OrgTableOddColumnCellMiddleTBL" style:family="table-cell" style:data-style-name="OrgDate"/>
    <style:style style:name="OrgTableOddColumnCellMiddleTBLOrgDateAndTime" style:parent-style-name="OrgTableOddColumnCellMiddleTBL" style:family="table-cell" style:data-style-name="OrgDateAndTime"/>
    <style:style style:name="OrgTableOddColumnCellMiddleTBLROrgDate" style:parent-style-name="OrgTableOddColumnCellMiddleTBLR" style:family="table-cell" style:data-style-name="OrgDate"/>
    <style:style style:name="OrgTableOddColumnCellMiddleTBLROrgDateAndTime" style:parent-style-name="OrgTableOddColumnCellMiddleTBLR" style:family="table-cell" style:data-style-name="OrgDateAndTime"/>
    <style:style style:name="OrgTableOddColumnCellBottomOrgDate" style:parent-style-name="OrgTableOddColumnCellBottom" style:family="table-cell" style:data-style-name="OrgDate"/>
    <style:style style:name="OrgTableOddColumnCellBottomOrgDateAndTime" style:parent-style-name="OrgTableOddColumnCellBottom" style:family="table-cell" style:data-style-name="OrgDateAndTime"/>
    <style:style style:name="OrgTableOddColumnCellBottomROrgDate" style:parent-style-name="OrgTableOddColumnCellBottomR" style:family="table-cell" style:data-style-name="OrgDate"/>
    <style:style style:name="OrgTableOddColumnCellBottomROrgDateAndTime" style:parent-style-name="OrgTableOddColumnCellBottomR" style:family="table-cell" style:data-style-name="OrgDateAndTime"/>
    <style:style style:name="OrgTableOddColumnCellBottomLOrgDate" style:parent-style-name="OrgTableOddColumnCellBottomL" style:family="table-cell" style:data-style-name="OrgDate"/>
    <style:style style:name="OrgTableOddColumnCellBottomLOrgDateAndTime" style:parent-style-name="OrgTableOddColumnCellBottomL" style:family="table-cell" style:data-style-name="OrgDateAndTime"/>
    <style:style style:name="OrgTableOddColumnCellBottomLROrgDate" style:parent-style-name="OrgTableOddColumnCellBottomLR" style:family="table-cell" style:data-style-name="OrgDate"/>
    <style:style style:name="OrgTableOddColumnCellBottomLROrgDateAndTime" style:parent-style-name="OrgTableOddColumnCellBottomLR" style:family="table-cell" style:data-style-name="OrgDateAndTime"/>
    <style:style style:name="OrgTableOddColumnCellBottomBOrgDate" style:parent-style-name="OrgTableOddColumnCellBottomB" style:family="table-cell" style:data-style-name="OrgDate"/>
    <style:style style:name="OrgTableOddColumnCellBottomBOrgDateAndTime" style:parent-style-name="OrgTableOddColumnCellBottomB" style:family="table-cell" style:data-style-name="OrgDateAndTime"/>
    <style:style style:name="OrgTableOddColumnCellBottomBROrgDate" style:parent-style-name="OrgTableOddColumnCellBottomBR" style:family="table-cell" style:data-style-name="OrgDate"/>
    <style:style style:name="OrgTableOddColumnCellBottomBROrgDateAndTime" style:parent-style-name="OrgTableOddColumnCellBottomBR" style:family="table-cell" style:data-style-name="OrgDateAndTime"/>
    <style:style style:name="OrgTableOddColumnCellBottomBLOrgDate" style:parent-style-name="OrgTableOddColumnCellBottomBL" style:family="table-cell" style:data-style-name="OrgDate"/>
    <style:style style:name="OrgTableOddColumnCellBottomBLOrgDateAndTime" style:parent-style-name="OrgTableOddColumnCellBottomBL" style:family="table-cell" style:data-style-name="OrgDateAndTime"/>
    <style:style style:name="OrgTableOddColumnCellBottomBLROrgDate" style:parent-style-name="OrgTableOddColumnCellBottomBLR" style:family="table-cell" style:data-style-name="OrgDate"/>
    <style:style style:name="OrgTableOddColumnCellBottomBLROrgDateAndTime" style:parent-style-name="OrgTableOddColumnCellBottomBLR" style:family="table-cell" style:data-style-name="OrgDateAndTime"/>
    <style:style style:name="OrgTableOddColumnCellBottomTOrgDate" style:parent-style-name="OrgTableOddColumnCellBottomT" style:family="table-cell" style:data-style-name="OrgDate"/>
    <style:style style:name="OrgTableOddColumnCellBottomTOrgDateAndTime" style:parent-style-name="OrgTableOddColumnCellBottomT" style:family="table-cell" style:data-style-name="OrgDateAndTime"/>
    <style:style style:name="OrgTableOddColumnCellBottomTROrgDate" style:parent-style-name="OrgTableOddColumnCellBottomTR" style:family="table-cell" style:data-style-name="OrgDate"/>
    <style:style style:name="OrgTableOddColumnCellBottomTROrgDateAndTime" style:parent-style-name="OrgTableOddColumnCellBottomTR" style:family="table-cell" style:data-style-name="OrgDateAndTime"/>
    <style:style style:name="OrgTableOddColumnCellBottomTLOrgDate" style:parent-style-name="OrgTableOddColumnCellBottomTL" style:family="table-cell" style:data-style-name="OrgDate"/>
    <style:style style:name="OrgTableOddColumnCellBottomTLOrgDateAndTime" style:parent-style-name="OrgTableOddColumnCellBottomTL" style:family="table-cell" style:data-style-name="OrgDateAndTime"/>
    <style:style style:name="OrgTableOddColumnCellBottomTLROrgDate" style:parent-style-name="OrgTableOddColumnCellBottomTLR" style:family="table-cell" style:data-style-name="OrgDate"/>
    <style:style style:name="OrgTableOddColumnCellBottomTLROrgDateAndTime" style:parent-style-name="OrgTableOddColumnCellBottomTLR" style:family="table-cell" style:data-style-name="OrgDateAndTime"/>
    <style:style style:name="OrgTableOddColumnCellBottomTBOrgDate" style:parent-style-name="OrgTableOddColumnCellBottomTB" style:family="table-cell" style:data-style-name="OrgDate"/>
    <style:style style:name="OrgTableOddColumnCellBottomTBOrgDateAndTime" style:parent-style-name="OrgTableOddColumnCellBottomTB" style:family="table-cell" style:data-style-name="OrgDateAndTime"/>
    <style:style style:name="OrgTableOddColumnCellBottomTBROrgDate" style:parent-style-name="OrgTableOddColumnCellBottomTBR" style:family="table-cell" style:data-style-name="OrgDate"/>
    <style:style style:name="OrgTableOddColumnCellBottomTBROrgDateAndTime" style:parent-style-name="OrgTableOddColumnCellBottomTBR" style:family="table-cell" style:data-style-name="OrgDateAndTime"/>
    <style:style style:name="OrgTableOddColumnCellBottomTBLOrgDate" style:parent-style-name="OrgTableOddColumnCellBottomTBL" style:family="table-cell" style:data-style-name="OrgDate"/>
    <style:style style:name="OrgTableOddColumnCellBottomTBLOrgDateAndTime" style:parent-style-name="OrgTableOddColumnCellBottomTBL" style:family="table-cell" style:data-style-name="OrgDateAndTime"/>
    <style:style style:name="OrgTableOddColumnCellBottomTBLROrgDate" style:parent-style-name="OrgTableOddColumnCellBottomTBLR" style:family="table-cell" style:data-style-name="OrgDate"/>
    <style:style style:name="OrgTableOddColumnCellBottomTBLROrgDateAndTime" style:parent-style-name="OrgTableOddColumnCellBottomTBLR" style:family="table-cell" style:data-style-name="OrgDateAndTime"/>
    <style:style style:name="CustomTable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CellOrgDate" style:parent-style-name="CustomTableCell" style:family="table-cell" style:data-style-name="OrgDate"/>
    <style:style style:name="CustomTableCellOrgDateAndTime" style:parent-style-name="CustomTableCell" style:family="table-cell" style:data-style-name="OrgDateAndTime"/>
    <style:style style:name="CustomTableCellTopOrgDate" style:parent-style-name="CustomTableCellTop" style:family="table-cell" style:data-style-name="OrgDate"/>
    <style:style style:name="CustomTableCellTopOrgDateAndTime" style:parent-style-name="CustomTableCellTop" style:family="table-cell" style:data-style-name="OrgDateAndTime"/>
    <style:style style:name="CustomTableCellMiddleOrgDate" style:parent-style-name="CustomTableCellMiddle" style:family="table-cell" style:data-style-name="OrgDate"/>
    <style:style style:name="CustomTableCellMiddleOrgDateAndTime" style:parent-style-name="CustomTableCellMiddle" style:family="table-cell" style:data-style-name="OrgDateAndTime"/>
    <style:style style:name="CustomTableCellBottomOrgDate" style:parent-style-name="CustomTableCellBottom" style:family="table-cell" style:data-style-name="OrgDate"/>
    <style:style style:name="CustomTableCellBottomOrgDateAndTime" style:parent-style-name="CustomTableCellBottom" style:family="table-cell" style:data-style-name="OrgDateAndTime"/>
    <style:style style:name="CustomTableFirst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First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First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First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FirstColumnCellOrgDate" style:parent-style-name="CustomTableFirstColumnCell" style:family="table-cell" style:data-style-name="OrgDate"/>
    <style:style style:name="CustomTableFirstColumnCellOrgDateAndTime" style:parent-style-name="CustomTableFirstColumnCell" style:family="table-cell" style:data-style-name="OrgDateAndTime"/>
    <style:style style:name="CustomTableFirstColumnCellTopOrgDate" style:parent-style-name="CustomTableFirstColumnCellTop" style:family="table-cell" style:data-style-name="OrgDate"/>
    <style:style style:name="CustomTableFirstColumnCellTopOrgDateAndTime" style:parent-style-name="CustomTableFirstColumnCellTop" style:family="table-cell" style:data-style-name="OrgDateAndTime"/>
    <style:style style:name="CustomTableFirstColumnCellMiddleOrgDate" style:parent-style-name="CustomTableFirstColumnCellMiddle" style:family="table-cell" style:data-style-name="OrgDate"/>
    <style:style style:name="CustomTableFirstColumnCellMiddleOrgDateAndTime" style:parent-style-name="CustomTableFirstColumnCellMiddle" style:family="table-cell" style:data-style-name="OrgDateAndTime"/>
    <style:style style:name="CustomTableFirstColumnCellBottomOrgDate" style:parent-style-name="CustomTableFirstColumnCellBottom" style:family="table-cell" style:data-style-name="OrgDate"/>
    <style:style style:name="CustomTableFirstColumnCellBottomOrgDateAndTime" style:parent-style-name="CustomTableFirstColumnCellBottom" style:family="table-cell" style:data-style-name="OrgDateAndTime"/>
    <style:style style:name="CustomTableLast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Last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Last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Last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LastColumnCellOrgDate" style:parent-style-name="CustomTableLastColumnCell" style:family="table-cell" style:data-style-name="OrgDate"/>
    <style:style style:name="CustomTableLastColumnCellOrgDateAndTime" style:parent-style-name="CustomTableLastColumnCell" style:family="table-cell" style:data-style-name="OrgDateAndTime"/>
    <style:style style:name="CustomTableLastColumnCellTopOrgDate" style:parent-style-name="CustomTableLastColumnCellTop" style:family="table-cell" style:data-style-name="OrgDate"/>
    <style:style style:name="CustomTableLastColumnCellTopOrgDateAndTime" style:parent-style-name="CustomTableLastColumnCellTop" style:family="table-cell" style:data-style-name="OrgDateAndTime"/>
    <style:style style:name="CustomTableLastColumnCellMiddleOrgDate" style:parent-style-name="CustomTableLastColumnCellMiddle" style:family="table-cell" style:data-style-name="OrgDate"/>
    <style:style style:name="CustomTableLastColumnCellMiddleOrgDateAndTime" style:parent-style-name="CustomTableLastColumnCellMiddle" style:family="table-cell" style:data-style-name="OrgDateAndTime"/>
    <style:style style:name="CustomTableLastColumnCellBottomOrgDate" style:parent-style-name="CustomTableLastColumnCellBottom" style:family="table-cell" style:data-style-name="OrgDate"/>
    <style:style style:name="CustomTableLastColumnCellBottomOrgDateAndTime" style:parent-style-name="CustomTableLastColumnCellBottom" style:family="table-cell" style:data-style-name="OrgDateAndTime"/>
    <style:style style:name="CustomTableFirst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First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First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First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FirstRowCellOrgDate" style:parent-style-name="CustomTableFirstRowCell" style:family="table-cell" style:data-style-name="OrgDate"/>
    <style:style style:name="CustomTableFirstRowCellOrgDateAndTime" style:parent-style-name="CustomTableFirstRowCell" style:family="table-cell" style:data-style-name="OrgDateAndTime"/>
    <style:style style:name="CustomTableFirstRowCellTopOrgDate" style:parent-style-name="CustomTableFirstRowCellTop" style:family="table-cell" style:data-style-name="OrgDate"/>
    <style:style style:name="CustomTableFirstRowCellTopOrgDateAndTime" style:parent-style-name="CustomTableFirstRowCellTop" style:family="table-cell" style:data-style-name="OrgDateAndTime"/>
    <style:style style:name="CustomTableFirstRowCellMiddleOrgDate" style:parent-style-name="CustomTableFirstRowCellMiddle" style:family="table-cell" style:data-style-name="OrgDate"/>
    <style:style style:name="CustomTableFirstRowCellMiddleOrgDateAndTime" style:parent-style-name="CustomTableFirstRowCellMiddle" style:family="table-cell" style:data-style-name="OrgDateAndTime"/>
    <style:style style:name="CustomTableFirstRowCellBottomOrgDate" style:parent-style-name="CustomTableFirstRowCellBottom" style:family="table-cell" style:data-style-name="OrgDate"/>
    <style:style style:name="CustomTableFirstRowCellBottomOrgDateAndTime" style:parent-style-name="CustomTableFirstRowCellBottom" style:family="table-cell" style:data-style-name="OrgDateAndTime"/>
    <style:style style:name="CustomTableLast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Last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Last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Last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LastRowCellOrgDate" style:parent-style-name="CustomTableLastRowCell" style:family="table-cell" style:data-style-name="OrgDate"/>
    <style:style style:name="CustomTableLastRowCellOrgDateAndTime" style:parent-style-name="CustomTableLastRowCell" style:family="table-cell" style:data-style-name="OrgDateAndTime"/>
    <style:style style:name="CustomTableLastRowCellTopOrgDate" style:parent-style-name="CustomTableLastRowCellTop" style:family="table-cell" style:data-style-name="OrgDate"/>
    <style:style style:name="CustomTableLastRowCellTopOrgDateAndTime" style:parent-style-name="CustomTableLastRowCellTop" style:family="table-cell" style:data-style-name="OrgDateAndTime"/>
    <style:style style:name="CustomTableLastRowCellMiddleOrgDate" style:parent-style-name="CustomTableLastRowCellMiddle" style:family="table-cell" style:data-style-name="OrgDate"/>
    <style:style style:name="CustomTableLastRowCellMiddleOrgDateAndTime" style:parent-style-name="CustomTableLastRowCellMiddle" style:family="table-cell" style:data-style-name="OrgDateAndTime"/>
    <style:style style:name="CustomTableLastRowCellBottomOrgDate" style:parent-style-name="CustomTableLastRowCellBottom" style:family="table-cell" style:data-style-name="OrgDate"/>
    <style:style style:name="CustomTableLastRowCellBottomOrgDateAndTime" style:parent-style-name="CustomTableLastRowCellBottom" style:family="table-cell" style:data-style-name="OrgDateAndTime"/>
    <style:style style:name="CustomTableEven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Even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Even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Even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EvenRowCellOrgDate" style:parent-style-name="CustomTableEvenRowCell" style:family="table-cell" style:data-style-name="OrgDate"/>
    <style:style style:name="CustomTableEvenRowCellOrgDateAndTime" style:parent-style-name="CustomTableEvenRowCell" style:family="table-cell" style:data-style-name="OrgDateAndTime"/>
    <style:style style:name="CustomTableEvenRowCellTopOrgDate" style:parent-style-name="CustomTableEvenRowCellTop" style:family="table-cell" style:data-style-name="OrgDate"/>
    <style:style style:name="CustomTableEvenRowCellTopOrgDateAndTime" style:parent-style-name="CustomTableEvenRowCellTop" style:family="table-cell" style:data-style-name="OrgDateAndTime"/>
    <style:style style:name="CustomTableEvenRowCellMiddleOrgDate" style:parent-style-name="CustomTableEvenRowCellMiddle" style:family="table-cell" style:data-style-name="OrgDate"/>
    <style:style style:name="CustomTableEvenRowCellMiddleOrgDateAndTime" style:parent-style-name="CustomTableEvenRowCellMiddle" style:family="table-cell" style:data-style-name="OrgDateAndTime"/>
    <style:style style:name="CustomTableEvenRowCellBottomOrgDate" style:parent-style-name="CustomTableEvenRowCellBottom" style:family="table-cell" style:data-style-name="OrgDate"/>
    <style:style style:name="CustomTableEvenRowCellBottomOrgDateAndTime" style:parent-style-name="CustomTableEvenRowCellBottom" style:family="table-cell" style:data-style-name="OrgDateAndTime"/>
    <style:style style:name="CustomTableOdd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Odd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Odd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Odd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OddRowCellOrgDate" style:parent-style-name="CustomTableOddRowCell" style:family="table-cell" style:data-style-name="OrgDate"/>
    <style:style style:name="CustomTableOddRowCellOrgDateAndTime" style:parent-style-name="CustomTableOddRowCell" style:family="table-cell" style:data-style-name="OrgDateAndTime"/>
    <style:style style:name="CustomTableOddRowCellTopOrgDate" style:parent-style-name="CustomTableOddRowCellTop" style:family="table-cell" style:data-style-name="OrgDate"/>
    <style:style style:name="CustomTableOddRowCellTopOrgDateAndTime" style:parent-style-name="CustomTableOddRowCellTop" style:family="table-cell" style:data-style-name="OrgDateAndTime"/>
    <style:style style:name="CustomTableOddRowCellMiddleOrgDate" style:parent-style-name="CustomTableOddRowCellMiddle" style:family="table-cell" style:data-style-name="OrgDate"/>
    <style:style style:name="CustomTableOddRowCellMiddleOrgDateAndTime" style:parent-style-name="CustomTableOddRowCellMiddle" style:family="table-cell" style:data-style-name="OrgDateAndTime"/>
    <style:style style:name="CustomTableOddRowCellBottomOrgDate" style:parent-style-name="CustomTableOddRowCellBottom" style:family="table-cell" style:data-style-name="OrgDate"/>
    <style:style style:name="CustomTableOddRowCellBottomOrgDateAndTime" style:parent-style-name="CustomTableOddRowCellBottom" style:family="table-cell" style:data-style-name="OrgDateAndTime"/>
    <style:style style:name="CustomTableEven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Even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Even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Even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EvenColumnCellOrgDate" style:parent-style-name="CustomTableEvenColumnCell" style:family="table-cell" style:data-style-name="OrgDate"/>
    <style:style style:name="CustomTableEvenColumnCellOrgDateAndTime" style:parent-style-name="CustomTableEvenColumnCell" style:family="table-cell" style:data-style-name="OrgDateAndTime"/>
    <style:style style:name="CustomTableEvenColumnCellTopOrgDate" style:parent-style-name="CustomTableEvenColumnCellTop" style:family="table-cell" style:data-style-name="OrgDate"/>
    <style:style style:name="CustomTableEvenColumnCellTopOrgDateAndTime" style:parent-style-name="CustomTableEvenColumnCellTop" style:family="table-cell" style:data-style-name="OrgDateAndTime"/>
    <style:style style:name="CustomTableEvenColumnCellMiddleOrgDate" style:parent-style-name="CustomTableEvenColumnCellMiddle" style:family="table-cell" style:data-style-name="OrgDate"/>
    <style:style style:name="CustomTableEvenColumnCellMiddleOrgDateAndTime" style:parent-style-name="CustomTableEvenColumnCellMiddle" style:family="table-cell" style:data-style-name="OrgDateAndTime"/>
    <style:style style:name="CustomTableEvenColumnCellBottomOrgDate" style:parent-style-name="CustomTableEvenColumnCellBottom" style:family="table-cell" style:data-style-name="OrgDate"/>
    <style:style style:name="CustomTableEvenColumnCellBottomOrgDateAndTime" style:parent-style-name="CustomTableEvenColumnCellBottom" style:family="table-cell" style:data-style-name="OrgDateAndTime"/>
    <style:style style:name="CustomTableOdd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Odd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Odd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Odd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OddColumnCellOrgDate" style:parent-style-name="CustomTableOddColumnCell" style:family="table-cell" style:data-style-name="OrgDate"/>
    <style:style style:name="CustomTableOddColumnCellOrgDateAndTime" style:parent-style-name="CustomTableOddColumnCell" style:family="table-cell" style:data-style-name="OrgDateAndTime"/>
    <style:style style:name="CustomTableOddColumnCellTopOrgDate" style:parent-style-name="CustomTableOddColumnCellTop" style:family="table-cell" style:data-style-name="OrgDate"/>
    <style:style style:name="CustomTableOddColumnCellTopOrgDateAndTime" style:parent-style-name="CustomTableOddColumnCellTop" style:family="table-cell" style:data-style-name="OrgDateAndTime"/>
    <style:style style:name="CustomTableOddColumnCellMiddleOrgDate" style:parent-style-name="CustomTableOddColumnCellMiddle" style:family="table-cell" style:data-style-name="OrgDate"/>
    <style:style style:name="CustomTableOddColumnCellMiddleOrgDateAndTime" style:parent-style-name="CustomTableOddColumnCellMiddle" style:family="table-cell" style:data-style-name="OrgDateAndTime"/>
    <style:style style:name="CustomTableOddColumnCellBottomOrgDate" style:parent-style-name="CustomTableOddColumnCellBottom" style:family="table-cell" style:data-style-name="OrgDate"/>
    <style:style style:name="CustomTableOddColumnCellBottomOrgDateAndTime" style:parent-style-name="CustomTableOddColumnCellBottom" style:family="table-cell" style:data-style-name="OrgDateAndTime"/>
    <style:style style:name="NoBorderTableCell" style:family="table-cell">
      <style:table-cell-properties fo:background-color="transparent" fo:border-bottom="none" fo:border-left="none" fo:border-right="none" fo:border-top="none" fo:padding="0.097cm"/>
    </style:style>
    <style:style style:name="NoBorderTable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CellOrgDate" style:parent-style-name="NoBorderTableCell" style:family="table-cell" style:data-style-name="OrgDate"/>
    <style:style style:name="NoBorderTableCellOrgDateAndTime" style:parent-style-name="NoBorderTableCell" style:family="table-cell" style:data-style-name="OrgDateAndTime"/>
    <style:style style:name="NoBorderTableCellTopOrgDate" style:parent-style-name="NoBorderTableCellTop" style:family="table-cell" style:data-style-name="OrgDate"/>
    <style:style style:name="NoBorderTableCellTopOrgDateAndTime" style:parent-style-name="NoBorderTableCellTop" style:family="table-cell" style:data-style-name="OrgDateAndTime"/>
    <style:style style:name="NoBorderTableCellMiddleOrgDate" style:parent-style-name="NoBorderTableCellMiddle" style:family="table-cell" style:data-style-name="OrgDate"/>
    <style:style style:name="NoBorderTableCellMiddleOrgDateAndTime" style:parent-style-name="NoBorderTableCellMiddle" style:family="table-cell" style:data-style-name="OrgDateAndTime"/>
    <style:style style:name="NoBorderTableCellBottomOrgDate" style:parent-style-name="NoBorderTableCellBottom" style:family="table-cell" style:data-style-name="OrgDate"/>
    <style:style style:name="NoBorderTableCellBottomOrgDateAndTime" style:parent-style-name="NoBorderTableCellBottom" style:family="table-cell" style:data-style-name="OrgDateAndTime"/>
    <style:style style:name="NoBorderTableFirstColumnCell" style:family="table-cell">
      <style:table-cell-properties fo:background-color="transparent" fo:border-bottom="none" fo:border-left="none" fo:border-right="none" fo:border-top="none" fo:padding="0.097cm"/>
    </style:style>
    <style:style style:name="NoBorderTableFirstColumn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FirstColumn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FirstColumn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FirstColumnCellOrgDate" style:parent-style-name="NoBorderTableFirstColumnCell" style:family="table-cell" style:data-style-name="OrgDate"/>
    <style:style style:name="NoBorderTableFirstColumnCellOrgDateAndTime" style:parent-style-name="NoBorderTableFirstColumnCell" style:family="table-cell" style:data-style-name="OrgDateAndTime"/>
    <style:style style:name="NoBorderTableFirstColumnCellTopOrgDate" style:parent-style-name="NoBorderTableFirstColumnCellTop" style:family="table-cell" style:data-style-name="OrgDate"/>
    <style:style style:name="NoBorderTableFirstColumnCellTopOrgDateAndTime" style:parent-style-name="NoBorderTableFirstColumnCellTop" style:family="table-cell" style:data-style-name="OrgDateAndTime"/>
    <style:style style:name="NoBorderTableFirstColumnCellMiddleOrgDate" style:parent-style-name="NoBorderTableFirstColumnCellMiddle" style:family="table-cell" style:data-style-name="OrgDate"/>
    <style:style style:name="NoBorderTableFirstColumnCellMiddleOrgDateAndTime" style:parent-style-name="NoBorderTableFirstColumnCellMiddle" style:family="table-cell" style:data-style-name="OrgDateAndTime"/>
    <style:style style:name="NoBorderTableFirstColumnCellBottomOrgDate" style:parent-style-name="NoBorderTableFirstColumnCellBottom" style:family="table-cell" style:data-style-name="OrgDate"/>
    <style:style style:name="NoBorderTableFirstColumnCellBottomOrgDateAndTime" style:parent-style-name="NoBorderTableFirstColumnCellBottom" style:family="table-cell" style:data-style-name="OrgDateAndTime"/>
    <style:style style:name="NoBorderTableLastColumnCell" style:family="table-cell">
      <style:table-cell-properties fo:background-color="transparent" fo:border-bottom="none" fo:border-left="none" fo:border-right="none" fo:border-top="none" fo:padding="0.097cm"/>
    </style:style>
    <style:style style:name="NoBorderTableLastColumn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LastColumn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LastColumn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LastColumnCellOrgDate" style:parent-style-name="NoBorderTableLastColumnCell" style:family="table-cell" style:data-style-name="OrgDate"/>
    <style:style style:name="NoBorderTableLastColumnCellOrgDateAndTime" style:parent-style-name="NoBorderTableLastColumnCell" style:family="table-cell" style:data-style-name="OrgDateAndTime"/>
    <style:style style:name="NoBorderTableLastColumnCellTopOrgDate" style:parent-style-name="NoBorderTableLastColumnCellTop" style:family="table-cell" style:data-style-name="OrgDate"/>
    <style:style style:name="NoBorderTableLastColumnCellTopOrgDateAndTime" style:parent-style-name="NoBorderTableLastColumnCellTop" style:family="table-cell" style:data-style-name="OrgDateAndTime"/>
    <style:style style:name="NoBorderTableLastColumnCellMiddleOrgDate" style:parent-style-name="NoBorderTableLastColumnCellMiddle" style:family="table-cell" style:data-style-name="OrgDate"/>
    <style:style style:name="NoBorderTableLastColumnCellMiddleOrgDateAndTime" style:parent-style-name="NoBorderTableLastColumnCellMiddle" style:family="table-cell" style:data-style-name="OrgDateAndTime"/>
    <style:style style:name="NoBorderTableLastColumnCellBottomOrgDate" style:parent-style-name="NoBorderTableLastColumnCellBottom" style:family="table-cell" style:data-style-name="OrgDate"/>
    <style:style style:name="NoBorderTableLastColumnCellBottomOrgDateAndTime" style:parent-style-name="NoBorderTableLastColumnCellBottom" style:family="table-cell" style:data-style-name="OrgDateAndTime"/>
    <style:style style:name="NoBorderTableFirstRowCell" style:family="table-cell">
      <style:table-cell-properties fo:background-color="transparent" fo:border-bottom="none" fo:border-left="none" fo:border-right="none" fo:border-top="none" fo:padding="0.097cm"/>
    </style:style>
    <style:style style:name="NoBorderTableFirstRow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FirstRow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FirstRow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FirstRowCellOrgDate" style:parent-style-name="NoBorderTableFirstRowCell" style:family="table-cell" style:data-style-name="OrgDate"/>
    <style:style style:name="NoBorderTableFirstRowCellOrgDateAndTime" style:parent-style-name="NoBorderTableFirstRowCell" style:family="table-cell" style:data-style-name="OrgDateAndTime"/>
    <style:style style:name="NoBorderTableFirstRowCellTopOrgDate" style:parent-style-name="NoBorderTableFirstRowCellTop" style:family="table-cell" style:data-style-name="OrgDate"/>
    <style:style style:name="NoBorderTableFirstRowCellTopOrgDateAndTime" style:parent-style-name="NoBorderTableFirstRowCellTop" style:family="table-cell" style:data-style-name="OrgDateAndTime"/>
    <style:style style:name="NoBorderTableFirstRowCellMiddleOrgDate" style:parent-style-name="NoBorderTableFirstRowCellMiddle" style:family="table-cell" style:data-style-name="OrgDate"/>
    <style:style style:name="NoBorderTableFirstRowCellMiddleOrgDateAndTime" style:parent-style-name="NoBorderTableFirstRowCellMiddle" style:family="table-cell" style:data-style-name="OrgDateAndTime"/>
    <style:style style:name="NoBorderTableFirstRowCellBottomOrgDate" style:parent-style-name="NoBorderTableFirstRowCellBottom" style:family="table-cell" style:data-style-name="OrgDate"/>
    <style:style style:name="NoBorderTableFirstRowCellBottomOrgDateAndTime" style:parent-style-name="NoBorderTableFirstRowCellBottom" style:family="table-cell" style:data-style-name="OrgDateAndTime"/>
    <style:style style:name="NoBorderTableLastRowCell" style:family="table-cell">
      <style:table-cell-properties fo:background-color="transparent" fo:border-bottom="none" fo:border-left="none" fo:border-right="none" fo:border-top="none" fo:padding="0.097cm"/>
    </style:style>
    <style:style style:name="NoBorderTableLastRow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LastRow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LastRow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LastRowCellOrgDate" style:parent-style-name="NoBorderTableLastRowCell" style:family="table-cell" style:data-style-name="OrgDate"/>
    <style:style style:name="NoBorderTableLastRowCellOrgDateAndTime" style:parent-style-name="NoBorderTableLastRowCell" style:family="table-cell" style:data-style-name="OrgDateAndTime"/>
    <style:style style:name="NoBorderTableLastRowCellTopOrgDate" style:parent-style-name="NoBorderTableLastRowCellTop" style:family="table-cell" style:data-style-name="OrgDate"/>
    <style:style style:name="NoBorderTableLastRowCellTopOrgDateAndTime" style:parent-style-name="NoBorderTableLastRowCellTop" style:family="table-cell" style:data-style-name="OrgDateAndTime"/>
    <style:style style:name="NoBorderTableLastRowCellMiddleOrgDate" style:parent-style-name="NoBorderTableLastRowCellMiddle" style:family="table-cell" style:data-style-name="OrgDate"/>
    <style:style style:name="NoBorderTableLastRowCellMiddleOrgDateAndTime" style:parent-style-name="NoBorderTableLastRowCellMiddle" style:family="table-cell" style:data-style-name="OrgDateAndTime"/>
    <style:style style:name="NoBorderTableLastRowCellBottomOrgDate" style:parent-style-name="NoBorderTableLastRowCellBottom" style:family="table-cell" style:data-style-name="OrgDate"/>
    <style:style style:name="NoBorderTableLastRowCellBottomOrgDateAndTime" style:parent-style-name="NoBorderTableLastRowCellBottom" style:family="table-cell" style:data-style-name="OrgDateAndTime"/>
    <style:style style:name="NoBorderTableEvenRowCell" style:family="table-cell">
      <style:table-cell-properties fo:background-color="transparent" fo:border-bottom="none" fo:border-left="none" fo:border-right="none" fo:border-top="none" fo:padding="0.097cm"/>
    </style:style>
    <style:style style:name="NoBorderTableEvenRow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EvenRow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EvenRow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EvenRowCellOrgDate" style:parent-style-name="NoBorderTableEvenRowCell" style:family="table-cell" style:data-style-name="OrgDate"/>
    <style:style style:name="NoBorderTableEvenRowCellOrgDateAndTime" style:parent-style-name="NoBorderTableEvenRowCell" style:family="table-cell" style:data-style-name="OrgDateAndTime"/>
    <style:style style:name="NoBorderTableEvenRowCellTopOrgDate" style:parent-style-name="NoBorderTableEvenRowCellTop" style:family="table-cell" style:data-style-name="OrgDate"/>
    <style:style style:name="NoBorderTableEvenRowCellTopOrgDateAndTime" style:parent-style-name="NoBorderTableEvenRowCellTop" style:family="table-cell" style:data-style-name="OrgDateAndTime"/>
    <style:style style:name="NoBorderTableEvenRowCellMiddleOrgDate" style:parent-style-name="NoBorderTableEvenRowCellMiddle" style:family="table-cell" style:data-style-name="OrgDate"/>
    <style:style style:name="NoBorderTableEvenRowCellMiddleOrgDateAndTime" style:parent-style-name="NoBorderTableEvenRowCellMiddle" style:family="table-cell" style:data-style-name="OrgDateAndTime"/>
    <style:style style:name="NoBorderTableEvenRowCellBottomOrgDate" style:parent-style-name="NoBorderTableEvenRowCellBottom" style:family="table-cell" style:data-style-name="OrgDate"/>
    <style:style style:name="NoBorderTableEvenRowCellBottomOrgDateAndTime" style:parent-style-name="NoBorderTableEvenRowCellBottom" style:family="table-cell" style:data-style-name="OrgDateAndTime"/>
    <style:style style:name="NoBorderTableOddRowCell" style:family="table-cell">
      <style:table-cell-properties fo:background-color="transparent" fo:border-bottom="none" fo:border-left="none" fo:border-right="none" fo:border-top="none" fo:padding="0.097cm"/>
    </style:style>
    <style:style style:name="NoBorderTableOddRow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OddRow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OddRow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OddRowCellOrgDate" style:parent-style-name="NoBorderTableOddRowCell" style:family="table-cell" style:data-style-name="OrgDate"/>
    <style:style style:name="NoBorderTableOddRowCellOrgDateAndTime" style:parent-style-name="NoBorderTableOddRowCell" style:family="table-cell" style:data-style-name="OrgDateAndTime"/>
    <style:style style:name="NoBorderTableOddRowCellTopOrgDate" style:parent-style-name="NoBorderTableOddRowCellTop" style:family="table-cell" style:data-style-name="OrgDate"/>
    <style:style style:name="NoBorderTableOddRowCellTopOrgDateAndTime" style:parent-style-name="NoBorderTableOddRowCellTop" style:family="table-cell" style:data-style-name="OrgDateAndTime"/>
    <style:style style:name="NoBorderTableOddRowCellMiddleOrgDate" style:parent-style-name="NoBorderTableOddRowCellMiddle" style:family="table-cell" style:data-style-name="OrgDate"/>
    <style:style style:name="NoBorderTableOddRowCellMiddleOrgDateAndTime" style:parent-style-name="NoBorderTableOddRowCellMiddle" style:family="table-cell" style:data-style-name="OrgDateAndTime"/>
    <style:style style:name="NoBorderTableOddRowCellBottomOrgDate" style:parent-style-name="NoBorderTableOddRowCellBottom" style:family="table-cell" style:data-style-name="OrgDate"/>
    <style:style style:name="NoBorderTableOddRowCellBottomOrgDateAndTime" style:parent-style-name="NoBorderTableOddRowCellBottom" style:family="table-cell" style:data-style-name="OrgDateAndTime"/>
    <style:style style:name="NoBorderTableEvenColumnCell" style:family="table-cell">
      <style:table-cell-properties fo:background-color="transparent" fo:border-bottom="none" fo:border-left="none" fo:border-right="none" fo:border-top="none" fo:padding="0.097cm"/>
    </style:style>
    <style:style style:name="NoBorderTableEvenColumn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EvenColumn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EvenColumn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EvenColumnCellOrgDate" style:parent-style-name="NoBorderTableEvenColumnCell" style:family="table-cell" style:data-style-name="OrgDate"/>
    <style:style style:name="NoBorderTableEvenColumnCellOrgDateAndTime" style:parent-style-name="NoBorderTableEvenColumnCell" style:family="table-cell" style:data-style-name="OrgDateAndTime"/>
    <style:style style:name="NoBorderTableEvenColumnCellTopOrgDate" style:parent-style-name="NoBorderTableEvenColumnCellTop" style:family="table-cell" style:data-style-name="OrgDate"/>
    <style:style style:name="NoBorderTableEvenColumnCellTopOrgDateAndTime" style:parent-style-name="NoBorderTableEvenColumnCellTop" style:family="table-cell" style:data-style-name="OrgDateAndTime"/>
    <style:style style:name="NoBorderTableEvenColumnCellMiddleOrgDate" style:parent-style-name="NoBorderTableEvenColumnCellMiddle" style:family="table-cell" style:data-style-name="OrgDate"/>
    <style:style style:name="NoBorderTableEvenColumnCellMiddleOrgDateAndTime" style:parent-style-name="NoBorderTableEvenColumnCellMiddle" style:family="table-cell" style:data-style-name="OrgDateAndTime"/>
    <style:style style:name="NoBorderTableEvenColumnCellBottomOrgDate" style:parent-style-name="NoBorderTableEvenColumnCellBottom" style:family="table-cell" style:data-style-name="OrgDate"/>
    <style:style style:name="NoBorderTableEvenColumnCellBottomOrgDateAndTime" style:parent-style-name="NoBorderTableEvenColumnCellBottom" style:family="table-cell" style:data-style-name="OrgDateAndTime"/>
    <style:style style:name="NoBorderTableOddColumnCell" style:family="table-cell">
      <style:table-cell-properties fo:background-color="transparent" fo:border-bottom="none" fo:border-left="none" fo:border-right="none" fo:border-top="none" fo:padding="0.097cm"/>
    </style:style>
    <style:style style:name="NoBorderTableOddColumn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OddColumn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OddColumn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OddColumnCellOrgDate" style:parent-style-name="NoBorderTableOddColumnCell" style:family="table-cell" style:data-style-name="OrgDate"/>
    <style:style style:name="NoBorderTableOddColumnCellOrgDateAndTime" style:parent-style-name="NoBorderTableOddColumnCell" style:family="table-cell" style:data-style-name="OrgDateAndTime"/>
    <style:style style:name="NoBorderTableOddColumnCellTopOrgDate" style:parent-style-name="NoBorderTableOddColumnCellTop" style:family="table-cell" style:data-style-name="OrgDate"/>
    <style:style style:name="NoBorderTableOddColumnCellTopOrgDateAndTime" style:parent-style-name="NoBorderTableOddColumnCellTop" style:family="table-cell" style:data-style-name="OrgDateAndTime"/>
    <style:style style:name="NoBorderTableOddColumnCellMiddleOrgDate" style:parent-style-name="NoBorderTableOddColumnCellMiddle" style:family="table-cell" style:data-style-name="OrgDate"/>
    <style:style style:name="NoBorderTableOddColumnCellMiddleOrgDateAndTime" style:parent-style-name="NoBorderTableOddColumnCellMiddle" style:family="table-cell" style:data-style-name="OrgDateAndTime"/>
    <style:style style:name="NoBorderTableOddColumnCellBottomOrgDate" style:parent-style-name="NoBorderTableOddColumnCellBottom" style:family="table-cell" style:data-style-name="OrgDate"/>
    <style:style style:name="NoBorderTableOddColumnCellBottomOrgDateAndTime" style:parent-style-name="NoBorderTableOddColumnCellBottom" style:family="table-cell" style:data-style-name="OrgDateAndTime"/>
    <number:date-style style:name="OrgDate" number:automatic-order="false" number:format-source="fixed">
      <number:day number:style="long"/>
      <number:text>/</number:text>
      <number:month number:style="long"/>
      <number:text>/</number:text>
      <number:year number:style="long"/>
    </number:date-style>
    <number:date-style style:name="OrgDateAndTime" number:automatic-order="false" number:format-source="fixed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</office:automatic-styles>
  <office:body>
    <office:text>
      <text:sequence-decls>
        <text:sequence-decl text:display-outline-level="2" text:name="Table"/>
        <text:sequence-decl text:display-outline-level="2" text:name="Figure"/>
        <text:sequence-decl text:display-outline-level="0" text:name="SubEntity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!-- BEGIN: OFFICE:TEXT/METADATA -->
      <text:p text:style-name="OrgTitle">
<text:title>American Anthropological Association</text:title></text:p>
      <text:p text:style-name="OrgDocInfo"><text:initial-creator>Jambunathan K</text:initial-creator></text:p>
      <!-- END: OFFICE:TEXT/METADATA -->
      <!-- BEGIN: OFFICE:TEXT/CONTENTS -->
      <text:p text:style-name="Text_20_body">Nicola L. C. Talbot in his book (<text:a xlink:type="simple" xlink:href="#citeproc_bib_item_7"><text:span text:style-name="OrgCSLCitedItemNo">Talbot 2012a</text:span></text:a> p. 97) says,</text:p>
      <text:p text:style-name="Quotations">"If you have a large number of citations in your document, it's best
to use an external bibliographic application, such as <text:span text:style-name="OrgCode">bibtex</text:span> or
<text:span text:style-name="OrgCode">biber</text:span>. However, that is beyond the scope of this book.  See,
instead, <text:span text:style-name="Emphasis">A Guide to LaTeX</text:span> (<text:a xlink:type="simple" xlink:href="#citeproc_bib_item_6"><text:span text:style-name="OrgCSLCitedItemNo">Kopka and Daly 1995</text:span></text:a>), <text:span text:style-name="Emphasis">The LaTeX Companion</text:span>
(<text:a xlink:type="simple" xlink:href="#citeproc_bib_item_5"><text:span text:style-name="OrgCSLCitedItemNo">Goossens, Mittelbach, and Samarin 1994</text:span></text:a>) or <text:a xlink:type="simple" xlink:href="http://www.dickimaw-books.com/latex/thesis/">Using LaTeX to Write a PhD Thesis</text:a>
(<text:a xlink:type="simple" xlink:href="#citeproc_bib_item_8"><text:span text:style-name="OrgCSLCitedItemNo">Talbot 2012b</text:span></text:a>)."</text:p>
      <text:p text:style-name="Text_20_body">Aristorle has authored many infuential works. (<text:a xlink:type="simple" xlink:href="#citeproc_bib_item_3"><text:span text:style-name="OrgCSLCitedItemNo">Aristotle 1929</text:span></text:a>; <text:a xlink:type="simple" xlink:href="#citeproc_bib_item_4"><text:span text:style-name="OrgCSLCitedItemNo">Aristotle 1968</text:span></text:a>; <text:a xlink:type="simple" xlink:href="#citeproc_bib_item_1"><text:span text:style-name="OrgCSLCitedItemNo">Aristotle 1877</text:span></text:a>; <text:a xlink:type="simple" xlink:href="#citeproc_bib_item_2"><text:span text:style-name="OrgCSLCitedItemNo">Aristotle 1907</text:span></text:a>)</text:p>
      <text:p text:style-name="Text_20_body"><text:span text:style-name="Bold">Bibliography</text:span></text:p>
      <text:section text:style-name="OrgCSLBibBody" text:name="Bibliography">
        <text:p text:style-name="OrgCSLEntryDefault"><text:bookmark text:name="citeproc_bib_item_1"/><text:span text:style-name="OrgCSLBibItemNo"><text:line-break/><text:span text:style-name="OrgCSLDisplayBlock">Aristotle</text:span><text:line-break/><text:span text:style-name="OrgCSLDisplayLeftMargin"> 1877</text:span><text:tab/><text:span text:style-name="OrgCSLDisplayRightInline">The Rhetoric of Aristotle with a Commentary by the Late Edward Meredith Cope. Edward Meredith Cope, ed. Cambridge University Press.</text:span></text:span></text:p>
        <text:p text:style-name="OrgCSLEntryDefault"><text:bookmark text:name="citeproc_bib_item_2"/><text:span text:style-name="OrgCSLBibItemNo"><text:line-break/><text:span text:style-name="OrgCSLDisplayBlock"/><text:line-break/><text:span text:style-name="OrgCSLDisplayLeftMargin"> 1907</text:span><text:tab/><text:span text:style-name="OrgCSLDisplayRightInline">De Anima. Robert Drew Hicks, ed. Cambridge: Cambridge University Press.</text:span></text:span></text:p>
        <text:p text:style-name="OrgCSLEntryDefault"><text:bookmark text:name="citeproc_bib_item_3"/><text:span text:style-name="OrgCSLBibItemNo"><text:line-break/><text:span text:style-name="OrgCSLDisplayBlock"/><text:line-break/><text:span text:style-name="OrgCSLDisplayLeftMargin"> 1929</text:span><text:tab/><text:span text:style-name="OrgCSLDisplayRightInline">Physics. P. H. Wicksteed and F. M. Cornford, trans. New York: G. P. Putnam.</text:span></text:span></text:p>
        <text:p text:style-name="OrgCSLEntryDefault"><text:bookmark text:name="citeproc_bib_item_4"/><text:span text:style-name="OrgCSLBibItemNo"><text:line-break/><text:span text:style-name="OrgCSLDisplayBlock"/><text:line-break/><text:span text:style-name="OrgCSLDisplayLeftMargin"> 1968</text:span><text:tab/><text:span text:style-name="OrgCSLDisplayRightInline">Poetics. D. W. Lucas, ed. Clarendon Aristotle. Oxford: Clarendon Press.</text:span></text:span></text:p>
        <text:p text:style-name="OrgCSLEntryDefault"><text:bookmark text:name="citeproc_bib_item_5"/><text:span text:style-name="OrgCSLBibItemNo"><text:line-break/><text:span text:style-name="OrgCSLDisplayBlock">Goossens, Michel, Frank Mittelbach, and Alexander Samarin</text:span><text:line-break/><text:span text:style-name="OrgCSLDisplayLeftMargin"> 1994</text:span><text:tab/><text:span text:style-name="OrgCSLDisplayRightInline">The LaTeX Companion. Addison-Wesley.</text:span></text:span></text:p>
        <text:p text:style-name="OrgCSLEntryDefault"><text:bookmark text:name="citeproc_bib_item_6"/><text:span text:style-name="OrgCSLBibItemNo"><text:line-break/><text:span text:style-name="OrgCSLDisplayBlock">Kopka, Helmut, and Patrick W. Daly</text:span><text:line-break/><text:span text:style-name="OrgCSLDisplayLeftMargin"> 1995</text:span><text:tab/><text:span text:style-name="OrgCSLDisplayRightInline">A Guide to LaTeX2ε Document Preparation for Beginners and Advanced Users. Addison-Wesley.</text:span></text:span></text:p>
        <text:p text:style-name="OrgCSLEntryDefault"><text:bookmark text:name="citeproc_bib_item_7"/><text:span text:style-name="OrgCSLBibItemNo"><text:line-break/><text:span text:style-name="OrgCSLDisplayBlock">Talbot, Nicola L. C.</text:span><text:line-break/><text:span text:style-name="OrgCSLDisplayLeftMargin"> 2012a</text:span><text:tab/><text:span text:style-name="OrgCSLDisplayRightInline">LaTeX for Complete Novices, vol.1. Dickimaw LaTeX Series. Dickmaw Books.</text:span></text:span></text:p>
        <text:p text:style-name="OrgCSLEntryDefault"><text:bookmark text:name="citeproc_bib_item_8"/><text:span text:style-name="OrgCSLBibItemNo"><text:line-break/><text:span text:style-name="OrgCSLDisplayBlock"/><text:line-break/><text:span text:style-name="OrgCSLDisplayLeftMargin"> 2012b</text:span><text:tab/><text:span text:style-name="OrgCSLDisplayRightInline">Using LaTeX to Write a Ph.D. Thesis, vol.2. The Dickimaw LaTeX Series. Dickmaw Books.</text:span></text:span></text:p>
      </text:section>
      <!-- END: OFFICE:TEXT/CONTENTS --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.212cm"/>
      <style:text-properties fo:font-size="20pt"/>
    </style:style>
    <style:style style:name="OrgDocInfo" style:family="paragraph" style:parent-style-name="Heading">
      <style:paragraph-properties fo:margin-top="0.21cm" fo:margin-bottom="0.21cm" fo:text-align="center" style:justify-single-word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margin-top="0cm" fo:margin-bottom="0.21cm" fo:background-color="transparent" fo:padding="0cm" fo:border="none" style:shadow="none"/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style:paragraph-properties fo:background-color="transparent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PropertyName" style:family="text">
      <style:text-properties fo:font-weight="bold"/>
    </style:style>
    <style:style style:name="OrgPropertyValue" style:family="text">
      <style:text-properties fo:font-style="italic" style:font-style-asian="italic" style:font-style-complex="italic"/>
    </style:style>
    <style:style style:name="OrgPropertiesBlock" style:family="paragraph" style:parent-style-name="Standard">
      <style:paragraph-properties fo:margin-top="0cm" fo:margin-bottom="0cm" fo:background-color="transparent" fo:padding="0.64cm" fo:border="0.06pt solid #000000" style:shadow="none">
        <style:tab-stops>
          <style:tab-stop style:position="5.6cm"/>
        </style:tab-stops>
      </style:paragraph-properties>
    </style:style>
    <style:style style:name="OrgPropertiesBlockLastLine" style:family="paragraph" style:parent-style-name="OrgProperties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igure" style:family="paragraph" style:parent-style-name="Caption"/>
    <style:style style:name="Formula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style:flow-with-text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 draw:wrap-influence-on-position="once-concurrent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Graphics">
      <style:graphic-properties text:anchor-type="paragraph" style:wrap="run-through" style:number-wrapped-paragraphs="1" style:vertical-pos="top" style:vertical-rel="paragraph" style:horizontal-pos="center" style:horizontal-rel="paragraph"/>
    </style:style>
    <style:style style:name="OrgFormulaCaptionFrame" style:family="graphic" style:parent-style-name="OrgFormula">
      <style:graphic-properties text:anchor-type="as-char" svg:x="0cm" svg:y="0cm" fo:margin-left="0cm" fo:margin-right="0cm" fo:margin-top="0cm" fo:margin-bottom="0cm" style:run-through="foreground" style:wrap="none" style:vertical-pos="middle" style:vertical-rel="baseline" style:horizontal-pos="center" style:horizontal-rel="paragraph-content" fo:padding="0cm" fo:border="none" style:shadow="none" draw:shadow-opacity="100%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style:style style:name="OrgDescriptionTerm" style:family="text">
      <style:text-properties fo:font-weight="bold"/>
    </style:style>
    <style:style style:name="OrgDescriptionDefinition" style:family="paragraph" style:parent-style-name="Text_20_body" style:class="text">
      <style:paragraph-properties fo:margin-left="0.64cm" fo:margin-right="0cm" fo:text-indent="-0.64cm" style:auto-text-indent="false">
        <style:tab-stops/>
      </style:paragraph-properties>
    </style:style>
    <text:list-style style:name="OrgSrcBlockNumberedLine">
      <text:list-level-style-number text:level="1" style:num-format="1">
        <style:list-level-properties text:space-before="0.000cm" text:min-label-width="0.635cm" text:min-label-distance="0.101cm" fo:text-align="end"/>
      </text:list-level-style-number>
      <text:list-level-style-number text:level="2" style:num-format="1">
        <style:list-level-properties text:space-before="0.635cm" text:min-label-width="0.635cm" text:min-label-distance="0.101cm" fo:text-align="end"/>
      </text:list-level-style-number>
      <text:list-level-style-number text:level="3" style:num-format="1">
        <style:list-level-properties text:space-before="1.27cm" text:min-label-width="0.635cm" text:min-label-distance="0.101cm" fo:text-align="end"/>
      </text:list-level-style-number>
      <text:list-level-style-number text:level="4" style:num-format="1">
        <style:list-level-properties text:space-before="1.905cm" text:min-label-width="0.635cm" text:min-label-distance="0.101cm" fo:text-align="end"/>
      </text:list-level-style-number>
      <text:list-level-style-number text:level="5" style:num-format="1">
        <style:list-level-properties text:space-before="2.54cm" text:min-label-width="0.635cm" text:min-label-distance="0.101cm" fo:text-align="end"/>
      </text:list-level-style-number>
      <text:list-level-style-number text:level="6" style:num-format="1">
        <style:list-level-properties text:space-before="3.175cm" text:min-label-width="0.635cm" text:min-label-distance="0.101cm" fo:text-align="end"/>
      </text:list-level-style-number>
      <text:list-level-style-number text:level="7" style:num-format="1">
        <style:list-level-properties text:space-before="3.81cm" text:min-label-width="0.635cm" text:min-label-distance="0.101cm" fo:text-align="end"/>
      </text:list-level-style-number>
      <text:list-level-style-number text:level="8" style:num-format="1">
        <style:list-level-properties text:space-before="4.445cm" text:min-label-width="0.635cm" text:min-label-distance="0.101cm" fo:text-align="end"/>
      </text:list-level-style-number>
      <text:list-level-style-number text:level="9" style:num-format="1">
        <style:list-level-properties text:space-before="5.08cm" text:min-label-width="0.635cm" text:min-label-distance="0.101cm" fo:text-align="end"/>
      </text:list-level-style-number>
      <text:list-level-style-number text:level="10" style:num-format="1">
        <style:list-level-properties text:space-before="5.715cm" text:min-label-width="0.635cm" text:min-label-distance="0.101cm" fo:text-align="end"/>
      </text:list-level-style-number>
    </text:list-style>
    <style:style style:name="Footnote_20_Symbol" style:display-name="Footnote Symbol" style:family="text"/>
    <style:style style:name="Footnote_20_anchor" style:display-name="Footnote anchor" style:family="text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FootnoteQuotations" style:family="paragraph" style:parent-style-name="Footnote">
      <style:paragraph-properties fo:margin-left="1cm" fo:margin-right="1cm" fo:margin-top="0cm" fo:margin-bottom="0.499cm" fo:text-indent="0cm" style:auto-text-indent="false"/>
    </style:style>
    <style:style style:name="OrgFootnoteCenter" style:family="paragraph" style:parent-style-name="Footnote">
      <style:paragraph-properties fo:text-align="center" style:justify-single-word="false"/>
    </style:style>
    <text:notes-configuration text:note-class="footnote" text:citation-style-name="Footnote_20_Symbol" text:citation-body-style-name="Footnote_20_anchor" style:num-format="1" text:start-value="0" text:footnotes-position="page" text:start-numbering-at="document"/>
    <style:style style:name="Endnote_20_Symbol" style:display-name="Endnote Symbol" style:family="text"/>
    <style:style style:name="Endnote_20_anchor" style:display-name="Endnote anchor" style:family="text"/>
    <style:style style:name="OrgEndnoteAnchor" style:family="text" style:parent-style-name="Endnote_20_anchor">
      <style:text-properties style:text-position="0% 100%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EndnoteQuotations" style:family="paragraph" style:parent-style-name="Endnote">
      <style:paragraph-properties fo:margin-left="1cm" fo:margin-right="1cm" fo:margin-top="0cm" fo:margin-bottom="0.499cm" fo:text-indent="0cm" style:auto-text-indent="false"/>
    </style:style>
    <style:style style:name="OrgEndnoteCenter" style:family="paragraph" style:parent-style-name="Endnote">
      <style:paragraph-properties fo:text-align="center" style:justify-single-word="false"/>
    </style:style>
    <text:notes-configuration text:note-class="endnote" text:default-style-name="Endnote" text:citation-style-name="Endnote_20_Symbol" text:citation-body-style-name="Endnote_20_anchor" text:master-page-name="Endnote" style:num-suffix=". " style:num-format="1" text:start-value="0"/>
    <text:linenumbering-configuration text:number-lines="false" text:offset="0.499cm" style:num-format="1" text:number-position="left" text:increment="5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" style:family="paragraph" style:parent-style-name="Text_20_body">
      <style:paragraph-properties fo:margin-left="0.64cm" fo:margin-right="0cm" fo:text-indent="-0.64cm" style:auto-text-indent="false">
        <style:tab-stops/>
      </style:paragraph-properties>
    </style:style>
    <text:list-style style:name="OrgBibliographyList">
      <text:list-level-style-number text:level="1" style:num-prefix="[" style:num-suffix="] " style:num-format="1">
        <style:list-level-properties text:min-label-width="0.64cm"/>
      </text:list-level-style-number>
      <text:list-level-style-number text:level="2" style:num-prefix="[" style:num-suffix="] " style:num-format="1">
        <style:list-level-properties text:space-before="1.27cm" text:min-label-width="0.635cm"/>
      </text:list-level-style-number>
      <text:list-level-style-number text:level="3" style:num-prefix="[" style:num-suffix="] " style:num-format="1">
        <style:list-level-properties text:space-before="1.905cm" text:min-label-width="0.635cm"/>
      </text:list-level-style-number>
      <text:list-level-style-number text:level="4" style:num-prefix="[" style:num-suffix="] " style:num-format="1">
        <style:list-level-properties text:space-before="2.54cm" text:min-label-width="0.635cm"/>
      </text:list-level-style-number>
      <text:list-level-style-number text:level="5" style:num-prefix="[" style:num-suffix="] " style:num-format="1">
        <style:list-level-properties text:space-before="3.175cm" text:min-label-width="0.635cm"/>
      </text:list-level-style-number>
      <text:list-level-style-number text:level="6" style:num-prefix="[" style:num-suffix="] " style:num-format="1">
        <style:list-level-properties text:space-before="3.81cm" text:min-label-width="0.635cm"/>
      </text:list-level-style-number>
      <text:list-level-style-number text:level="7" style:num-prefix="[" style:num-suffix="] " style:num-format="1">
        <style:list-level-properties text:space-before="4.445cm" text:min-label-width="0.635cm"/>
      </text:list-level-style-number>
      <text:list-level-style-number text:level="8" style:num-prefix="[" style:num-suffix="] " style:num-format="1">
        <style:list-level-properties text:space-before="5.08cm" text:min-label-width="0.635cm"/>
      </text:list-level-style-number>
      <text:list-level-style-number text:level="9" style:num-prefix="[" style:num-suffix="] " style:num-format="1">
        <style:list-level-properties text:space-before="5.715cm" text:min-label-width="0.635cm"/>
      </text:list-level-style-number>
      <text:list-level-style-number text:level="10" style:num-prefix="[" style:num-suffix="] " style:num-format="1">
        <style:list-level-properties text:space-before="6.35cm" text:min-label-width="0.635cm"/>
      </text:list-level-style-number>
    </text:list-style>
    <text:list-style style:name="OrgOutline" style:display-name="OrgOutline">
      <text:list-level-style-number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list-level-style-number>
    </text:list-style>
    <style:style style:name="OrgCite" style:family="text"/>
    <style:style style:name="Index_20_Link" style:display-name="Index Link" style:family="text"/>
    <style:style style:name="Org_20_Index_20_Heading" style:display-name="Org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rg_20_Index" style:display-name="Org Index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OrgFigureText" style:family="paragraph" style:parent-style-name="Frame_20_contents">
      <style:paragraph-properties fo:text-align="end" style:justify-single-word="false"/>
    </style:style>
    <style:style style:name="OrgSubFigure" style:family="paragraph" style:parent-style-name="Figure"/>
    <style:style style:name="OrgSubListing" style:family="paragraph" style:parent-style-name="Listing"/>
    <style:style style:name="OrgSubTable" style:family="paragraph" style:parent-style-name="Table"/>
    <style:style style:name="OrgFigureBody" style:family="paragraph" style:parent-style-name="Text_20_body">
      <style:paragraph-properties fo:text-align="center" style:justify-single-word="false"/>
    </style:style>
    <style:style style:name="OrgSubFigureBody" style:family="paragraph" style:parent-style-name="Text_20_body"/>
    <style:style style:name="OrgFormulaBody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rgSubFormulaBody" style:family="paragraph" style:parent-style-name="OrgFormulaBody"/>
    <style:style style:name="OrgFormulaNumberFrame" style:family="graphic" style:parent-style-name="Frame">
      <style:graphic-properties svg:width="2cm" fo:min-height="0.499cm" svg:x="14.799cm" svg:y="0.21cm" fo:margin-left="0.201cm" fo:margin-right="0.201cm" fo:margin-top="0.201cm" fo:margin-bottom="0.201cm" style:wrap="parallel" style:number-wrapped-paragraphs="no-limit" style:wrap-contour="false" style:vertical-pos="middle" style:vertical-rel="paragraph-content" style:horizontal-pos="right" style:horizontal-rel="paragraph" fo:background-color="transparent" draw:fill="none" draw:fill-color="#729fcf" fo:padding="0.15cm" fo:border="none"/>
    </style:style>
    <style:style style:name="OrgTextBoxFrame" style:family="graphic" style:parent-style-name="Frame">
      <style:graphic-properties text:anchor-type="char" style:vertical-pos="top" style:vertical-rel="paragraph" style:horizontal-pos="center" style:horizontal-rel="paragraph-content" style:wrap="none" draw:wrap-influence-on-position="once-concurrent"/>
    </style:style>
    <draw:marker draw:name="Arrowheads_20_2" draw:display-name="Arrowheads 2" svg:viewBox="0 0 20 20" svg:d="M0 20l10-20 10 20z"/>
    <style:style style:name="OrgToCharImage" style:family="graphic" style:parent-style-name="Graphics">
      <style:graphic-properties text:anchor-type="char" fo:margin-left="0.199cm" fo:margin-right="0.199cm" fo:margin-top="0.199cm" fo:margin-bottom="0.199cm" style:wrap="none" draw:wrap-influence-on-position="once-concurren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OrgToCharImageCaptionAbove" style:family="graphic" style:parent-style-name="Graphics">
      <style:graphic-properties text:anchor-type="char" fo:margin-left="0.199cm" fo:margin-right="0.199cm" fo:margin-top="0.199cm" fo:margin-bottom="0.199cm" style:wrap="none" draw:wrap-influence-on-position="once-concurrent"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OrgToCharFormula" style:family="graphic" style:parent-style-name="Formula">
      <style:graphic-properties text:anchor-type="char" fo:margin-top="0.199cm" fo:margin-bottom="0.199cm" style:wrap="none" style:vertical-pos="top" style:vertical-rel="paragraph" style:horizontal-pos="from-left" style:horizontal-rel="paragraph-content" draw:wrap-influence-on-position="once-concurrent" draw:ole-draw-aspect="1"/>
    </style:style>
    <style:style style:name="OrgToCharFormulaCaptionAbove" style:family="graphic" style:parent-style-name="Formula">
      <style:graphic-properties text:anchor-type="char" fo:margin-top="0.199cm" fo:margin-bottom="0.199cm" style:wrap="none" style:vertical-pos="bottom" style:vertical-rel="paragraph" style:horizontal-pos="from-left" style:horizontal-rel="paragraph-content" draw:wrap-influence-on-position="once-concurrent" draw:ole-draw-aspect="1"/>
    </style:style>
    <number:number-style style:name="N20000" number:language="en" number:country="IN">
      <number:number number:min-integer-digits="1"/>
    </number:number-style>
    <number:text-style style:name="N20100" number:language="en" number:country="IN">
      <number:text-content/>
    </number:text-style>
    <style:style style:name="Box_20_List_20_Blue.1" style:display-name="Box List Blue.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2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2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2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2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2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2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 style:data-style-name="N201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 style:data-style-name="N200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 style:data-style-name="N20000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" style:display-name="Simple Grid Rows.1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2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2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2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2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</table:table-templat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</table:table-template>
    <style:style style:name="Standard" style:family="text"/>
    <style:style style:name="OrgCSLBibItemNo" style:family="text" style:parent-style-name="Standard"/>
    <style:style style:name="OrgCSLCitedItemNo" style:family="text" style:parent-style-name="Standard"/>
    <style:style style:name="OrgCSLFontStyleItalic" style:family="text" style:parent-style-name="Emphasis"/>
    <style:style style:name="OrgCSLFontStyleOblique" style:family="text" style:parent-style-name="Emphasis"/>
    <style:style style:name="OrgCSLFontVariantSmallCaps" style:family="text" style:parent-style-name="OrgSmallCaps"/>
    <style:style style:name="OrgCSLFontWeightBold" style:family="text" style:parent-style-name="Bold"/>
    <style:style style:name="OrgCSLTextDecorationUnderline" style:family="text" style:parent-style-name="Underline"/>
    <style:style style:name="OrgCSLVerticalAlignSub" style:family="text" style:parent-style-name="OrgSuperscript"/>
    <style:style style:name="OrgCSLVerticalAlignSup" style:family="text" style:parent-style-name="OrgSuperscript"/>
    <style:style style:name="OrgCSLEntrySecondFieldAlignIsFlush" style:display-name="OrgCSLEntrySecondFieldAlignIsFlush" style:family="paragraph" style:parent-style-name="Index" style:class="index">
      <style:paragraph-properties fo:margin-left="0.466cm" fo:margin-top="0cm" fo:margin-bottom="0.423cm" style:line-height-at-least="0.423cm" fo:text-indent="-0.466cm" style:auto-text-indent="false">
        <style:tab-stops>
          <style:tab-stop style:position="0.466cm"/>
        </style:tab-stops>
      </style:paragraph-properties>
    </style:style>
    <style:style style:name="OrgCSLEntryWithHangingIndent" style:display-name="OrgCSLEntryWithHangingIndent" style:family="paragraph" style:parent-style-name="Index" style:class="index">
      <style:paragraph-properties fo:margin-left="1.27cm" fo:margin-top="0cm" fo:margin-bottom="0cm" style:line-height-at-least="0.423cm" fo:text-indent="-1.27cm" style:auto-text-indent="false">
        <style:tab-stops/>
      </style:paragraph-properties>
    </style:style>
    <style:style style:name="OrgCSLEntryDefault" style:display-name="OrgCSLEntryDefault" style:family="paragraph" style:parent-style-name="Index" style:class="index">
      <style:paragraph-properties fo:margin-left="0cm" fo:margin-top="0cm" fo:margin-bottom="0cm" style:line-height-at-least="0.423cm" fo:text-indent="0cm" style:auto-text-indent="false">
        <style:tab-stops/>
      </style:paragraph-properties>
    </style:style>
    <style:style style:name="OrgLocale" style:family="paragraph" style:parent-style-name="OrgUser">
      <style:text-properties fo:language="en" fo:country="US" style:language-asian="none" style:country-asian="none" style:language-complex="none" style:country-complex="none"/>
    </style:style>
    <style:style style:name="OrgTableContents" style:family="paragraph" style:parent-style-name="Table_20_Contents"/>
    <style:style style:name="OrgTableContentsLeft" style:family="paragraph" style:parent-style-name="OrgTableContents">
      <style:paragraph-properties fo:text-align="lef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FirstColumn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ColumnContentsLeft" style:family="paragraph" style:parent-style-name="OrgTableFirstColumnContents">
      <style:paragraph-properties fo:text-align="center" style:justify-single-word="false"/>
    </style:style>
    <style:style style:name="OrgTableFirstColumnContentsCenter" style:family="paragraph" style:parent-style-name="OrgTableFirstColumnContents">
      <style:paragraph-properties fo:text-align="center" style:justify-single-word="false"/>
    </style:style>
    <style:style style:name="OrgTableFirstColumnContentsRight" style:family="paragraph" style:parent-style-name="OrgTableFirstColumnContents">
      <style:paragraph-properties fo:text-align="center" style:justify-single-word="false"/>
    </style:style>
    <style:style style:name="OrgTableLastColumnContents" style:family="paragraph" style:parent-style-name="OrgTableContents"/>
    <style:style style:name="OrgTableLastColumnContentsLeft" style:family="paragraph" style:parent-style-name="OrgTableLastColumnContents">
      <style:paragraph-properties fo:text-align="left" style:justify-single-word="false"/>
    </style:style>
    <style:style style:name="OrgTableLastColumnContentsCenter" style:family="paragraph" style:parent-style-name="OrgTableLastColumnContents">
      <style:paragraph-properties fo:text-align="center" style:justify-single-word="false"/>
    </style:style>
    <style:style style:name="OrgTableLastColumnContentsRight" style:family="paragraph" style:parent-style-name="OrgTableLastColumnContents">
      <style:paragraph-properties fo:text-align="right" style:justify-single-word="false"/>
    </style:style>
    <style:style style:name="OrgTableFirstRow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RowContentsLeft" style:family="paragraph" style:parent-style-name="OrgTableFirstRowContents">
      <style:paragraph-properties fo:text-align="center" style:justify-single-word="false"/>
    </style:style>
    <style:style style:name="OrgTableFirstRowContentsCenter" style:family="paragraph" style:parent-style-name="OrgTableFirstRowContents">
      <style:paragraph-properties fo:text-align="center" style:justify-single-word="false"/>
    </style:style>
    <style:style style:name="OrgTableFirstRowContentsRight" style:family="paragraph" style:parent-style-name="OrgTableFirstRowContents">
      <style:paragraph-properties fo:text-align="center" style:justify-single-word="false"/>
    </style:style>
    <style:style style:name="OrgTableLastRowContents" style:family="paragraph" style:parent-style-name="OrgTableContents"/>
    <style:style style:name="OrgTableLastRowContentsLeft" style:family="paragraph" style:parent-style-name="OrgTableLastRowContents">
      <style:paragraph-properties fo:text-align="left" style:justify-single-word="false"/>
    </style:style>
    <style:style style:name="OrgTableLastRowContentsCenter" style:family="paragraph" style:parent-style-name="OrgTableLastRowContents">
      <style:paragraph-properties fo:text-align="center" style:justify-single-word="false"/>
    </style:style>
    <style:style style:name="OrgTableLastRowContentsRight" style:family="paragraph" style:parent-style-name="OrgTableLastRowContents">
      <style:paragraph-properties fo:text-align="right" style:justify-single-word="false"/>
    </style:style>
    <style:style style:name="OrgTableEvenRowContents" style:family="paragraph" style:parent-style-name="OrgTableContents"/>
    <style:style style:name="OrgTableEvenRowContentsLeft" style:family="paragraph" style:parent-style-name="OrgTableEvenRowContents">
      <style:paragraph-properties fo:text-align="left" style:justify-single-word="false"/>
    </style:style>
    <style:style style:name="OrgTableEvenRowContentsCenter" style:family="paragraph" style:parent-style-name="OrgTableEvenRowContents">
      <style:paragraph-properties fo:text-align="center" style:justify-single-word="false"/>
    </style:style>
    <style:style style:name="OrgTableEvenRowContentsRight" style:family="paragraph" style:parent-style-name="OrgTableEvenRowContents">
      <style:paragraph-properties fo:text-align="right" style:justify-single-word="false"/>
    </style:style>
    <style:style style:name="OrgTableOddRowContents" style:family="paragraph" style:parent-style-name="OrgTableContents"/>
    <style:style style:name="OrgTableOddRowContentsLeft" style:family="paragraph" style:parent-style-name="OrgTableOddRowContents">
      <style:paragraph-properties fo:text-align="left" style:justify-single-word="false"/>
    </style:style>
    <style:style style:name="OrgTableOddRowContentsCenter" style:family="paragraph" style:parent-style-name="OrgTableOddRowContents">
      <style:paragraph-properties fo:text-align="center" style:justify-single-word="false"/>
    </style:style>
    <style:style style:name="OrgTableOddRowContentsRight" style:family="paragraph" style:parent-style-name="OrgTableOddRowContents">
      <style:paragraph-properties fo:text-align="right" style:justify-single-word="false"/>
    </style:style>
    <style:style style:name="OrgTableEvenColumnContents" style:family="paragraph" style:parent-style-name="OrgTableContents"/>
    <style:style style:name="OrgTableEvenColumnContentsLeft" style:family="paragraph" style:parent-style-name="OrgTableEvenColumnContents">
      <style:paragraph-properties fo:text-align="left" style:justify-single-word="false"/>
    </style:style>
    <style:style style:name="OrgTableEvenColumnContentsCenter" style:family="paragraph" style:parent-style-name="OrgTableEvenColumnContents">
      <style:paragraph-properties fo:text-align="center" style:justify-single-word="false"/>
    </style:style>
    <style:style style:name="OrgTableEvenColumnContentsRight" style:family="paragraph" style:parent-style-name="OrgTableEvenColumnContents">
      <style:paragraph-properties fo:text-align="right" style:justify-single-word="false"/>
    </style:style>
    <style:style style:name="OrgTableOddColumnContents" style:family="paragraph" style:parent-style-name="OrgTableContents"/>
    <style:style style:name="OrgTableOddColumnContentsLeft" style:family="paragraph" style:parent-style-name="OrgTableOddColumnContents">
      <style:paragraph-properties fo:text-align="left" style:justify-single-word="false"/>
    </style:style>
    <style:style style:name="OrgTableOddColumnContentsCenter" style:family="paragraph" style:parent-style-name="OrgTableOddColumnContents">
      <style:paragraph-properties fo:text-align="center" style:justify-single-word="false"/>
    </style:style>
    <style:style style:name="OrgTableOddColumnContentsRight" style:family="paragraph" style:parent-style-name="OrgTableOddColumnContents">
      <style:paragraph-properties fo:text-align="right" style:justify-single-word="false"/>
    </style:style>
    <style:style style:name="CustomTableContents" style:family="paragraph" style:parent-style-name="Table_20_Contents"/>
    <style:style style:name="CustomTableContentsLeft" style:family="paragraph" style:parent-style-name="CustomTableContents">
      <style:paragraph-properties fo:text-align="left" style:justify-single-word="false"/>
    </style:style>
    <style:style style:name="CustomTableContentsCenter" style:family="paragraph" style:parent-style-name="CustomTableContents">
      <style:paragraph-properties fo:text-align="center" style:justify-single-word="false"/>
    </style:style>
    <style:style style:name="CustomTableContentsRight" style:family="paragraph" style:parent-style-name="CustomTableContents">
      <style:paragraph-properties fo:text-align="right" style:justify-single-word="false"/>
    </style:style>
    <style:style style:name="CustomTableFirstColumnContents" style:family="paragraph" style:parent-style-name="CustomTableContents"/>
    <style:style style:name="CustomTableFirstColumnContentsLeft" style:family="paragraph" style:parent-style-name="CustomTableFirstColumnContents">
      <style:paragraph-properties fo:text-align="left" style:justify-single-word="false"/>
    </style:style>
    <style:style style:name="CustomTableFirstColumnContentsCenter" style:family="paragraph" style:parent-style-name="CustomTableFirstColumnContents">
      <style:paragraph-properties fo:text-align="center" style:justify-single-word="false"/>
    </style:style>
    <style:style style:name="CustomTableFirstColumnContentsRight" style:family="paragraph" style:parent-style-name="CustomTableFirstColumnContents">
      <style:paragraph-properties fo:text-align="right" style:justify-single-word="false"/>
    </style:style>
    <style:style style:name="CustomTableLastColumnContents" style:family="paragraph" style:parent-style-name="CustomTableContents"/>
    <style:style style:name="CustomTableLastColumnContentsLeft" style:family="paragraph" style:parent-style-name="CustomTableLastColumnContents">
      <style:paragraph-properties fo:text-align="left" style:justify-single-word="false"/>
    </style:style>
    <style:style style:name="CustomTableLastColumnContentsCenter" style:family="paragraph" style:parent-style-name="CustomTableLastColumnContents">
      <style:paragraph-properties fo:text-align="center" style:justify-single-word="false"/>
    </style:style>
    <style:style style:name="CustomTableLastColumnContentsRight" style:family="paragraph" style:parent-style-name="CustomTableLastColumnContents">
      <style:paragraph-properties fo:text-align="right" style:justify-single-word="false"/>
    </style:style>
    <style:style style:name="CustomTableFirstRowContents" style:family="paragraph" style:parent-style-name="CustomTableContents"/>
    <style:style style:name="CustomTableFirstRowContentsLeft" style:family="paragraph" style:parent-style-name="CustomTableFirstRowContents">
      <style:paragraph-properties fo:text-align="left" style:justify-single-word="false"/>
    </style:style>
    <style:style style:name="CustomTableFirstRowContentsCenter" style:family="paragraph" style:parent-style-name="CustomTableFirstRowContents">
      <style:paragraph-properties fo:text-align="center" style:justify-single-word="false"/>
    </style:style>
    <style:style style:name="CustomTableFirstRowContentsRight" style:family="paragraph" style:parent-style-name="CustomTableFirstRowContents">
      <style:paragraph-properties fo:text-align="right" style:justify-single-word="false"/>
    </style:style>
    <style:style style:name="CustomTableLastRowContents" style:family="paragraph" style:parent-style-name="CustomTableContents"/>
    <style:style style:name="CustomTableLastRowContentsLeft" style:family="paragraph" style:parent-style-name="CustomTableLastRowContents">
      <style:paragraph-properties fo:text-align="left" style:justify-single-word="false"/>
    </style:style>
    <style:style style:name="CustomTableLastRowContentsCenter" style:family="paragraph" style:parent-style-name="CustomTableLastRowContents">
      <style:paragraph-properties fo:text-align="center" style:justify-single-word="false"/>
    </style:style>
    <style:style style:name="CustomTableLastRowContentsRight" style:family="paragraph" style:parent-style-name="CustomTableLastRowContents">
      <style:paragraph-properties fo:text-align="right" style:justify-single-word="false"/>
    </style:style>
    <style:style style:name="CustomTableEvenRowContents" style:family="paragraph" style:parent-style-name="CustomTableContents"/>
    <style:style style:name="CustomTableEvenRowContentsLeft" style:family="paragraph" style:parent-style-name="CustomTableEvenRowContents">
      <style:paragraph-properties fo:text-align="left" style:justify-single-word="false"/>
    </style:style>
    <style:style style:name="CustomTableEvenRowContentsCenter" style:family="paragraph" style:parent-style-name="CustomTableEvenRowContents">
      <style:paragraph-properties fo:text-align="center" style:justify-single-word="false"/>
    </style:style>
    <style:style style:name="CustomTableEvenRowContentsRight" style:family="paragraph" style:parent-style-name="CustomTableEvenRowContents">
      <style:paragraph-properties fo:text-align="right" style:justify-single-word="false"/>
    </style:style>
    <style:style style:name="CustomTableOddRowContents" style:family="paragraph" style:parent-style-name="CustomTableContents"/>
    <style:style style:name="CustomTableOddRowContentsLeft" style:family="paragraph" style:parent-style-name="CustomTableOddRowContents">
      <style:paragraph-properties fo:text-align="left" style:justify-single-word="false"/>
    </style:style>
    <style:style style:name="CustomTableOddRowContentsCenter" style:family="paragraph" style:parent-style-name="CustomTableOddRowContents">
      <style:paragraph-properties fo:text-align="center" style:justify-single-word="false"/>
    </style:style>
    <style:style style:name="CustomTableOddRowContentsRight" style:family="paragraph" style:parent-style-name="CustomTableOddRowContents">
      <style:paragraph-properties fo:text-align="right" style:justify-single-word="false"/>
    </style:style>
    <style:style style:name="CustomTableEvenColumnContents" style:family="paragraph" style:parent-style-name="CustomTableContents"/>
    <style:style style:name="CustomTableEvenColumnContentsLeft" style:family="paragraph" style:parent-style-name="CustomTableEvenColumnContents">
      <style:paragraph-properties fo:text-align="left" style:justify-single-word="false"/>
    </style:style>
    <style:style style:name="CustomTableEvenColumnContentsCenter" style:family="paragraph" style:parent-style-name="CustomTableEvenColumnContents">
      <style:paragraph-properties fo:text-align="center" style:justify-single-word="false"/>
    </style:style>
    <style:style style:name="CustomTableEvenColumnContentsRight" style:family="paragraph" style:parent-style-name="CustomTableEvenColumnContents">
      <style:paragraph-properties fo:text-align="right" style:justify-single-word="false"/>
    </style:style>
    <style:style style:name="CustomTableOddColumnContents" style:family="paragraph" style:parent-style-name="CustomTableContents"/>
    <style:style style:name="CustomTableOddColumnContentsLeft" style:family="paragraph" style:parent-style-name="CustomTableOddColumnContents">
      <style:paragraph-properties fo:text-align="left" style:justify-single-word="false"/>
    </style:style>
    <style:style style:name="CustomTableOddColumnContentsCenter" style:family="paragraph" style:parent-style-name="CustomTableOddColumnContents">
      <style:paragraph-properties fo:text-align="center" style:justify-single-word="false"/>
    </style:style>
    <style:style style:name="CustomTableOddColumnContentsRight" style:family="paragraph" style:parent-style-name="CustomTableOddColumnContents">
      <style:paragraph-properties fo:text-align="right" style:justify-single-word="false"/>
    </style:style>
    <style:style style:name="NoBorderTableContents" style:family="paragraph" style:parent-style-name="Table_20_Contents"/>
    <style:style style:name="NoBorderTableContentsLeft" style:family="paragraph" style:parent-style-name="NoBorderTableContents">
      <style:paragraph-properties fo:text-align="left" style:justify-single-word="false"/>
    </style:style>
    <style:style style:name="NoBorderTableContentsCenter" style:family="paragraph" style:parent-style-name="NoBorderTableContents">
      <style:paragraph-properties fo:text-align="center" style:justify-single-word="false"/>
    </style:style>
    <style:style style:name="NoBorderTableContentsRight" style:family="paragraph" style:parent-style-name="NoBorderTableContents">
      <style:paragraph-properties fo:text-align="right" style:justify-single-word="false"/>
    </style:style>
    <style:style style:name="NoBorderTableFirstColumnContents" style:family="paragraph" style:parent-style-name="NoBorderTableContents"/>
    <style:style style:name="NoBorderTableFirstColumnContentsLeft" style:family="paragraph" style:parent-style-name="NoBorderTableFirstColumnContents">
      <style:paragraph-properties fo:text-align="left" style:justify-single-word="false"/>
    </style:style>
    <style:style style:name="NoBorderTableFirstColumnContentsCenter" style:family="paragraph" style:parent-style-name="NoBorderTableFirstColumnContents">
      <style:paragraph-properties fo:text-align="center" style:justify-single-word="false"/>
    </style:style>
    <style:style style:name="NoBorderTableFirstColumnContentsRight" style:family="paragraph" style:parent-style-name="NoBorderTableFirstColumnContents">
      <style:paragraph-properties fo:text-align="right" style:justify-single-word="false"/>
    </style:style>
    <style:style style:name="NoBorderTableLastColumnContents" style:family="paragraph" style:parent-style-name="NoBorderTableContents"/>
    <style:style style:name="NoBorderTableLastColumnContentsLeft" style:family="paragraph" style:parent-style-name="NoBorderTableLastColumnContents">
      <style:paragraph-properties fo:text-align="left" style:justify-single-word="false"/>
    </style:style>
    <style:style style:name="NoBorderTableLastColumnContentsCenter" style:family="paragraph" style:parent-style-name="NoBorderTableLastColumnContents">
      <style:paragraph-properties fo:text-align="center" style:justify-single-word="false"/>
    </style:style>
    <style:style style:name="NoBorderTableLastColumnContentsRight" style:family="paragraph" style:parent-style-name="NoBorderTableLastColumnContents">
      <style:paragraph-properties fo:text-align="right" style:justify-single-word="false"/>
    </style:style>
    <style:style style:name="NoBorderTableFirstRowContents" style:family="paragraph" style:parent-style-name="NoBorderTableContents"/>
    <style:style style:name="NoBorderTableFirstRowContentsLeft" style:family="paragraph" style:parent-style-name="NoBorderTableFirstRowContents">
      <style:paragraph-properties fo:text-align="left" style:justify-single-word="false"/>
    </style:style>
    <style:style style:name="NoBorderTableFirstRowContentsCenter" style:family="paragraph" style:parent-style-name="NoBorderTableFirstRowContents">
      <style:paragraph-properties fo:text-align="center" style:justify-single-word="false"/>
    </style:style>
    <style:style style:name="NoBorderTableFirstRowContentsRight" style:family="paragraph" style:parent-style-name="NoBorderTableFirstRowContents">
      <style:paragraph-properties fo:text-align="right" style:justify-single-word="false"/>
    </style:style>
    <style:style style:name="NoBorderTableLastRowContents" style:family="paragraph" style:parent-style-name="NoBorderTableContents"/>
    <style:style style:name="NoBorderTableLastRowContentsLeft" style:family="paragraph" style:parent-style-name="NoBorderTableLastRowContents">
      <style:paragraph-properties fo:text-align="left" style:justify-single-word="false"/>
    </style:style>
    <style:style style:name="NoBorderTableLastRowContentsCenter" style:family="paragraph" style:parent-style-name="NoBorderTableLastRowContents">
      <style:paragraph-properties fo:text-align="center" style:justify-single-word="false"/>
    </style:style>
    <style:style style:name="NoBorderTableLastRowContentsRight" style:family="paragraph" style:parent-style-name="NoBorderTableLastRowContents">
      <style:paragraph-properties fo:text-align="right" style:justify-single-word="false"/>
    </style:style>
    <style:style style:name="NoBorderTableEvenRowContents" style:family="paragraph" style:parent-style-name="NoBorderTableContents"/>
    <style:style style:name="NoBorderTableEvenRowContentsLeft" style:family="paragraph" style:parent-style-name="NoBorderTableEvenRowContents">
      <style:paragraph-properties fo:text-align="left" style:justify-single-word="false"/>
    </style:style>
    <style:style style:name="NoBorderTableEvenRowContentsCenter" style:family="paragraph" style:parent-style-name="NoBorderTableEvenRowContents">
      <style:paragraph-properties fo:text-align="center" style:justify-single-word="false"/>
    </style:style>
    <style:style style:name="NoBorderTableEvenRowContentsRight" style:family="paragraph" style:parent-style-name="NoBorderTableEvenRowContents">
      <style:paragraph-properties fo:text-align="right" style:justify-single-word="false"/>
    </style:style>
    <style:style style:name="NoBorderTableOddRowContents" style:family="paragraph" style:parent-style-name="NoBorderTableContents"/>
    <style:style style:name="NoBorderTableOddRowContentsLeft" style:family="paragraph" style:parent-style-name="NoBorderTableOddRowContents">
      <style:paragraph-properties fo:text-align="left" style:justify-single-word="false"/>
    </style:style>
    <style:style style:name="NoBorderTableOddRowContentsCenter" style:family="paragraph" style:parent-style-name="NoBorderTableOddRowContents">
      <style:paragraph-properties fo:text-align="center" style:justify-single-word="false"/>
    </style:style>
    <style:style style:name="NoBorderTableOddRowContentsRight" style:family="paragraph" style:parent-style-name="NoBorderTableOddRowContents">
      <style:paragraph-properties fo:text-align="right" style:justify-single-word="false"/>
    </style:style>
    <style:style style:name="NoBorderTableEvenColumnContents" style:family="paragraph" style:parent-style-name="NoBorderTableContents"/>
    <style:style style:name="NoBorderTableEvenColumnContentsLeft" style:family="paragraph" style:parent-style-name="NoBorderTableEvenColumnContents">
      <style:paragraph-properties fo:text-align="left" style:justify-single-word="false"/>
    </style:style>
    <style:style style:name="NoBorderTableEvenColumnContentsCenter" style:family="paragraph" style:parent-style-name="NoBorderTableEvenColumnContents">
      <style:paragraph-properties fo:text-align="center" style:justify-single-word="false"/>
    </style:style>
    <style:style style:name="NoBorderTableEvenColumnContentsRight" style:family="paragraph" style:parent-style-name="NoBorderTableEvenColumnContents">
      <style:paragraph-properties fo:text-align="right" style:justify-single-word="false"/>
    </style:style>
    <style:style style:name="NoBorderTableOddColumnContents" style:family="paragraph" style:parent-style-name="NoBorderTableContents"/>
    <style:style style:name="NoBorderTableOddColumnContentsLeft" style:family="paragraph" style:parent-style-name="NoBorderTableOddColumnContents">
      <style:paragraph-properties fo:text-align="left" style:justify-single-word="false"/>
    </style:style>
    <style:style style:name="NoBorderTableOddColumnContentsCenter" style:family="paragraph" style:parent-style-name="NoBorderTableOddColumnContents">
      <style:paragraph-properties fo:text-align="center" style:justify-single-word="false"/>
    </style:style>
    <style:style style:name="NoBorderTableOddColumnContentsRight" style:family="paragraph" style:parent-style-name="NoBorderTableOddColumnContents">
      <style:paragraph-properties fo:text-align="right" style:justify-single-word="false"/>
    </style:style>
  </office:styles>
  <office:automatic-styles>
    <style:style style:name="OrgFooter" style:family="paragraph" style:parent-style-name="Footer">
      <style:paragraph-properties fo:text-align="center" style:justify-single-word="false"/>
    </style:style>
    <style:page-layout style:name="StandardLayout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A4PortraitLayout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OrgTitlePageLayou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OrgFrontMatterPageLayout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OrgFirstPageLayout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OrgPageLayout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FootnoteLayou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A4LandscapeLayout" style:page-usage="mirrored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A4PortraitLayout">
      <style:footer>
        <text:p text:style-name="OrgFooter"><text:page-number text:select-page="current"/></text:p>
      </style:footer>
    </style:master-page>
    <style:master-page style:name="Landscape" style:page-layout-name="A4LandscapeLayout">
      <style:footer>
        <text:p text:style-name="OrgFooter"><text:page-number text:select-page="current"/></text:p>
      </style:footer>
    </style:master-page>
    <style:master-page style:name="OrgTitlePage" style:page-layout-name="OrgTitlePageLayout" style:next-style-name="OrgFrontMatterPage"/>
    <style:master-page style:name="OrgFrontMatterPage" style:page-layout-name="OrgFrontMatterPageLayout">
      <style:footer>
        <text:p text:style-name="OrgFooter"><text:page-number text:select-page="current"/></text:p>
      </style:footer>
    </style:master-page>
    <style:master-page style:name="OrgFirstPage" style:page-layout-name="OrgFirstPageLayout" style:next-style-name="OrgPage">
      <style:footer>
        <text:p text:style-name="OrgFooter"><text:page-number text:select-page="current"/></text:p>
      </style:footer>
    </style:master-page>
    <style:master-page style:name="OrgPage" style:page-layout-name="OrgPageLayout">
      <style:footer>
        <text:p text:style-name="OrgFooter"><text:page-number text:select-page="current"/></text:p>
      </style:footer>
    </style:master-page>
    <style:master-page style:name="Portrait" style:page-layout-name="A4PortraitLayout">
      <style:footer>
        <text:p text:style-name="OrgFooter"><text:page-number text:select-page="current"/></text:p>
      </style:footer>
    </style:master-page>
    <style:master-page style:name="Footnote" style:page-layout-name="FootnoteLayout"/>
    <style:master-page style:name="Endnote" style:page-layout-name="FootnoteLayou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ambunathan K</dc:creator>
    <dc:title>American Anthropological Association</dc:title>
    <meta:initial-creator>Jambunathan K</meta:initial-creator>
  </office:meta>
</office:document-meta>
</file>